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КНИГА</text:title></text:p>
      <text:p text:style-name="OrgTitle"/>
      <text:p text:style-name="OrgSubtitle"><text:initial-creator>konst@65.konstantin-morenko.ru</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43f0169">1. <text:span text:style-name="OrgTodo">DONE</text:span> Предисловие</text:a></text:p>
          <text:p text:style-name="Contents_20_1"><text:a xlink:type="simple" xlink:href="#org47f0627">2. Что такое ритмичная работа</text:a></text:p>
          <text:p text:style-name="Contents_20_2"><text:a xlink:type="simple" xlink:href="#org797ebb0">2.1. Истоки</text:a></text:p>
          <text:p text:style-name="Contents_20_3"><text:a xlink:type="simple" xlink:href="#org0664fd5">2.1.1. <text:span text:style-name="OrgTodo">DONE</text:span> Классно-урочная система</text:a></text:p>
          <text:p text:style-name="Contents_20_3"><text:a xlink:type="simple" xlink:href="#org95573b2">2.1.2. <text:span text:style-name="OrgTodo">DONE</text:span> Метод Помидора</text:a></text:p>
          <text:p text:style-name="Contents_20_3"><text:a xlink:type="simple" xlink:href="#org0556951">2.1.3. <text:span text:style-name="OrgTodo">DONE</text:span> Хаотичная организация в офисе</text:a></text:p>
          <text:p text:style-name="Contents_20_3"><text:a xlink:type="simple" xlink:href="#org55c7c5b">2.1.4. <text:span text:style-name="OrgTodo">DONE</text:span> В работу с головой</text:a></text:p>
          <text:p text:style-name="Contents_20_3"><text:a xlink:type="simple" xlink:href="#orgb57c725">2.1.5. <text:span text:style-name="OrgTodo">DONE</text:span> Обязательные перерывы на производстве</text:a></text:p>
          <text:p text:style-name="Contents_20_3"><text:a xlink:type="simple" xlink:href="#orga5d0627">2.1.6. <text:span text:style-name="OrgTodo">DONE</text:span> Примеры выдающихся музыкантов и писателей</text:a></text:p>
          <text:p text:style-name="Contents_20_3"><text:a xlink:type="simple" xlink:href="#org66f9ad7">2.1.7. <text:span text:style-name="OrgTodo">DONE</text:span> Шестичасовой рабочий день</text:a></text:p>
          <text:p text:style-name="Contents_20_3"><text:a xlink:type="simple" xlink:href="#org85b757d">2.1.8. <text:span text:style-name="OrgTodo">DONE</text:span> О Любищеве</text:a></text:p>
          <text:p text:style-name="Contents_20_2"><text:a xlink:type="simple" xlink:href="#orge248320">2.2. Преимущества</text:a></text:p>
          <text:p text:style-name="Contents_20_3"><text:a xlink:type="simple" xlink:href="#orgce18893">2.2.1. <text:span text:style-name="OrgTodo">DONE</text:span> Начни с главного</text:a></text:p>
          <text:p text:style-name="Contents_20_3"><text:a xlink:type="simple" xlink:href="#orga4f0d0c">2.2.2. <text:span text:style-name="OrgTodo">DONE</text:span> Меньше стресса</text:a></text:p>
          <text:p text:style-name="Contents_20_3"><text:a xlink:type="simple" xlink:href="#org107b4b7">2.2.3. <text:span text:style-name="OrgTodo">DONE</text:span> Прогнозирование времени</text:a></text:p>
          <text:p text:style-name="Contents_20_3"><text:a xlink:type="simple" xlink:href="#org109adfd">2.2.4. <text:span text:style-name="OrgTodo">DONE</text:span> Больше творчества</text:a></text:p>
          <text:p text:style-name="Contents_20_3"><text:a xlink:type="simple" xlink:href="#org0f1cc20">2.2.5. <text:span text:style-name="OrgTodo">DONE</text:span> Лучше здоровье</text:a></text:p>
          <text:p text:style-name="Contents_20_3"><text:a xlink:type="simple" xlink:href="#org6a7f5f2">2.2.6. <text:span text:style-name="OrgTodo">DONE</text:span> Больше результат</text:a></text:p>
          <text:p text:style-name="Contents_20_3"><text:a xlink:type="simple" xlink:href="#orgbae8a3d">2.2.7. <text:span text:style-name="OrgTodo">DONE</text:span> Это состояние "потока", даже если выглядит совсем не так</text:a></text:p>
          <text:p text:style-name="Contents_20_3"><text:a xlink:type="simple" xlink:href="#org4850a98">2.2.8. <text:span text:style-name="OrgTodo">DONE</text:span> Отдых качественнее и продуктивнее</text:a></text:p>
          <text:p text:style-name="Contents_20_3"><text:a xlink:type="simple" xlink:href="#org2e5e3b9">2.2.9. <text:span text:style-name="OrgTodo">DONE</text:span> Больше счастья</text:a></text:p>
          <text:p text:style-name="Contents_20_3"><text:a xlink:type="simple" xlink:href="#org7550bf8">2.2.10. <text:span text:style-name="OrgTodo">DONE</text:span> Прекратить избегание (прокрастинацию)</text:a></text:p>
          <text:p text:style-name="Contents_20_2"><text:a xlink:type="simple" xlink:href="#org0cb31ed">2.3. Для кого подходит этот метод</text:a></text:p>
          <text:p text:style-name="Contents_20_3"><text:a xlink:type="simple" xlink:href="#org4fae670">2.3.1. <text:span text:style-name="OrgTodo">DONE</text:span> Интеллектуальная деятельность</text:a></text:p>
          <text:p text:style-name="Contents_20_3"><text:a xlink:type="simple" xlink:href="#orgb068d44">2.3.2. <text:span text:style-name="OrgTodo">DONE</text:span> Хобби и развлечения</text:a></text:p>
          <text:p text:style-name="Contents_20_3"><text:a xlink:type="simple" xlink:href="#orgefaee7b">2.3.3. <text:span text:style-name="OrgTodo">DONE</text:span> Даже рабочие профессии</text:a></text:p>
          <text:p text:style-name="Contents_20_3"><text:a xlink:type="simple" xlink:href="#org919d7c4">2.3.4. <text:span text:style-name="OrgTodo">DONE</text:span> Совещания</text:a></text:p>
          <text:p text:style-name="Contents_20_2"><text:a xlink:type="simple" xlink:href="#org6cc0160">2.4. <text:span text:style-name="OrgTodo">DONE</text:span> И для кого не подходит</text:a></text:p>
          <text:p text:style-name="Contents_20_2"><text:a xlink:type="simple" xlink:href="#orgde36d03">2.5. Краткое содержание метода</text:a></text:p>
          <text:p text:style-name="Contents_20_3"><text:a xlink:type="simple" xlink:href="#org06cae5f">2.5.1. <text:span text:style-name="OrgTodo">DONE</text:span> Чередование интервалов</text:a></text:p>
          <text:p text:style-name="Contents_20_3"><text:a xlink:type="simple" xlink:href="#org3afa21a">2.5.2. <text:span text:style-name="OrgTodo">DONE</text:span> Компоненты хорошей работы</text:a></text:p>
          <text:p text:style-name="Contents_20_3"><text:a xlink:type="simple" xlink:href="#org1448df7">2.5.3. <text:span text:style-name="OrgTodo">DONE</text:span> Как развить энтузиазм</text:a></text:p>
          <text:p text:style-name="Contents_20_3"><text:a xlink:type="simple" xlink:href="#orgfeec76c">2.5.4. <text:span text:style-name="OrgTodo">DONE</text:span> Требуется привычка для максимального эффекта</text:a></text:p>
          <text:p text:style-name="Contents_20_1"><text:a xlink:type="simple" xlink:href="#org8a6d760">3. Препятствия</text:a></text:p>
          <text:p text:style-name="Contents_20_2"><text:a xlink:type="simple" xlink:href="#orgc6582e0">3.1. Наши убеждения</text:a></text:p>
          <text:p text:style-name="Contents_20_3"><text:a xlink:type="simple" xlink:href="#org8a6b837">3.1.1. <text:span text:style-name="OrgTodo">DONE</text:span> Значение убеждений</text:a></text:p>
          <text:p text:style-name="Contents_20_3"><text:a xlink:type="simple" xlink:href="#org3518901">3.1.2. <text:span text:style-name="OrgTodo">DONE</text:span> Прямая связь времени и результатов</text:a></text:p>
          <text:p text:style-name="Contents_20_3"><text:a xlink:type="simple" xlink:href="#org4ac1cd9">3.1.3. <text:span text:style-name="OrgTodo">DONE</text:span> Расширение времени</text:a></text:p>
          <text:p text:style-name="Contents_20_3"><text:a xlink:type="simple" xlink:href="#orgc05c829">3.1.4. <text:span text:style-name="OrgTodo">DONE</text:span> Столько всего нужно сделать</text:a></text:p>
          <text:p text:style-name="Contents_20_2"><text:a xlink:type="simple" xlink:href="#org3b7d3a4">3.2. Внешние</text:a></text:p>
          <text:p text:style-name="Contents_20_3"><text:a xlink:type="simple" xlink:href="#orga63359e">3.2.1. Офисный режим</text:a></text:p>
          <text:p text:style-name="Contents_20_3"><text:a xlink:type="simple" xlink:href="#orgfc9dc63">3.2.2. <text:span text:style-name="OrgTodo">DONE</text:span> Осуждение</text:a></text:p>
          <text:p text:style-name="Contents_20_2"><text:a xlink:type="simple" xlink:href="#org74b070c">3.3. <text:span text:style-name="OrgTodo">DONE</text:span> Внутренние отвлечения</text:a></text:p>
          <text:p text:style-name="Contents_20_2"><text:a xlink:type="simple" xlink:href="#orgb62db80">3.4. <text:span text:style-name="OrgTodo">DONE</text:span> Неприятная деятельность</text:a></text:p>
          <text:p text:style-name="Contents_20_2"><text:a xlink:type="simple" xlink:href="#org3710043">3.5. <text:span text:style-name="OrgTodo">DONE</text:span> Метод придется отстаивать</text:a></text:p>
          <text:p text:style-name="Contents_20_1"><text:a xlink:type="simple" xlink:href="#org600458e">4. Организация работы</text:a></text:p>
          <text:p text:style-name="Contents_20_2"><text:a xlink:type="simple" xlink:href="#orgd65dfc0">4.1. <text:span text:style-name="OrgTodo">DONE</text:span> Время не резиновое</text:a></text:p>
          <text:p text:style-name="Contents_20_2"><text:a xlink:type="simple" xlink:href="#org156f16c">4.2. <text:span text:style-name="OrgTodo">DONE</text:span> Количество против качества</text:a></text:p>
          <text:p text:style-name="Contents_20_2"><text:a xlink:type="simple" xlink:href="#orgdaf83ec">4.3. <text:span text:style-name="OrgTodo">DONE</text:span> Постановка цели</text:a></text:p>
          <text:p text:style-name="Contents_20_2"><text:a xlink:type="simple" xlink:href="#orgcbf584f">4.4. <text:span text:style-name="OrgTodo">DONE</text:span> Метод как привычка</text:a></text:p>
          <text:p text:style-name="Contents_20_2"><text:a xlink:type="simple" xlink:href="#org7600ab4">4.5. Организация пространства</text:a></text:p>
          <text:p text:style-name="Contents_20_3"><text:a xlink:type="simple" xlink:href="#orgf1f32d3">4.5.1. <text:span text:style-name="OrgTodo">DONE</text:span> Планировщик для задач</text:a></text:p>
          <text:p text:style-name="Contents_20_3"><text:a xlink:type="simple" xlink:href="#orgd8e931d">4.5.2. Журнал для записей</text:a></text:p>
          <text:p text:style-name="Contents_20_3"><text:a xlink:type="simple" xlink:href="#org35f7bce">4.5.3. <text:span text:style-name="OrgTodo">DONE</text:span> Таймер</text:a></text:p>
          <text:p text:style-name="Contents_20_3"><text:a xlink:type="simple" xlink:href="#org899e1eb">4.5.4. Устранение отвлекающих факторов</text:a></text:p>
          <text:p text:style-name="Contents_20_3"><text:a xlink:type="simple" xlink:href="#org82ed9ba">4.5.5. <text:span text:style-name="OrgTodo">DONE</text:span> Листочки для записей</text:a></text:p>
          <text:p text:style-name="Contents_20_2"><text:a xlink:type="simple" xlink:href="#orga4a790b">4.6. Организация времени</text:a></text:p>
          <text:p text:style-name="Contents_20_3"><text:a xlink:type="simple" xlink:href="#orgbd92536">4.6.1. <text:span text:style-name="OrgTodo">DONE</text:span> Время работы за один раз</text:a></text:p>
          <text:p text:style-name="Contents_20_3"><text:a xlink:type="simple" xlink:href="#org9ab041d">4.6.2. <text:span text:style-name="OrgTodo">DONE</text:span> Время работы над одной задачей</text:a></text:p>
          <text:p text:style-name="Contents_20_3"><text:a xlink:type="simple" xlink:href="#orgf1b94b3">4.6.3. <text:span text:style-name="OrgTodo">DONE</text:span> Максимальное время работы в течение дня</text:a></text:p>
          <text:p text:style-name="Contents_20_3"><text:a xlink:type="simple" xlink:href="#org86283a3">4.6.4. <text:span text:style-name="OrgTodo">DONE</text:span> Максимальное время работы в течение недели</text:a></text:p>
          <text:p text:style-name="Contents_20_3"><text:a xlink:type="simple" xlink:href="#orgf21d296">4.6.5. <text:span text:style-name="OrgTodo">DONE</text:span> Распределение времени в течение дня</text:a></text:p>
          <text:p text:style-name="Contents_20_3"><text:a xlink:type="simple" xlink:href="#org3b0ef47">4.6.6. <text:span text:style-name="OrgTodo">DONE</text:span> Подходящее время дня</text:a></text:p>
          <text:p text:style-name="Contents_20_2"><text:a xlink:type="simple" xlink:href="#orga26b6a2">4.7. <text:span text:style-name="OrgTodo">DONE</text:span> Подбор индивидуального интервала</text:a></text:p>
          <text:p text:style-name="Contents_20_2"><text:a xlink:type="simple" xlink:href="#org556f661">4.8. Интенсивность</text:a></text:p>
          <text:p text:style-name="Contents_20_3"><text:a xlink:type="simple" xlink:href="#org56bbaac">4.8.1. <text:span text:style-name="OrgTodo">DONE</text:span> Больше времени — больше эффекта</text:a></text:p>
          <text:p text:style-name="Contents_20_3"><text:a xlink:type="simple" xlink:href="#org0f71ed0">4.8.2. <text:span text:style-name="OrgTodo">DONE</text:span> Но это не всегда истинно</text:a></text:p>
          <text:p text:style-name="Contents_20_1"><text:a xlink:type="simple" xlink:href="#orge2d5327">5. Процесс</text:a></text:p>
          <text:p text:style-name="Contents_20_2"><text:a xlink:type="simple" xlink:href="#org9f0a520">5.1. Рабочий интервал (Работа)</text:a></text:p>
          <text:p text:style-name="Contents_20_3"><text:a xlink:type="simple" xlink:href="#orgabef3d2">5.1.1. <text:span text:style-name="OrgTodo">DONE</text:span> Один интервал — одна задача</text:a></text:p>
          <text:p text:style-name="Contents_20_3"><text:a xlink:type="simple" xlink:href="#orgb3fac14">5.1.2. <text:span text:style-name="OrgTodo">DONE</text:span> Назначение рабочего интервала</text:a></text:p>
          <text:p text:style-name="Contents_20_3"><text:a xlink:type="simple" xlink:href="#org84e85b0">5.1.3. <text:span text:style-name="OrgTodo">DONE</text:span> Конечная цель</text:a></text:p>
          <text:p text:style-name="Contents_20_3"><text:a xlink:type="simple" xlink:href="#orgc92e8b5">5.1.4. Работа на интервале</text:a></text:p>
          <text:p text:style-name="Contents_20_3"><text:a xlink:type="simple" xlink:href="#org0c74d98">5.1.5. <text:span text:style-name="OrgTodo">DONE</text:span> Сколько времени</text:a></text:p>
          <text:p text:style-name="Contents_20_3"><text:a xlink:type="simple" xlink:href="#org7ae2b45">5.1.6. Как работать в рабочий интервал</text:a></text:p>
          <text:p text:style-name="Contents_20_2"><text:a xlink:type="simple" xlink:href="#org1fe1833">5.2. Короткий перерыв (Перерыв)</text:a></text:p>
          <text:p text:style-name="Contents_20_3"><text:a xlink:type="simple" xlink:href="#org46dcd3f">5.2.1. <text:span text:style-name="OrgTodo">DONE</text:span> Короткий перерыв нельзя пропускать</text:a></text:p>
          <text:p text:style-name="Contents_20_3"><text:a xlink:type="simple" xlink:href="#org5455439">5.2.2. <text:span text:style-name="OrgTodo">DONE</text:span> Назначение короткого перерыва</text:a></text:p>
          <text:p text:style-name="Contents_20_3"><text:a xlink:type="simple" xlink:href="#orgea90b4e">5.2.3. <text:span text:style-name="OrgTodo">DONE</text:span> Сколько времени</text:a></text:p>
          <text:p text:style-name="Contents_20_3"><text:a xlink:type="simple" xlink:href="#orgdf67af8">5.2.4. Организация короткого перерыва</text:a></text:p>
          <text:p text:style-name="Contents_20_3"><text:a xlink:type="simple" xlink:href="#orgf0bf891">5.2.5. <text:span text:style-name="OrgTodo">DONE</text:span> Работа за компьютером</text:a></text:p>
          <text:p text:style-name="Contents_20_3"><text:a xlink:type="simple" xlink:href="#org5590694">5.2.6. <text:span text:style-name="OrgTodo">DONE</text:span> Произвольное внимание</text:a></text:p>
          <text:p text:style-name="Contents_20_2"><text:a xlink:type="simple" xlink:href="#org8fbb8ee">5.3. Длинный перерыв (Отдых)</text:a></text:p>
          <text:p text:style-name="Contents_20_3"><text:a xlink:type="simple" xlink:href="#org6f119cb">5.3.1. <text:span text:style-name="OrgTodo">DONE</text:span> Назначение длинного перерыва</text:a></text:p>
          <text:p text:style-name="Contents_20_3"><text:a xlink:type="simple" xlink:href="#orgbcc7569">5.3.2. <text:span text:style-name="OrgTodo">DONE</text:span> Сколько времени</text:a></text:p>
          <text:p text:style-name="Contents_20_3"><text:a xlink:type="simple" xlink:href="#org542de2e">5.3.3. <text:span text:style-name="OrgTodo">DONE</text:span> Что делать в длинный перерыв</text:a></text:p>
          <text:p text:style-name="Contents_20_1"><text:a xlink:type="simple" xlink:href="#org329ceec">6. Результаты</text:a></text:p>
          <text:p text:style-name="Contents_20_2"><text:a xlink:type="simple" xlink:href="#org75fb722">6.1. <text:span text:style-name="OrgTodo">DONE</text:span> Когда появится результат</text:a></text:p>
          <text:p text:style-name="Contents_20_2"><text:a xlink:type="simple" xlink:href="#orgab88d47">6.2. <text:span text:style-name="OrgTodo">DONE</text:span> Не все результаты заметны</text:a></text:p>
          <text:p text:style-name="Contents_20_2"><text:a xlink:type="simple" xlink:href="#org38ca73d">6.3. <text:span text:style-name="OrgTodo">DONE</text:span> Подведение итогов</text:a></text:p>
          <text:p text:style-name="Contents_20_2"><text:a xlink:type="simple" xlink:href="#org1644b74">6.4. <text:span text:style-name="OrgTodo">DONE</text:span> Что нужно делать теперь?</text:a></text:p>
          <text:p text:style-name="Contents_20_2"><text:a xlink:type="simple" xlink:href="#org5b2098c">6.5. <text:span text:style-name="OrgTodo">DONE</text:span> Самооценка продуктивности</text:a></text:p>
          <text:p text:style-name="Contents_20_2"><text:a xlink:type="simple" xlink:href="#org8c723af">6.6. <text:span text:style-name="OrgTodo">DONE</text:span> Что нужно изменить в своем варианте метода</text:a></text:p>
          <text:p text:style-name="Contents_20_2"><text:a xlink:type="simple" xlink:href="#org3c0f346">6.7. <text:span text:style-name="OrgTodo">DONE</text:span> Долгосрочная перспектива</text:a></text:p>
          <text:p text:style-name="Contents_20_1"><text:a xlink:type="simple" xlink:href="#orge1c4ff6">7. Вариации метода</text:a></text:p>
          <text:p text:style-name="Contents_20_2"><text:a xlink:type="simple" xlink:href="#org8513f02">7.1. Что влияет на длину рабочего дня</text:a></text:p>
          <text:p text:style-name="Contents_20_3"><text:a xlink:type="simple" xlink:href="#org6508394">7.1.1. <text:span text:style-name="OrgTodo">DONE</text:span> Состояние здоровья</text:a></text:p>
          <text:p text:style-name="Contents_20_3"><text:a xlink:type="simple" xlink:href="#org170fc21">7.1.2. <text:span text:style-name="OrgTodo">DONE</text:span> Состояние нервной системы</text:a></text:p>
          <text:p text:style-name="Contents_20_3"><text:a xlink:type="simple" xlink:href="#orgffae590">7.1.3. <text:span text:style-name="OrgTodo">DONE</text:span> Загруженность дня</text:a></text:p>
          <text:p text:style-name="Contents_20_3"><text:a xlink:type="simple" xlink:href="#org5361737">7.1.4. <text:span text:style-name="OrgTodo">DONE</text:span> Прислушивайтесь к себе</text:a></text:p>
          <text:p text:style-name="Contents_20_3"><text:a xlink:type="simple" xlink:href="#orgac9db28">7.1.5. <text:span text:style-name="OrgTodo">DONE</text:span> Что делать с этим всем</text:a></text:p>
          <text:p text:style-name="Contents_20_2"><text:a xlink:type="simple" xlink:href="#org6b36668">7.2. <text:span text:style-name="OrgTodo">DONE</text:span> Использовать ли метод ритмичной работы в транспорте?</text:a></text:p>
          <text:p text:style-name="Contents_20_2"><text:a xlink:type="simple" xlink:href="#orgbe3abf9">7.3. <text:span text:style-name="OrgTodo">DONE</text:span> Писательство</text:a></text:p>
          <text:p text:style-name="Contents_20_2"><text:a xlink:type="simple" xlink:href="#orgcfc80d5">7.4. Обучение</text:a></text:p>
          <text:p text:style-name="Contents_20_3"><text:a xlink:type="simple" xlink:href="#org292523b">7.4.1. <text:span text:style-name="OrgTodo">DONE</text:span> Обучение как пример деятельности</text:a></text:p>
          <text:p text:style-name="Contents_20_3"><text:a xlink:type="simple" xlink:href="#org95dfb0a">7.4.2. <text:span text:style-name="OrgTodo">DONE</text:span> Интенсивность</text:a></text:p>
          <text:p text:style-name="Contents_20_3"><text:a xlink:type="simple" xlink:href="#org9c00a8a">7.4.3. <text:span text:style-name="OrgTodo">DONE</text:span> Разогрев</text:a></text:p>
          <text:p text:style-name="Contents_20_3"><text:a xlink:type="simple" xlink:href="#orgf269d11">7.4.4. <text:span text:style-name="OrgTodo">DONE</text:span> Повторение</text:a></text:p>
          <text:p text:style-name="Contents_20_3"><text:a xlink:type="simple" xlink:href="#org426b6c8">7.4.5. <text:span text:style-name="OrgTodo">DONE</text:span> Основная деятельность</text:a></text:p>
          <text:p text:style-name="Contents_20_3"><text:a xlink:type="simple" xlink:href="#org4f048be">7.4.6. <text:span text:style-name="OrgTodo">DONE</text:span> Завершение</text:a></text:p>
          <text:p text:style-name="Contents_20_3"><text:a xlink:type="simple" xlink:href="#org80b3e81">7.4.7. <text:span text:style-name="OrgTodo">DONE</text:span> Долгосрочное планирование</text:a></text:p>
          <text:p text:style-name="Contents_20_1"><text:a xlink:type="simple" xlink:href="#orgc006401">8. Полезные заметки</text:a></text:p>
          <text:p text:style-name="Contents_20_2"><text:a xlink:type="simple" xlink:href="#orgcc20189">8.1. <text:span text:style-name="OrgTodo">DONE</text:span> Умножайте время на два</text:a></text:p>
          <text:p text:style-name="Contents_20_2"><text:a xlink:type="simple" xlink:href="#org093e2ca">8.2. <text:span text:style-name="OrgTodo">DONE</text:span> Развивайте привычки</text:a></text:p>
          <text:p text:style-name="Contents_20_2"><text:a xlink:type="simple" xlink:href="#orga25d97f">8.3. <text:span text:style-name="OrgTodo">DONE</text:span> Постановка цели по SMART</text:a></text:p>
          <text:p text:style-name="Contents_20_2"><text:a xlink:type="simple" xlink:href="#orgdeca4f5">8.4. <text:span text:style-name="OrgTodo">DONE</text:span> Цепной метод</text:a></text:p>
          <text:p text:style-name="Contents_20_2"><text:a xlink:type="simple" xlink:href="#org77bec2b">8.5. <text:span text:style-name="OrgTodo">DONE</text:span> Приоритеты и задачи</text:a></text:p>
          <text:p text:style-name="Contents_20_2"><text:a xlink:type="simple" xlink:href="#org051ba1c">8.6. <text:span text:style-name="OrgTodo">DONE</text:span> Порядок следования задач 1–2–3</text:a></text:p>
          <text:p text:style-name="Contents_20_2"><text:a xlink:type="simple" xlink:href="#orgce9fda2">8.7. <text:span text:style-name="OrgTodo">DONE</text:span> Один интервал на обучение</text:a></text:p>
          <text:p text:style-name="Contents_20_2"><text:a xlink:type="simple" xlink:href="#org56296b7">8.8. <text:span text:style-name="OrgTodo">DONE</text:span> Достижения дня</text:a></text:p>
          <text:p text:style-name="Contents_20_2"><text:a xlink:type="simple" xlink:href="#org093911c">8.9. <text:span text:style-name="OrgTodo">DONE</text:span> Планирование завтрашнего дня</text:a></text:p>
          <text:p text:style-name="Contents_20_1"><text:a xlink:type="simple" xlink:href="#orgb95f434">9. <text:span text:style-name="OrgTodo">DONE</text:span> Заключение</text:a></text:p>
          <text:p text:style-name="Contents_20_1"><text:a xlink:type="simple" xlink:href="#org61f4868">10. <text:span text:style-name="OrgTodo">DONE</text:span> История этой книги</text:a></text:p>
        </text:index-body>
      </text:table-of-content>
      <text:h text:style-name="Heading_20_1" text:outline-level="1" text:is-list-header="false">
<text:bookmark-start text:name="OrgXref.org43f0169"/>
<text:bookmark text:name="org43f0169"/><text:span text:style-name="OrgDone">DONE</text:span> Предисловие
<text:bookmark-end text:name="OrgXref.org43f0169"/></text:h>
      <text:p text:style-name="Text_20_body">Вам знакомо такое чувство, что целый день работал, но результата не
получил?  Вроде бы что-то делал, были какие-то задачи, но вечером с
трудом можешь их вспомнить?  И так проходят неделя за неделей.
Рутина заела?  С этим что-то нужно делать, но что?
</text:p>
      <text:p text:style-name="Text_20_body">Когда пытаешься сконцентрироваться на важной проблеме, вокруг все
только и делают, что ходят и отвлекают?  Уведомления на телефон
приходят не вовремя.  Одно видео с котиками цепляется за другое и вот
уже прошел целый час, а дело еще не начато?  Нужно долго работать в
состоянии полной концентрации, но трудно?
</text:p>
      <text:p text:style-name="Text_20_body">Бывает, что мы понимаем — мы можем лучше.  Лучше делать нашу работу,
лучше отдыхать, лучше общаться друг с другом и лучше решать проблемы.
Но нам постоянно что-то мешает.  Мы можем лучше, но не понимаем, что
для этого нужно делать.  Мы пробуем и то и это, но все не так.
</text:p>
      <text:p text:style-name="Text_20_body">Нужно работать, но процесс вызывает напряжение?  Совсем не хочется
начинать и поэтому приходится откладывать день за днем?  А потом в
спешке делать кое-как?  Есть такие дела, которые нужно делать,
несмотря на то, нравятся они нам или нет.  Но как перестать
откладывать?
</text:p>
      <text:p text:style-name="Text_20_body">Если вам знакомы эти ситуации — эта книга для вас.  Метод ритмичной
работы не станет панацеей от всех бед.  Но он поможет научиться
концентрироваться на одной задаче и организовывать окружающее
пространство.  Лучше понимать себя и свои задачи.  Испытывать меньше
напряжения в работе, лучше отдыхать и добиваться лучших результатов.
</text:p>
      <text:p text:style-name="Text_20_body">Ритмичная работа, метод Помидора, одна вещь, погружение в работу —
как ни называй, все эти методы служат одной цели — помочь нам
сфокусировать наше внимание на важном, сохранить работоспособность на
долгое время и добиться максимальных результатов.  Чтобы получить
результат — придется поработать.  Но результат того стоит.  Добро
пожаловать в мир, где даже неприятная работа не истощает, где
состояние потока встречается часто, а восьмичасовой рабочий день в
прошлом.  Добро пожаловать в Ритмичную работу.
</text:p>
      <text:h text:style-name="Heading_20_1" text:outline-level="1" text:is-list-header="false">
<text:bookmark-start text:name="OrgXref.org47f0627"/>
<text:bookmark text:name="org47f0627"/>Что такое ритмичная работа
<text:bookmark-end text:name="OrgXref.org47f0627"/></text:h>
      <text:h text:style-name="Heading_20_2" text:outline-level="2" text:is-list-header="false">
<text:bookmark-start text:name="OrgXref.org797ebb0"/>
<text:bookmark text:name="org797ebb0"/>Истоки
<text:bookmark-end text:name="OrgXref.org797ebb0"/></text:h>
      <text:h text:style-name="Heading_20_3" text:outline-level="3" text:is-list-header="false">
<text:bookmark-start text:name="OrgXref.org0664fd5"/>
<text:bookmark text:name="org0664fd5"/><text:span text:style-name="OrgDone">DONE</text:span> Классно-урочная система
<text:bookmark-end text:name="OrgXref.org0664fd5"/></text:h>
      <text:p text:style-name="Text_20_body">Пожалуй, одним из первых способов ритмичной организации работы, была
классно-урочная система обучения, утвержденная страсбургской школой
И. Штурмы.  В дальнейшем теорию этого обучения разработал
Я. А. Коменский.  К. Д. Ушинским этот метод обучения был развит и
дополнен.  Хотя эта система обучения в первую очередь была
предназначена для выведения начального образования на массовый уровень
(в противовес индивидуальному обучению), ее существенным признаком
является четкое время начала и конца занятий, их количества,
длительности и перерывов.
</text:p>
      <text:p text:style-name="Text_20_body">Разумное распределение режима работы и отдыха имеет критически важное
значение для организации такой трудной деятельности как обучение.
Такая регламентация является необходимостью для успешного проведения
занятий и эффективности классно-урочной системы.  Так что с методом
ритмичной работы каждый из нас знаком с детства.
</text:p>
      <text:p text:style-name="Text_20_body">Кроме того, такая система обладает возможностью рационально
использовать время дня для соответствующих задач.  Для решения
математических задач подходит одно время дня, когда абстрактное
мышление работае продуктивно, а для физических упражнений — другое.
Попытки оптимизировать школьное расписание в соответствии с этими
положениями были, но все они заканчивались на стадии экспериментов,
хотя эффективность была очевидна.
</text:p>
      <text:p text:style-name="Text_20_body">Такая долгая история метода ритмичной работы означает, что он
эффективен.  В большей или меньшей степени, но лучше него пока еще
ничего не придумано.  Особенно для интеллектуальной деятельности и для
обучения.
</text:p>
      <text:h text:style-name="Heading_20_3" text:outline-level="3" text:is-list-header="false">
<text:bookmark-start text:name="OrgXref.org95573b2"/>
<text:bookmark text:name="org95573b2"/><text:span text:style-name="OrgDone">DONE</text:span> Метод Помидора
<text:bookmark-end text:name="OrgXref.org95573b2"/></text:h>
      <text:p text:style-name="Text_20_body">Развитием классно-урочной системы стал метод Помидора, предложенный
Франческо Чирилло в конце 1980-х.  Его не устраивали возможности,
предлагаемые существующими методами управления временем.  Он понимал,
что можно добиться большей продуктивности и меньшего стресса.  И нашел
способ сделать это.
</text:p>
      <text:p text:style-name="Text_20_body">Система Помидора делает явный упор на продуктивность.  Она
"заставляет" концентрироваться на задаче в течение фиксированного
времени.  Обязательным пунктом системы является "устранение
отвлечений".  Другими словами, система фокусирует внимание и
заставляет погрузиться в работу.  А это уже полпути к "потоку" и
удовольствию от работы.
</text:p>
      <text:p text:style-name="Text_20_body">Тот факт, что Чирилло пришел к похожей схеме, как и классно-урочный
подход (хотя и с другими изначальными целями и обстоятельствами),
подтверждает, что  система деятельности должна быть ритмичной.  И что
ритм должен быть меньше часа.  В случае с методом Чирилло рабочий
интервал составляет 25 минут.
</text:p>
      <text:p text:style-name="Text_20_body">Помимо собственно ритма работы, система Помидора так же выступает в
роли системы управления временем и планирования.  Разбиение работы на
интервалы позволяет лучше планировать свою собственную продуктивность
(количество интервалов в течение дня) и затраты времени на задачи (за
счет статистических данных).
</text:p>
      <text:h text:style-name="Heading_20_3" text:outline-level="3" text:is-list-header="false">
<text:bookmark-start text:name="OrgXref.org0556951"/>
<text:bookmark text:name="org0556951"/><text:span text:style-name="OrgDone">DONE</text:span> Хаотичная организация в офисе
<text:bookmark-end text:name="OrgXref.org0556951"/></text:h>
      <text:p text:style-name="Text_20_body">Хотя школа и использует классно-урочную систему, ее основная задача в
организации эффективного массового обучения.  И она с этой задачей,
особенно в аспекте массовости, справляется.  Но ритмичность работы
является скорее побочным продуктом, нежели самостоятельной целью.
Очень жаль, что в современной школе не учат таким важным для жизни
вещам, как организация творческой и продуктивной деятельности (частью
которой могла бы быть организация ритма работы и отдыха).
</text:p>
      <text:p text:style-name="Text_20_body">Когда обучение заканчивается, мы приходим работать.  Большая часть
людей в современном мире работает в офисах с компьютерами.  Это
всевозможная интеллектуальная деятельность.  Компьютер как
универсальное средство обработки информации очень прочно вошел в нашу
жизнь.  Хотя, в последнее время, телефоны теснят его из-за удобства и
переносимости, но компьютер все равно остается одним из главных
инструментов офисного работника.
</text:p>
      <text:p text:style-name="Text_20_body">В таком офисе рабочий день оказывается организован не лучшим образом.
Во-первых, произвольно выбран рабочий интервал в 8 часов.
Считается, что идея восьмичасового рабочего дня принадлежит Генри
Форду, но ее высказывали и до него.  Основной посыл этой идеи состоял
в том, чтобы сократить рабочий день (который составлял на тот момент
10–16 часов), повысив продуктивность рабочих.  И ему это удалось.
Сократив рабочий день с 9 часов до 8 и повысив зарплату с 3 долларов
до 5 он добился увеличения производительности в два раза.
</text:p>
      <text:p text:style-name="Text_20_body">Современному миру требуется все больше интеллектуального продукта
(хотя рабочие профессии никто не отменял).  Для создания такого
продукта требуется навык концентрации, который мы, к сожалению,
теряем.  Но тот, кто сможет производить качественный интеллектуальный
продукт в современном мире (благодаря навыку концентрации, без него
никуда), будет востребованным специалистом.
</text:p>
      <text:p text:style-name="Text_20_body">Вторая проблема офиса — хаотичная организация рабочего дня.  Обычно
нет никаких существенных ориентиров, кроме начала рабочего дня и его
окончания.  Заседания, планерки и совещания назначаются в произвольное
время и длятся непредсказуемо.  Все это делает организацию офисной
работы хаотичной.  А хаос порождает стресс.  В то же время
производственный процесс в офисе легче всего поддается организации
ритмами.
</text:p>
      <text:p text:style-name="Text_20_body">Но что же я слышу от руководства?  "Если мы будем устраивать перерывы
на пять минут каждые полчаса, то производительность труда упадет ниже
плинтуса".  Хотя без такой организации работник спокойно может полчаса
ходить с кружкой по офису и пить чай.  Сократите такое бесполезное
времяпрепровождение и вы увеличите производительность.  Но это же
контринтуитивные вещи.
</text:p>
      <text:p text:style-name="Text_20_body">Этот хаос в офисе препятствует росту производительности труда.  Но
чтобы от него избавиться, нужно работать меньше и более ритмично.
Если вам удается работать удаленно, это отличный вариант.  Вы можете
сами попробовать эту систему.  Или если вы работаете самостоятельно
— например, в сфере фриланса.
</text:p>
      <text:h text:style-name="Heading_20_3" text:outline-level="3" text:is-list-header="false">
<text:bookmark-start text:name="OrgXref.org55c7c5b"/>
<text:bookmark text:name="org55c7c5b"/><text:span text:style-name="OrgDone">DONE</text:span> В работу с головой
<text:bookmark-end text:name="OrgXref.org55c7c5b"/></text:h>
      <text:p text:style-name="Text_20_body">В своей книге "В работу с головой" Кэл Ньюпорт пропагандирует идею
концентрации и приводит не только бесчисленные доводы в пользу того,
что он называет "глубокой работой", но и некоторые конкретные шаги по
реализации этой затеи.  Важность концентрации подтверждается не только
его собственным опытом, но и бесчисленными примерами, которые он
приводит в своей книге.
</text:p>
      <text:p text:style-name="Text_20_body">Главная проблема, с которой мы сталкиваемся — трудность в измерении
производительности интеллектуального труда.  С конвейером все было
понятно — количество деталей, сделанных за единицу времени.  Но как
оценить результативность интеллектуальных усилий?  Например, газетной
или научной статьи?  Было придумано множество разных метрик, но все
они даже близко не подходили к цели.
</text:p>
      <text:p text:style-name="Text_20_body">С одной стороны, наиболее очевидные метрики — количество слов в
статье или количество строк кода программы.  В то же время подход по
измерению производительности труда таким способом приводит к
"разбавлению водой" как статей, так и кода.  Вместо компактного и
простого кода мы получаем очень длинную программу, которая потребляет
лишние ресурсы.  А статья при всех своих страницах содержит только два
предложения полезной информации.  Но как оценить, скольких людей статья
сделала неравнодушными к проблеме?
</text:p>
      <text:p text:style-name="Text_20_body">Книга Ньюпорта посвящена концентрации на задаче.  Он явно не говорит о
необходимости перерывов в ходе периода концентрации.  Вся книга
посвящена скорее необходимости убрать лишнее, чтобы полностью
сконцентрироваться на важном.  Вместе с тем, невозможно отрицать
пользу от таких перерывов.  Здесь в игру вступает метод ритмичной
работы.
</text:p>
      <text:h text:style-name="Heading_20_3" text:outline-level="3" text:is-list-header="false">
<text:bookmark-start text:name="OrgXref.orgb57c725"/>
<text:bookmark text:name="orgb57c725"/><text:span text:style-name="OrgDone">DONE</text:span> Обязательные перерывы на производстве
<text:bookmark-end text:name="OrgXref.orgb57c725"/></text:h>
      <text:p text:style-name="Text_20_body">Если мы посмотрим на организацию физически тяжелого труда, то увидим,
что в нем тоже есть регулярные перерывы.  Они могут быть
систематическими или хаотичными.  Они могут быть связаны с отдельной
бригадой или целым цехом.  Но они есть.  Любой вид тяжелой физической
активности в том или ином виде использует регулярные перерывы.
</text:p>
      <text:p text:style-name="Text_20_body">Законодательно закреплены обязательные перерывы для работников при
погрузочных работах, в холодных или горячих помещения.  Соблюдение
норм законодательства в области охраны труда, особенно в той ее части,
которая не влечет за собой непосредственных проблем, оставляет желать
лучшего.
</text:p>
      <text:p text:style-name="Text_20_body">Эти перерывы лучше всего показывают, что во всякой работе есть ритм.
Просто этот ритм очень хорошо виден на примере физической работы.  В
случае же с интеллектуальной работой такой ритм выявить довольно
трудно.  Но если мы будем внимательно относиться к своему состоянию,
то заметим, что по мере истощения ресурса концентрации результаты
становятся все менее качественными.
</text:p>
      <text:h text:style-name="Heading_20_3" text:outline-level="3" text:is-list-header="false">
<text:bookmark-start text:name="OrgXref.orga5d0627"/>
<text:bookmark text:name="orga5d0627"/><text:span text:style-name="OrgDone">DONE</text:span> Примеры выдающихся музыкантов и писателей
<text:bookmark-end text:name="OrgXref.orga5d0627"/></text:h>
      <text:p text:style-name="Text_20_body">В берлинском университете искусств скрипачи обучаются в среднем по 3,5
часа в день, разбитых на два интервала.  При этом более опытные
скрипачи проводят в состоянии высокой концентрации больше времени, а
менее опытные — меньше.  Из этого следует несколько важных выводов в
пользу концентрации и ритмичной работы.
</text:p>
      <text:p text:style-name="Text_20_body">Во-первых, для успеха не нужно прилагать "чрезмерных усилий".  Под
"чрезмерными усилиями" я понимаю работу по 12 часов ежедневно.  Нужно
использовать максимум из возможностей, которые предоставляет нам наш
организм, но так же очень важно заботиться об отдыхе.  Поскольку успех
не является результатом одного "титанического" усилия, нужно следовать
шаг за шагом.  А для этого нужен своевременный отдых.
</text:p>
      <text:p text:style-name="Text_20_body">Во-вторых, выдающихся успехов можно добиться, если соразмерить ритм
следования с возможностями своего организма.  Так, менее опытные
музыканты могут проводить в состоянии высокой концентрации меньше
времени, и они действительно проводят меньше времени.  Они не гонятся
за профессионалами.  Они постепенно тренируют свой организм и
увеличивают свое рабочее время в состоянии высокой концентрации.
</text:p>
      <text:p text:style-name="Text_20_body">В-третьих, концентрация в эти периоды работы должна быть
максимальной.  Чем ниже уровень концентрации, тем хуже результаты.  И
тем больше времени требуется на достижение того же уровня.  Но даже
небольшое снижение уровня концентрации значительно увеличивает
требуемое количество времени.  Поэтому за концентрацию стоит сражаться
гораздо сильнее, чем за количество времени.  Полное погружение в
задачу нельзя заменить ничем.
</text:p>
      <text:h text:style-name="Heading_20_3" text:outline-level="3" text:is-list-header="false">
<text:bookmark-start text:name="OrgXref.org66f9ad7"/>
<text:bookmark text:name="org66f9ad7"/><text:span text:style-name="OrgDone">DONE</text:span> Шестичасовой рабочий день
<text:bookmark-end text:name="OrgXref.org66f9ad7"/></text:h>
      <text:p text:style-name="Text_20_body">Есть европейские страны, которые на государственном уровне переходят
на шестичасовой рабочий день.  Пока они находятся на начальном этапе,
потому что трудно быстро развернуть такую машину как государство.  Но
многие частные компании и стартапы экспериментируют с сокращением
рабочего дня.  Некоторые даже до 4–5 часов в день.
</text:p>
      <text:p text:style-name="Text_20_body">Бизнес, особенно небольшой, обладает маленькой инерцией и способен
быстро перестраиваться в случае рыночных изменений.  В малом бизнесе
легко проводить масштабные (по меркам компании) эксперименты,
например, внедрение пятичасового рабочего дня.  Результаты заметны
гораздо быстрее, а перестройка занимает меньше времени.  Именно
поэтому малый бизнес способен оперативно реагировать на рыночные
изменения.
</text:p>
      <text:p text:style-name="Text_20_body">Удивительные результаты начинаются тогда, когда компании открыто
заявляют о таком переходе.  Поначалу руководство компании испытывает страх, что
уменьшение количества рабочего времени приведет к сокращению
результативности, а работники боятся уменьшения заработной платы.  Но
оказывается совершенно другая история.  Когда сотрудники оказываются в
таких "стестенных условиях", они начинают оптимизировать свою работу.
Количество бессмысленных совещаний уменьшается, производительность
труда увеличивается.
</text:p>
      <text:p text:style-name="Text_20_body">Когда человек понимает, что может без обвинений уйти с работы днем, а
не вечером, он старается потратить рабочее время эффективно.  И
результаты оказываются даже гораздо выше, чем можно было ожидать.
Когда "у меня еще полно времени, поэтому сейчас я буду пить чай"
сменяется на "сейчас я закончу отчет и через два часа (после обеда)
пойду домой", бездельничать становится некогда.
</text:p>
      <text:p text:style-name="Text_20_body">Работа перестает быть каторгой.  И тогда в дело вступают все те
творческие инициативы, которые до этого были похоронены под слоем
"традиций работы".  Теперь мы знаем о собственной работоспособности
гораздо больше чем сто или двести лет назад.  Не использовать это
знание — кощунственно.  Мы знаем, что для продуктивной работы в
любой сфере в первую очередь нужно быть счастливым.  А для этого
работа не должна быть единственной частью жизни.
</text:p>
      <text:h text:style-name="Heading_20_3" text:outline-level="3" text:is-list-header="false">
<text:bookmark-start text:name="OrgXref.org85b757d"/>
<text:bookmark text:name="org85b757d"/><text:span text:style-name="OrgDone">DONE</text:span> О Любищеве
<text:bookmark-end text:name="OrgXref.org85b757d"/></text:h>
      <text:p text:style-name="Text_20_body">Хотя Александр Александрович Любищев использовал свою систему только
для себя, нельзя не отметить колоссальный вклад, который он сделал в
современный тайм-менеджмент.  В свою систему он никого не посвящал,
видимо, не считал необходимым.  Но в своей статье "Такая добровольная
каторга" он описывает некоторые аспекты своей системы.
</text:p>
      <text:p text:style-name="Text_20_body">Его система поразительно проста, но требует очень строгой дисциплины.
По его словам, необходимость в ней возникла из-за того, что он сам
себе поставил "очень большую задачу" и для успешной ее реализации
понадобилось спланировать время на годы (а в действительности — на
десятки лет) вперед.  Любой сейчас может сказать, что его идея
современном мире выглядит утопической, но я думаю, что это совсем не
так.  Хотя и очень непросто.
</text:p>
      <text:p text:style-name="Text_20_body">Сам Любищев утверждает, что, возможно, люди, работающие по 15 часов в
день и существуют, но он сам бывает доволен если ему удается
отработать в течение дня 7 часов.  Но это семь "идеально чистых
часов", из которых исключены любые отвлечения.  В действительности
полностью концентрированной работы в среднем выходило по 5–6 часов в
день.  Знакомая цифра?
</text:p>
      <text:p text:style-name="Text_20_body">Но какой смысл оценивать систему только по ее внутреннему содержанию?
Главное — цель, ради которой она создавалась.  А продуктивность
Любищева была просто феноменальной.  За 56 лет использования системы
он написал более 12,5 тысяч страниц статей по самым разным областям
науки, начиная от математики и заканчивая энтомологией.
</text:p>
      <text:p text:style-name="Text_20_body">Многие (если не все) его работы были широко признаны за рубежом и
переведены на иностранные языки.  В среднем за день он писал по 0,61
страницы текста.  Для авторского листа это составляет примерно полторы
тысячи знаков.  Но результат — пятьдесят книг по 250 страниц каждая.
Почти каждый год.  И это только научная деятельность, на которую
уходило по 6 часов в день.  А еще он изучал языки и даже каждую неделю
посещал театр (это тоже отражалось в его записях).
</text:p>
      <text:p text:style-name="Text_20_body">Пожалуй, именно постановка цели помогла ему создать эту систему,
которая поддерживала его работу.  И именно постановка цели и
приверженность ей служит ключевым фактором, который определяет успех
или неудачу.  Сама система вторична.
</text:p>
      <text:h text:style-name="Heading_20_2" text:outline-level="2" text:is-list-header="false">
<text:bookmark-start text:name="OrgXref.orge248320"/>
<text:bookmark text:name="orge248320"/>Преимущества
<text:bookmark-end text:name="OrgXref.orge248320"/></text:h>
      <text:h text:style-name="Heading_20_3" text:outline-level="3" text:is-list-header="false">
<text:bookmark-start text:name="OrgXref.orgce18893"/>
<text:bookmark text:name="orgce18893"/><text:span text:style-name="OrgDone">DONE</text:span> Начни с главного
<text:bookmark-end text:name="OrgXref.orgce18893"/></text:h>
      <text:p text:style-name="Text_20_body">Подобно тому, как Любищев поставил себе цель, другие современные
авторы тоже утверждают, что первое и самое важное — определить точку
приложения усилий.  В условиях ограниченного времени (тех самых пяти
часов в день, разбитых на два интервала), приходится браться только за
самое важное.  Любищев в своем роде был гением, поскольку мог очень
продуктивно работать по 6–7 часов в день.  Это доступно не каждому.
Но 4–5 часов в день — доступно всем.
</text:p>
      <text:p text:style-name="Text_20_body">В книге "Начни с главного" авторы делают упор на том, что нужно
заниматься именно той деятельностью, необходимость которой очевидна и
которая должна быть сделана сейчас.  Фокус внимания на только одном
деле, на деле, которое имеет первостепенное значение — позволяет
добиться феноменальных результатов.  Задолго до выхода этой книги это
доказал Любищев.
</text:p>
      <text:p text:style-name="Text_20_body">Первый интервал ритмичной работы в течение дня я обычно посвящаю
планированию.  Что сегодня имеет значение, что нужно сделать и как я
распределю нагрузку на сегодня?  Что ожидает меня завтра, через
неделю, к чему нужно подготовиться и к каким долгосрочным целям я
собираюсь прийти?  Все это фокусирует внимание на узком круге задач.
Самых важных задач.
</text:p>
      <text:h text:style-name="Heading_20_3" text:outline-level="3" text:is-list-header="false">
<text:bookmark-start text:name="OrgXref.orga4f0d0c"/>
<text:bookmark text:name="orga4f0d0c"/><text:span text:style-name="OrgDone">DONE</text:span> Меньше стресса
<text:bookmark-end text:name="OrgXref.orga4f0d0c"/></text:h>
      <text:p text:style-name="Text_20_body">Когда нам каждый день приходится прикладывать волю чтобы делать
работу, которая нам не нравится, мы истощаем свои запасы воли.  Хорошо
отдохнув ночью, мы восстанавливаем свои резервы воли, но не все
оказывается так просто.  Если день за днем истощать волю, то со
временем ее потенциал уменьшается.  Нам все труднее становится делать
то, что раньше не вызывало у нас особых трудностей.  Поэтому нам
необходим длинный отпуск.
</text:p>
      <text:p text:style-name="Text_20_body">По мере накопления усталости воли и стресса, все системы организма
начинают работать хуже, начинается разлад.  Он проявляется в разных
видах: раздражительность, усталость, снижение иммунинета, лень,
апатия, "отсутствие дисциплины" — все это может быть последствием
истощения воли.  Но чтобы эти последствия появились, необходимо
время.  Мы не сразу увидим, что слишком сильно истощали свои волевые
ресурсы.
</text:p>
      <text:p text:style-name="Text_20_body">Обратное тоже имеет место.  Несмотря на то, что выход в отпуск
сопровождается эйфорией, она длится только первые несколько дней.
Дальше все возвращается к привычному кругу, только в гораздо более
легкой форме.  И только к концу отпуска мы можем в полной мере ощутить
результат — настоящий отдых, который восстанавливает наши волевые
резервы.
</text:p>
      <text:p text:style-name="Text_20_body">Своевременный отдых и снижение количества стресса в течение каждого
дня имеет ключевое значение для успеха всей кампании ритмичной работы.
Нужно как можно сильнее снижать уровень стресса ежедневно, и не
позволять ему накапливаться.  Чем больше стресса накопится, тем больше
времени понадобится, чтобы от него избавиться (иногда даже требуется
длительная реабилитация).
</text:p>
      <text:p text:style-name="Text_20_body">Если мы каждый день истощаем свою волю "до дна", нечего и говорить о
переменах в жизни.  На них просто не остается сил.  Всякие перемены в
жизни, какими бы полезными и перспективными они ни были, на начальном
этапе требуют волевых усилий.  Именно поэтому так легко застрять в
состоянии высокого стресса.  Чтобы измениться нужна воля, а ее
полностью потребляет окружающий мир.  Чтобы разорвать этот круг,
сначала нужно высвободить волю на перемены и расходовать ее с умом.
</text:p>
      <text:p text:style-name="Text_20_body">Не всегда применение этого метода приводит к снижению количества
стресса.  Часто количество стресса повышается.  Это происходит
следующим образом.  Когда человек начинает работать по методу
ритмичной работы, он должен записывать количество проработанных часов.
И оказывается, что проект занимает гораздо больше времени, чем
"казалось" раньше.  Это одна из причин, по которой бросают метод
ритмичной работы.
</text:p>
      <text:p text:style-name="Text_20_body">Проблема не в том, что количество времени на составление отчета
увеличивается, в действительности оно даже уменьшается, но "кажется",
что потребовалось больше времени и больше концентрации.  Это вопрос
персонального выбора — жить в иллюзии что требуется меньше времени
(и тратить его гораздо больше чем необходимо), или узнать сколько же
его требуется на самом деле, даже если это число будет больше наших
ожиданий (но меньше предыдущих трат).
</text:p>
      <text:h text:style-name="Heading_20_3" text:outline-level="3" text:is-list-header="false">
<text:bookmark-start text:name="OrgXref.org107b4b7"/>
<text:bookmark text:name="org107b4b7"/><text:span text:style-name="OrgDone">DONE</text:span> Прогнозирование времени
<text:bookmark-end text:name="OrgXref.org107b4b7"/></text:h>
      <text:p text:style-name="Text_20_body">Прогнозирование времени становится критическим фактором в современном
мире, который ускоряется все больше и больше.  И чем лучше можно
оценить затраты времени (включая все непредвиденные), тем выше шансы
проекта на успех.  Если вы точно знаете, сколько работы можете
выполнить за месяц, вы точно знаете, сколько человек нужно на тот или
иной проект.  Вы точно можете назвать дату завершения.  Все это очень
важно в бизнесе.
</text:p>
      <text:p text:style-name="Text_20_body">Одно из преимуществ этой системы в том, что оценки времени становятся
все более точными.  И наши возможности становятся все более
определенными.  Мы узнаем, сколько работы реально можем выполнить в
день, неделю, месяц, сколько требует знакомый нам проект и можем
прогнозировать сроки с удивительной точностью.  Но оценки могут
сыграть и злую шутку.
</text:p>
      <text:p text:style-name="Text_20_body">В экспериментальных исследованиях подтверждено, что люди всегда
недооценивают затраты времени.  Если задача нам незнакома, мы склонны
делать большой разброс в оценке времени.  Если задача нам знакома, мы
можем точнее оценить время на нее, но все равно остается очень сильная
тенденция к тому, чтобы уменьшить это время.
</text:p>
      <text:p text:style-name="Text_20_body">Независимо от наших навыков оценки времени, мы все равно занижаем эту
величину.  Поэтому есть такой совет: после того, как оцените время на
задачу (даже если оно кажется "очень точным"), умножьте его на два.
Поверьте, вы найдете куда деть оставшееся время.  Хуже будет если его
не хватит.
</text:p>
      <text:h text:style-name="Heading_20_3" text:outline-level="3" text:is-list-header="false">
<text:bookmark-start text:name="OrgXref.org109adfd"/>
<text:bookmark text:name="org109adfd"/><text:span text:style-name="OrgDone">DONE</text:span> Больше творчества
<text:bookmark-end text:name="OrgXref.org109adfd"/></text:h>
      <text:p text:style-name="Text_20_body">На первый взгляд, система ритмичной работы кажется довольно
механической.  Но она не превращает людей в роботов, даже наоборот —
стимулирует проявление творческих способностей.  Когда мы
целенаправленно нагружаем мозг работой, а потом "отключаемся" от нее
во время перерыва, информация обрабатывается подсознанием.  На своем
собственном опыте я убедился в том, что после пятиминутного перерыва у
меня очень часто появляются отличные идеи.
</text:p>
      <text:p text:style-name="Text_20_body">Когда мы снижаем стресс тем, что перестаем "пробивать стену головой", и даем
себе время отойти от этой стены и осмотреться, "найти трещины в этой
стене", мы находим совершенно неожиданные сюрпризы в нашей работе.
Связи, очевидность которых становится видна только тогда, когда мы
перестаем напрягаться сверх наших сил и даем себе время на отдых.
</text:p>
      <text:p text:style-name="Text_20_body">Эта система работает в ладу с нашими биологическими ритмами, которые
мы не можем отрицать.  И эффекта мы можем достичь только тогда, когда
работаем вместе с нашими ритмами, а не когда сражаемся с ними.  Если
сражаться против себя самого, творческой энергии на продуктивное
решение задач уже не останется.  Но если работать в гармонии со своими
ритмами, результаты превосходят все мыслимые и немыслимые ожидания.
Проблема только в том, что никто не учит нас работать в гармонии со
своими ритмами.  Почти никогда больше работы не означает больше
результата.
</text:p>
      <text:h text:style-name="Heading_20_3" text:outline-level="3" text:is-list-header="false">
<text:bookmark-start text:name="OrgXref.org0f1cc20"/>
<text:bookmark text:name="org0f1cc20"/><text:span text:style-name="OrgDone">DONE</text:span> Лучше здоровье
<text:bookmark-end text:name="OrgXref.org0f1cc20"/></text:h>
      <text:p text:style-name="Text_20_body">Ни для кого не секрет, что наше здоровье очень сильно зависит от
состояния нервной системы.  Головной мозг является самым большим
скоплением нервов в организме человека.  И есть еще такое житейское
наблюдение: люди, которые систематически работают головой, в среднем
живут дольше тех, кто предпочитает голову не напрягать.  Они гораздо
дольше сохраняют ясность ума и меньше подвержены болезни Альцгеймера
(это уже научный факт).
</text:p>
      <text:p text:style-name="Text_20_body">Ритмичная работа требует концентрации, а это самое настоящее
упражнение для мозга.  Кроме того, состояние потока (если не слишком
долго пребывать в нем и не доходить до "истощения") обычно улучшает
настроение.  Происходит это потому, что работа выполняется хорошо и
качественно.  Ею можно гордиться.  Результат обычно получается выше
всяких ожиданий (особенно, если сравнивать с результатом в режиме
постоянных отвлечений).
</text:p>
      <text:p text:style-name="Text_20_body">Ощущение того, что для работы есть определенный интервал, и что работе
"не позволяется за него выходить" стоит очень многого.  Разумеется,
путь к этому состоянию потребует времени.  Система ритмичной работы
требует ограничений на максимальное время работы в течение дня, но оно
окупается результатами.
</text:p>
      <text:p text:style-name="Text_20_body">Это только поначалу кажется, что работа не такая уж и
"стрессогенная".  Через некоторое время хочется перестать работать
почти в любом месте.  А долговременный эффект ежедневного, пусть и
небольшого, стресса может быть очень трудно предсказать.  Соматические
заболевания не всегда происходят "сами по себе".  Они могут быть
вызваны нервным напряжением на протяжение длительного времени.
Недаром говорят, что "все болезни от нервов".
</text:p>
      <text:p text:style-name="Text_20_body">Здоровье человека во многом зависит от его привычек.  Самых разных
привычек, начиная от питания, физической активности (или ее
отсутствия) до времяпрепровождения и мыслительных привычек.  Все это
влияет на нервную систему, а через нее — и на другие системы
организма.
</text:p>
      <text:p text:style-name="Text_20_body">Ритмичная работа позволяет избавиться от стресса что "работа занимает
слишком много времени".  Но, чтобы получить этот результат, этому
ограничению нужно следовать.  В случае, когда мне хочется написать еще
несколько страниц, я предпочитаю заняться чем-нибудь другим, но не
писать.
</text:p>
      <text:h text:style-name="Heading_20_3" text:outline-level="3" text:is-list-header="false">
<text:bookmark-start text:name="OrgXref.org6a7f5f2"/>
<text:bookmark text:name="org6a7f5f2"/><text:span text:style-name="OrgDone">DONE</text:span> Больше результат
<text:bookmark-end text:name="OrgXref.org6a7f5f2"/></text:h>
      <text:p text:style-name="Text_20_body">Пожалуй, это самое противоречивое преимущество метода ритмичной
работы.  Но это на самом деле так.  Тратя меньше времени мы можем
получить больший результат.  Но нужно не забывать, что это время
должно быть качественнее — без отвлекающих факторов, в состоянии
полной концентрации и потока.
</text:p>
      <text:p text:style-name="Text_20_body">И вторая часть — "больше результат" вовсе не означает прямой прирост
количества.  Например, если взять процесс написания книги, то
сокращение рабочего времени не приводит к росту количества страниц.
Вместо этого получаются такие страницы, которые нужно поправить всего
один или два раза вместо десяти.  Многократная экономия времени
налицо, не так ли?  В количестве страниц мы, может быть, не выиграли,
но зато сократили время на окончательную "доводку" страницы с десяти
часов до двух.
</text:p>
      <text:p text:style-name="Text_20_body">В то же время, в состоянии высокой концентрации в голову приходят
такие идеи, которые никогда бы не появились в состоянии рассеянного
внимания.  И эти идеи стоят очень дорого.  Но их нельзя сравнить с
точки зрения производительности труда, потому что такой меры они не
имеют.
</text:p>
      <text:p text:style-name="Text_20_body">Результат при работе в ритмичном режиме получается гораздо лучше, но
прямо оценить его (например, в количестве страниц) вряд ли возможно.
Именно по этой причине методы ритмичной работы не находят широкого
применения в менеджменте — им нельзя сопоставить прямые метрики.
Косвенные же метрики, например, прибыль за квартал, появляются с
большим запаздыванием.
</text:p>
      <text:h text:style-name="Heading_20_3" text:outline-level="3" text:is-list-header="false">
<text:bookmark-start text:name="OrgXref.orgbae8a3d"/>
<text:bookmark text:name="orgbae8a3d"/><text:span text:style-name="OrgDone">DONE</text:span> Это состояние "потока", даже если выглядит совсем не так
<text:bookmark-end text:name="OrgXref.orgbae8a3d"/></text:h>
      <text:p text:style-name="Text_20_body">Состояние потока довелось пережить каждому.  Но понимание этого
состояния происходит обычно только после его завершения.  Находясь в
потоке мы обычно не понимаем этого, мы сконцентрированы на задаче.
Поток характеризуется полной концентрацией на задаче, когда
отвлекающие факторы перестают иметь значение.  В состоянии потока все
способности человека выходят на пиковый уровень.
</text:p>
      <text:p text:style-name="Text_20_body">Несмотря на то, что в методе ритмичной работы поток периодически
прерывается короткими (но не длинными) перерывами, такая деятельность
имеет гораздо больше отношения к потоку чем непрерывная работа по
несколько часов.  Поскольку состояние потока требует концентрации
внимания, которая неизбежно ослабевает по мере расходования "ресурса
концентрации", короткие перерывы для восстановления являются
совершенно необходимыми.
</text:p>
      <text:p text:style-name="Text_20_body">Составной частью метода ритмичной работы является хорошее погружение в
выполняемую задачу.  Есть люди, которые способны концентрироваться на
задаче по много часов подряд.  Но я никогда не относился к их числу и
мне требовалась другая система, которая позволит мне действовать
эффективно.  И этой системой стала рациональная организация ритма моей
работы.  Ритма концентрации и расслабления.
</text:p>
      <text:p text:style-name="Text_20_body">Поток способен истощать и не годится для пребывания в нем 24/7.  Нам
нужны периоды как концентрации внимания, так и рассеяния.  Именно в
эти периоды рассеянного внимания чаще всего в голову приходят
прорывные идеи.
</text:p>
      <text:p text:style-name="Text_20_body">Вхождению в состояние потока способствуют и внешние триггеры,
например, звонок таймера, который означает конец короткого перерыва и
начало нового рабочего интервала.  Дальше следует запуск таймера на
длинный интервал и процесс концентрации.  Поток появляется
естественным образом и не зависит от вида деятельности или задачи.
</text:p>
      <text:h text:style-name="Heading_20_3" text:outline-level="3" text:is-list-header="false">
<text:bookmark-start text:name="OrgXref.org4850a98"/>
<text:bookmark text:name="org4850a98"/><text:span text:style-name="OrgDone">DONE</text:span> Отдых качественнее и продуктивнее
<text:bookmark-end text:name="OrgXref.org4850a98"/></text:h>
      <text:p text:style-name="Text_20_body">Пожалуй, самый большой эффект мы получаем от четкого структурирования
деятельности.  Когда мы точно знаем, что сейчас время для
концентрации, и следуем этому принципу.  А когда наступает время
отдыха, мы откладываем работу, даже если хочется "еще чуть-чуть
доделать".  Потому что от этого зависит наша собственная
продуктивность на длинном интервале времени.  Организм привыкает
следовать этому ритму, но на это нужно время.  Зато результат
превосходит все ожидания.
</text:p>
      <text:p text:style-name="Text_20_body">В современном мире работа превратилась из части жизни в ее суть.  И
она занимает слишком много места.  Из-за развития средств связи и
коммуникации, границы работы и личной жизни размываются.  Больше нет
препятствий начальнику позвонить или написать сотруднику вечером из-за
какой-то "срочной фигни".
</text:p>
      <text:p text:style-name="Text_20_body">Работа при ритмичной организации перестает быть чем-то
непрекращающимся.  Она имеет четкие границы, четкое количество
интервалов времени в течение дня.  Работа перестает быть единственным,
что есть в жизни.  Прибавьте к этому сокращение рабочего времени (до
пяти часов в день) и получите колоссальное количество свободного
времени.
</text:p>
      <text:p text:style-name="Text_20_body">На первых порах это свободное время будет тяготить.  Если раньше я
никогда не задавался вопросом о том, куда же потратить время, то
теперь я должен это сделать.  Теперь я должен понять, что же мне
нравится, что я бы хотел сделать или увидеть.  Посетить выставку или
почитать книгу?  Но трудно только на первых порах.
</text:p>
      <text:p text:style-name="Text_20_body">По мере того, как вы найдете себе занятие помимо работы (и просмотра
видеороликов в Интернете), вы станете гораздо счастливее.  А это, в
свою очередь, отразится на результативности ваших рабочих интервалов.
Удивительный факт, чтобы сделать больше, нужно работать меньше.  На
первый взгляд — невероятно.  Но в действительности получается именно
так.
</text:p>
      <text:h text:style-name="Heading_20_3" text:outline-level="3" text:is-list-header="false">
<text:bookmark-start text:name="OrgXref.org2e5e3b9"/>
<text:bookmark text:name="org2e5e3b9"/><text:span text:style-name="OrgDone">DONE</text:span> Больше счастья
<text:bookmark-end text:name="OrgXref.org2e5e3b9"/></text:h>
      <text:p text:style-name="Text_20_body">Как же так получается, что "меньше работы" делает "больше счастья"?
Ведь "меньше работы" означает "меньше денег".  А это, в свою очередь,
означает "меньше развлечений", на которые просто нет денег.  И дальше
— "меньше счастья".  Так круг "больше работы" — "больше счастья"
замыкается.  Но когда ощущать это счастье, если целыми днями
занимаешься работой, которую ненавидишь?
</text:p>
      <text:p text:style-name="Text_20_body">Метод ритмичной работы позволяет ограничить время на работу.  В
современном мире, пожалуй, нужно ограничивать не минимальное время
работы в течение дня, а максимальное.  Но переход на метод ритмичной
работы в сочетании с ограничением максимального количества работы в
течение дня приводит к удивительному результату.  Чувствуется что-то
похожее на "избавление" от гнета работы.  Когда ты знаешь, что ни
вечером ни на выходных тебе не будут звонить, не будут отвлекать от
твоих собственных мыслей.
</text:p>
      <text:p text:style-name="Text_20_body">На первых порах это приводит к стрессу.  Получив много свободного
времени, люди не знают, что с ним делать.  И начинают возвращаться к
своему привычному ритму — работать с утра до ночи.  Но этот подход
не решает, а лишь маскирует проблемы.  Чтобы почувствовать себя
счастливым, нужно время на "поиски счастья".  И это время нельзя
откладывать на потом, оно должно быть сейчас.  Не обязательно
круглосуточно, но понемногу каждый день.
</text:p>
      <text:p text:style-name="Text_20_body">Многие работают "в ожидании счастья".  Но так никогда не достигают
своей цели — перестать работать.  Это напоминает притчу о бизнесмене
и рыбаке.  Когда бизнесмен увидел рыбака, который беззаботно лежал под
пальмой, он спросил, почему он не ловит рыбу.  "Я уже наловил на
сегодня достаточно", — ответил рыбак.  Бизнесмен предложил ему
наловить больше.  "Зачем?" — спросил рыбак.  "Чтобы ты мог нанять
людей, которые бы ловили рыбу за тебя, организовать бизнес и лежать
под пальмой и ничего не делать".  "Ну, а я что сейчас делаю?" —
спросил рыбак.
</text:p>
      <text:p text:style-name="Text_20_body">В "погоне за счастьем", мы разучились видеть, что оно — вокруг нас.
Метод ритмичной работы "насильственным" способом требует ограничить
максимальное время работы в течение дня для двух вещей: максимальной
продуктивности в течение многих месяцев и поисков счастья в оставшееся
время.  Если уж на то пошло, то свои рабочие навыки вы можете
применять и вне работы.  И это свободное время как раз пригодится.
</text:p>
      <text:p text:style-name="Text_20_body">"Поиски счастья" или привычка к "счастью вокруг" — не имеет
значения, но оставшееся время нужно тратить на себя.  Каждый может
проводить свободное время так, как ему заблагорассудится.  Но для
больших достижений нужен отдых и душевное равновесие.  И счастье (в
индивидуальном понимании) — его критически важный компонент.
</text:p>
      <text:h text:style-name="Heading_20_3" text:outline-level="3" text:is-list-header="false">
<text:bookmark-start text:name="OrgXref.org7550bf8"/>
<text:bookmark text:name="org7550bf8"/><text:span text:style-name="OrgDone">DONE</text:span> Прекратить избегание (прокрастинацию)
<text:bookmark-end text:name="OrgXref.org7550bf8"/></text:h>
      <text:p text:style-name="Text_20_body">Есть такие задачи, необходимость которых для нас очевидна.  Но делать
их не хочется.  Как говорится, "душа не лежит".  Такие задачи
откладываются и откладываются день за днем.  Не потому, что у нас нет
на них времени или они слишком сложные.  Просто "лень".  Мы избегаем
их.  Это явление называется так же прокрастинацией.
</text:p>
      <text:p text:style-name="Text_20_body">Метод интервальной работы позволяет снизить эффект избегания.  Так,
основатель метода Помидора Франческо Чирилло, использовал его чтобы
сконцентрироваться на учебе.  Он поставил перед собой задачу — "разве
я не могу сконцентрироваться на учебе хотя бы 15 минут?  После этого я
прекращу.  Но эти 15 минут будут очень важны, они сдвинут дело с
"мертвой точки"."
</text:p>
      <text:p text:style-name="Text_20_body">Даже если кажется, что 15 минут не решат проблему, попробуйте
заниматься по 15 минут каждый день.  И через неделю времени накопится
уже на два часа.  А за два часа уже можно сделать видимый прогресс.
Но взяться за неприятное дело на два часа сразу — воли не хватает.
Так почему бы не воспользоваться методом интервальной работы?  Неделя
пролетит незаметно.
</text:p>
      <text:p text:style-name="Text_20_body">Важно отметить, что отрабатывать эти 15 минут нужно "по-честному".  То
есть полностью концентрироваться на задаче.  Бывает и так, что после
15 минут концентрации попадаешь в "поток" и дальше дело идет как по
маслу.  И потратить час или даже два становится не просто нетрудно, но
даже приятно.  Только не забывайте "выныривать", чтобы вовремя
скорректировать курс.
</text:p>
      <text:p text:style-name="Text_20_body">Но даже если попасть в поток не удается, все равно, эти 15 минут
играют очень важную роль.  Регулярность может сделать гораздо больше,
чем одно "титаническое усилие".  А за счет короткого интервала, не так
трудно начать.  Шаг за шагом, день за днем, прогресс не заставит себя
ждать.
</text:p>
      <text:h text:style-name="Heading_20_2" text:outline-level="2" text:is-list-header="false">
<text:bookmark-start text:name="OrgXref.org0cb31ed"/>
<text:bookmark text:name="org0cb31ed"/>Для кого подходит этот метод
<text:bookmark-end text:name="OrgXref.org0cb31ed"/></text:h>
      <text:h text:style-name="Heading_20_3" text:outline-level="3" text:is-list-header="false">
<text:bookmark-start text:name="OrgXref.org4fae670"/>
<text:bookmark text:name="org4fae670"/><text:span text:style-name="OrgDone">DONE</text:span> Интеллектуальная деятельность
<text:bookmark-end text:name="OrgXref.org4fae670"/></text:h>
      <text:p text:style-name="Text_20_body">Конечно же, метод ритмичной работы подходит для творческой
деятельности.  Замысел, будь то статья, книга, картина, музыка, шрифт
или дизайн — появляется отдельно, но его воплощение и доводка
требует времени.  И это время можно отлично организовать в виде
ритмичной работы.  Небольшими шагами, постепенно, перетаскать целую
гору.  Достичь большого результата.
</text:p>
      <text:p text:style-name="Text_20_body">Но не только такие виды работ укладываются в схему ритмичной работы.
Если это не художественная, а научная книга, метод можно смело
применять и к ней.  Если это компьютерная программа — тем более.
Любой результат интеллектуальной деятельности требует времени и
концентрации.  Как раз это может обеспечить метод ритмичной работы.
</text:p>
      <text:p text:style-name="Text_20_body">Мы никогда не забываем делать перерывы в физических упражнениях, но
почти никогда не делаем перерывы в интеллектуальной деятельности.
Между тем как в интеллектуальной деятельности такие перерывы играют
ничуть не менее важную роль.  Просто в "потоке" мы можем не заметить
собственную усталость, но на результатах она непременно скажется.  И
чтобы не допустить эту усталость, метод использует ритмичные
перерывы.
</text:p>
      <text:h text:style-name="Heading_20_3" text:outline-level="3" text:is-list-header="false">
<text:bookmark-start text:name="OrgXref.orgb068d44"/>
<text:bookmark text:name="orgb068d44"/><text:span text:style-name="OrgDone">DONE</text:span> Хобби и развлечения
<text:bookmark-end text:name="OrgXref.orgb068d44"/></text:h>
      <text:p text:style-name="Text_20_body">Хотя метод Помидора и Ритмичной работы чаще всего ассоциируется именно
с работой, его можно использовать и с другими видами деятельности.
Например, с хобби.
</text:p>
      <text:p text:style-name="Text_20_body">Одно из моих хобби — программирование.  Мне очень нравится
формализовать задачи и превращать их в автоматизированные процессы.
Например, у меня есть свой собственный таймер для ритмичной работы
(найти его можно по адресу <text:a xlink:type="simple" xlink:href="https://timer.konstantin-morenko.ru">https://timer.konstantin-morenko.ru</text:a>).  Меня
не устраивали все те таймеры, которые я смог найти, поэтому я написал
его сам.
</text:p>
      <text:p text:style-name="Text_20_body">Программирование является одним из самых "потоковых" занятий для
меня.  Если меня увлекает какая-то идея, то я могу заниматься ею по
несколько часов подряд.  Хотя это позволяет погрузиться в задачу, у
такого подхода есть и свои минусы.  Главный из них — нужно
контролировать общий вид задачи.  И для этого как нельзя лучше
подходит таймер.  Он регулярно напоминает, что нужно отвлечься и
посмотреть на задачу "с высоты птичьего полета".  Это очень помогает
делать качественные программы.
</text:p>
      <text:p text:style-name="Text_20_body">Но я не всегда занимаюсь только полезным трудом.  Я позволяю себе
компьютерные игры.  Они тоже вызывают состояние "потока".  И чтобы не
пропустить ничего важного в окружающем мире, чтобы вовремя
остановиться, я тоже устанавливаю таймер, который периодически
"возвращает меня в реальность".  Не пора ли ужинать?  Или заняться
домашними делами?
</text:p>
      <text:p text:style-name="Text_20_body">Хоть метод и называется "ритмичной работой", его применимость выходит
далеко за пределы одной только работы.  Он может служить регулярным
напоминанием, которое будет вытаскивать из "потока", чтобы держать
контакт с окружающим миром и вовремя реагировать на происходящие
вокруг события.
</text:p>
      <text:h text:style-name="Heading_20_3" text:outline-level="3" text:is-list-header="false">
<text:bookmark-start text:name="OrgXref.orgefaee7b"/>
<text:bookmark text:name="orgefaee7b"/><text:span text:style-name="OrgDone">DONE</text:span> Даже рабочие профессии
<text:bookmark-end text:name="OrgXref.orgefaee7b"/></text:h>
      <text:p text:style-name="Text_20_body">Удивляет тот факт, что ритмичная работа, подходит даже для физической
деятельности.  Когда приходится класть кирпичи, плитку или заниматься
любым другим строительством.  Когда нужно тренироваться в спортзале
или танцевать.  Короткие перерывы позволяют не только взглянуть на
результат своей работы, но и восстановить силы.  Разумеется, интервалы
должны быть подобраны с учетом конкретного вида деятельности и условий
труда.
</text:p>
      <text:p text:style-name="Text_20_body">Кажется, что при таком ритме работы она превращется в курорт.  Разве
можно ожидать результатов, если трудиться "спустя рукава"?  Но в этом
и заключается секрет — рабочий интервал — период полного
погружения в работу.  В это время работа не просто выполняется, но
выполняется качественно, потому что выполняется в состоянии полной
концентрации.  А перерывы позволяют сохранить физическую активность и
состояние концентрации на длительное время.
</text:p>
      <text:h text:style-name="Heading_20_3" text:outline-level="3" text:is-list-header="false">
<text:bookmark-start text:name="OrgXref.org919d7c4"/>
<text:bookmark text:name="org919d7c4"/><text:span text:style-name="OrgDone">DONE</text:span> Совещания
<text:bookmark-end text:name="OrgXref.org919d7c4"/></text:h>
      <text:p text:style-name="Text_20_body">Типичное совещание начинается с того, что на него приглашают
сотрудников.  И приглашение от начальника выглядит примерно так:
"через 10 минут у меня в кабинете".  Никто не разбирается, должны ли
присутствовать эти люди и какова их роль.  Никаких предварительных
повесток не рассылается.  В результате сотрудники приходят
неподготовленными и не могут принять качественное решение.  Совещания
должны планироваться заранее.
</text:p>
      <text:p text:style-name="Text_20_body">То же касается и хода совещания.  Обычно оно выглядит как просто обмен
мнениями.  Разумеется, это очень важно для ведения бизнеса.  Но когда
этот обмен мнениями не структурирован, когда он протекает хаотично,
совещания имеют свойство затягиваться.  Все это приводит к
расходованию времени впустую.  А время — деньги.  В бизнесе эта
поговорка еще более актуальна.  Разумеется, если мы измеряем
продуктивность труда потраченным временем, а не произведенным
результатом, то затягивание совещаний — верный способ "повысить
эффективность".
</text:p>
      <text:p text:style-name="Text_20_body">Совещания тоже могут подчиняться ритмичной работе.  Пожалуй, они даже
выиграют от этого больше, чем индивидуальные работники.  Постановка
коротких (на один рабочий интервал) и длинных (на все совещание) целей
позволит фокусироваться на конкретной задаче, а регулярные перерывы
— освежить голову, если процесс заходит в тупик.  Тут потребуется
"сила воли", чтобы выходить из темы на время перерывов, но такой
подход более чем оправдан.
</text:p>
      <text:p text:style-name="Text_20_body">Разумеется, новый подход к проведению совещаний не существует в
вакууме и больше пользы приведет вместе с организацией процесса:
предварительной подготовкой, рассылкой повестки, отбором только
необходимых участников, чтобы позволить всем остальным погрузиться в
свою прямую работу и произвести качественный продукт.
</text:p>
      <text:h text:style-name="Heading_20_2" text:outline-level="2" text:is-list-header="false">
<text:bookmark-start text:name="OrgXref.org6cc0160"/>
<text:bookmark text:name="org6cc0160"/><text:span text:style-name="OrgDone">DONE</text:span> И для кого не подходит
<text:bookmark-end text:name="OrgXref.org6cc0160"/></text:h>
      <text:p text:style-name="Text_20_body">Разумеется, метод ритмичной работы подходит не для всех.  Во всяком
случае, в его первоначальном виде.  Если работа жестко связана с
внешними обстоятельствами, то будет глупо пытаться подогнать их под
свой собственный ритм.  Примерами таких работ могут быть работы
машинистов транспорта, водителей, диспетчеров и многие другие,
связанные с высокой ответственностью и необходимостью действовать
быстро и точно.
</text:p>
      <text:p text:style-name="Text_20_body">Но этот метод и не разрабатывался для них, в первую очередь он
разрабатывался для интеллектуальной работы.  И именно с ней он
справляется превосходно.  Когда необходима концентрация и
исследование.  Запоминание и понимание.  Комбинирование и анализ
результатов.  Удивительно, что метод ритмичной работы подходит и для
физической деятельности.
</text:p>
      <text:h text:style-name="Heading_20_2" text:outline-level="2" text:is-list-header="false">
<text:bookmark-start text:name="OrgXref.orgde36d03"/>
<text:bookmark text:name="orgde36d03"/>Краткое содержание метода
<text:bookmark-end text:name="OrgXref.orgde36d03"/></text:h>
      <text:h text:style-name="Heading_20_3" text:outline-level="3" text:is-list-header="false">
<text:bookmark-start text:name="OrgXref.org06cae5f"/>
<text:bookmark text:name="org06cae5f"/><text:span text:style-name="OrgDone">DONE</text:span> Чередование интервалов
<text:bookmark-end text:name="OrgXref.org06cae5f"/></text:h>
      <text:p text:style-name="Text_20_body">Метод довольно прост — время работы и отдыха нужно чередовать.  И
делать это нужно ритмично и часто.  Здесь не подходит вариант
"работать три часа, потом сделать перерыв".  Недаром классно-урочная
система оперировала (и продолжает оперировать) интервалами по 40–50
минут.  Перерывы нужны чаще.  Возможно, через 20 или даже 15 минут в
зависимости от условий концентрации.  Так, синхронные переводчики
(деятельность которых связана с колоссальными интеллектуальными
нагрузками) работают в парах и сменяются каждые 10–15 минут.
</text:p>
      <text:p text:style-name="Text_20_body">Длина рабочих интервалов должна быть обратно пропорциональна их
интенсивности.  Чем выше интенсивность, тем короче интервал.  Правда,
это не значит, что интервал короче 10–15 минут будет полезен.  В этом
случае больше времени тратится на "вход в работу", чем на саму
деятельность.
</text:p>
      <text:p text:style-name="Text_20_body">Интервалы отдыха делятся на два вида: короткие и длинные.  В время
коротких интервалов голова немного "проветривается", что позволяет
по-новому взглянуть на вещи.  В то же время этот интервал должен быть
достаточно коротким, чтобы не потерять "вовлеченность в работу", с
которой начинается первый рабочий интервал.
</text:p>
      <text:p text:style-name="Text_20_body">Длинные интервалы преследуют другие цели.  Их задача — возможно
полнее освободить разум от полученной нагрузки.  Это самый настоящий
отдых во всех смыслах.  Но он не обязательно должен быть пассивным.  Я
обычно включаю сюда перекус.  И к моменту возвращения к работе кровь
уже начинает возвращаться от пищеварительной системы к нервной.
</text:p>
      <text:p text:style-name="Text_20_body">Эта система должна работать в полном соответствии с нашими
собственными ритмами.  Это не просто способ организовать работу иначе,
это способ организовать работу так, как это будет естественно для нас
как представителей рода человеческого.
</text:p>
      <text:h text:style-name="Heading_20_3" text:outline-level="3" text:is-list-header="false">
<text:bookmark-start text:name="OrgXref.org3afa21a"/>
<text:bookmark text:name="org3afa21a"/><text:span text:style-name="OrgDone">DONE</text:span> Компоненты хорошей работы
<text:bookmark-end text:name="OrgXref.org3afa21a"/></text:h>
      <text:p text:style-name="Text_20_body">Что нужно для того, чтобы хорошо сделать работу?  Неважно, относится
ли это к задаче на службе, домашнему делу или хобби.  Для этого нужно
определенное количество времени.  Когда мы занимаемся своим хобби, мы
обычно делаем отличные вещи.  И все потому что хотим выделить на хобби
побольше времени (в разумных пределах).  Нам нравится эта
деятельность.
</text:p>
      <text:p text:style-name="Text_20_body">Как насчет концентрации?  Хобби позволяет нам войти в это самое
состояние "потока".  Когда мы не можем отделить себя от своей
собственной деятельности.  И именно в этом состоянии мы полностью
сконцентрированы на деятельности.  Каждая "свободная" клеточка нашего
мозга работает над общей задачей.  Именно поэтому в состоянии потока к
нам так часто приходят "прорывные идеи".
</text:p>
      <text:p text:style-name="Text_20_body">Конечно же, если деятельность не вызывает энтузиазма и желания
заниматься ею, мы не сможем в полной мере сконцентрироваться на ней и
будем всячески избегать возможностей выделить на нее время.  Если
только не с помощью волевых усилий потому что "это надо".  Но мы будем
стараться закончить работу поскорее.
</text:p>
      <text:p text:style-name="Text_20_body">Но вот что удивительно.  Когда мы настраиваемся на деятельность, когда
начинаем любить ее, концентрация и время появляются сами собой.  И
состояние потока появляется как следствие.  Потом появляется
результат.  Тот самый результат, который был неизбежен, если
деятельность нравится, происходит в состоянии концентрации и "потока".
</text:p>
      <text:p text:style-name="Text_20_body">Хобби — это то, что нам нравится делать, а работа — то, что нам
нужно делать.  В этом подходе заключается ключевая разница.  Если мы
можем сделать то, что "надо" таким, чтобы нам "нравилось", мы добъемся
поразительных результатов.
</text:p>
      <text:p text:style-name="Text_20_body">Но ведь ключи к хорошей работе находятся в наших руках.
Сконцентрироваться на работе можно, для этого нужно убрать все
отвлекающие факторы и привыкнуть к концентрации.  Действовать с
энтузиазмом — вопрос артистических данных, веры в себя и привычки.
Энтузиазм тоже развивается.  А вместе с концентрацией энтузиазм
"заставляет" выделять время на задачу, потому что "это интересно".
</text:p>
      <text:p text:style-name="Text_20_body">Любую работу можно делать хорошо и получать от этого удовольствие.
Вопрос лишь в том, что нам нужно сконцентрироваться на работе и
выработать ощущение энтузиазма.  На это понадобится время, но если
такой подход поможет значительно снизить стресс, повысить качество и
продуктивность, почему бы и нет?
</text:p>
      <text:h text:style-name="Heading_20_3" text:outline-level="3" text:is-list-header="false">
<text:bookmark-start text:name="OrgXref.org1448df7"/>
<text:bookmark text:name="org1448df7"/><text:span text:style-name="OrgDone">DONE</text:span> Как развить энтузиазм
<text:bookmark-end text:name="OrgXref.org1448df7"/></text:h>
      <text:p text:style-name="Text_20_body">Энтузиазм — это именно то, что называется "любить дело, которое
делаешь".  И если вам удается развить такой навык, чтобы любить то
дело, которым приходится заниматься, вы достигаете поразительных
успехов.  Во-первых, значительно снижается количество стресса, потому
что дела перестают быть обязанностью, а превращаются в "приятные
развлечения".  Во-вторых, при таком эмоциональном настрое результаты
получаются куда качественнее.
</text:p>
      <text:p text:style-name="Text_20_body">В интернете есть огромное количество методов, как полюбить любую
задачу.  Как и всякий навык, потребуется практика, прежде чем удастся
"полюбить" какую-либо деятельность.  Но, по меркам современного
человека, все эти методы имеют один "существенный недостаток" — они
не дают мгновенного эффекта.  Чтобы полюбить любую задачу, понадобится
время и энергия.  Разумеется, они окупятся в будущем.  Но у кого
сейчас есть время ждать?
</text:p>
      <text:p text:style-name="Text_20_body">Другим большим препятствием на пути к развитию энтузиазма является наш
собственный внутренний диалог.  Наши убеждения относительно нас самих,
деятельности и нашего к ней отношения.  Такой внутренний диалог, чаще
всего, протекает в отрицательном ключе.  Пожалуй, формулировать его
положительно будет трудно, ведь понадобится преодолеть инерцию.
Поэтому на первом этапе лучше прекратить этот внутренний диалог.  Это
уже будет большим достижением — деятельность больше не будет
окрашиваться отрицательными тонами.
</text:p>
      <text:p text:style-name="Text_20_body">Вторым этапом "обретения энтузиазма" может быть погружение в работу.
Концентрация на определенной задаче.  Пусть это будет всего лишь один
рабочий интервал в течение дня.  Это уже много.  Если есть такая
задача, которой нужно заниматься, но которую вы откладывали день за
днем, месяц за месяцем, даже 15 минут ежедневно сдвинут дело с мертвой
точки.  Понемногу, маленькими шагами, задача перестанет быть
"титаническим усилием", ради которого вы "собирались" все эти месяцы.
</text:p>
      <text:p text:style-name="Text_20_body">Попробуйте сформировать из этой задачи привычку.  Выделите ей
собственное время.  Очень скоро привычка носить по одному камню
позволит переместить целую гору.  Время пройдет незаметно.
</text:p>
      <text:h text:style-name="Heading_20_3" text:outline-level="3" text:is-list-header="false">
<text:bookmark-start text:name="OrgXref.orgfeec76c"/>
<text:bookmark text:name="orgfeec76c"/><text:span text:style-name="OrgDone">DONE</text:span> Требуется привычка для максимального эффекта
<text:bookmark-end text:name="OrgXref.orgfeec76c"/></text:h>
      <text:p text:style-name="Text_20_body">Метод ритмичной работы относится к таким методам, которые приносят
отличные результаты на длительном интервале времени.  В начале работы
вы столкнетесь с повышенным уровнем стресса и сниженной эффективностью
работы.  Это все — необходимые компоненты перестройки на новый ритм
работы.
</text:p>
      <text:p text:style-name="Text_20_body">Чтобы удержать этот ритм на протяжение нескольких недель понадобится
привычка.  В своей книге "Развить привычку" я подробно рассматривал
этот процесс.  Вкратце: нужно подготовить окружающее пространство и
себя к работе по этому методу.  И самое главное — нужно быть готовым
ждать результатов несколько недель.  Пока навык стабилизируется, пока
окружающая обстановка начнет изменяться и первые результаты смогут
проявиться.
</text:p>
      <text:p text:style-name="Text_20_body">Дальше, когда результаты появятся, следовать методу ритмичной работы
станет гораздо проще.  Но большинство людей бросает эту затею именно
на этом этапе — когда нужно что-то делать, напрягаться, а
результатов не видно, и когда они будут — неизвестно.
</text:p>
      <text:h text:style-name="Heading_20_1" text:outline-level="1" text:is-list-header="false">
<text:bookmark-start text:name="OrgXref.org8a6d760"/>
<text:bookmark text:name="org8a6d760"/>Препятствия
<text:bookmark-end text:name="OrgXref.org8a6d760"/></text:h>
      <text:h text:style-name="Heading_20_2" text:outline-level="2" text:is-list-header="false">
<text:bookmark-start text:name="OrgXref.orgc6582e0"/>
<text:bookmark text:name="orgc6582e0"/>Наши убеждения
<text:bookmark-end text:name="OrgXref.orgc6582e0"/></text:h>
      <text:h text:style-name="Heading_20_3" text:outline-level="3" text:is-list-header="false">
<text:bookmark-start text:name="OrgXref.org8a6b837"/>
<text:bookmark text:name="org8a6b837"/><text:span text:style-name="OrgDone">DONE</text:span> Значение убеждений
<text:bookmark-end text:name="OrgXref.org8a6b837"/></text:h>
      <text:p text:style-name="Text_20_body">Наши убеждения оказывают такое большое влияние на нашу жизнь, что мы с
трудом можем прогнозировать его.  Большинство наших убеждений являются
"частью нас", потому что мы даже не осознаем их.  Мы считаем их
естественными законами окружающего мира, естественным порядком вещей.
Но в действительности это всего лишь наш способ мышления об окружающем
мире.
</text:p>
      <text:p text:style-name="Text_20_body">Убеждения всегда существовали и будут существовать.  Все убеждения так
или иначе ограничивают наше восприятие окружающего мира.  И этот самый
"истинный окружающий мир" нам никогда не понять.  Но это не значит,
что мы должны сражаться с нашими убеждениями.  Наша задача —
максимально использовать их для своих целей.
</text:p>
      <text:h text:style-name="Heading_20_3" text:outline-level="3" text:is-list-header="false">
<text:bookmark-start text:name="OrgXref.org3518901"/>
<text:bookmark text:name="org3518901"/><text:span text:style-name="OrgDone">DONE</text:span> Прямая связь времени и результатов
<text:bookmark-end text:name="OrgXref.org3518901"/></text:h>
      <text:p text:style-name="Text_20_body">Одним из самых губительных убеждений является то, что есть прямая
связь между количеством часов, потраченных на задачу, и результатом.
Ключевым фактом здесь является то, что эта связь — прямая.  Сама
связь между количеством часов и результатом, разумеется, есть.  Но
нельзя сбрасывать со счетов качество времени.
</text:p>
      <text:p text:style-name="Text_20_body">Наверняка, каждый замечал разницу между результатами работы, если два
часа были потрачены в полной концентрации и эти же два часа нас
постоянно отвлекали сообщения, окружающий мир и наши мысли.
Разумеется, результат от сконцентрированной работы будет гораздо более
впечатляющим (и даже сама работа будет более приятной), чем пребывать
два часа в раздраженном состоянии от отвлекающих факторов.
</text:p>
      <text:p text:style-name="Text_20_body">Убеждение о связи результата с количеством часов совсем не плохо, оно
помогает нам понять, что для достижения любого результата нужно
потратить время.  Проблема начинается тогда, когда это становится
единственным фактором.  Тогда мы начинаем заниматься
"многозадачностью", в попытке потратить как можно больше "учетного"
времени, забывая о его качестве.
</text:p>
      <text:h text:style-name="Heading_20_3" text:outline-level="3" text:is-list-header="false">
<text:bookmark-start text:name="OrgXref.org4ac1cd9"/>
<text:bookmark text:name="org4ac1cd9"/><text:span text:style-name="OrgDone">DONE</text:span> Расширение времени
<text:bookmark-end text:name="OrgXref.org4ac1cd9"/></text:h>
      <text:p text:style-name="Text_20_body">Вторым очень опасным заблуждением является использование метода
интервальной работы.  Состоит оно в следующем.  "Если я могу за два
часа с перерывами написать три страницы, то я буду писать по восемь
часов и напишу двенадцать страниц.  За месяц я напишу 360 страниц и
закончу книгу.  А потом напишу еще одну."  Величайшее заблуждение.
Если за два часа удалось написать три страницы, это не значит, что за
четыре часа удастся написать даже четыре страницы.  Связь совсем не
прямая.
</text:p>
      <text:p text:style-name="Text_20_body">Метод ритмичной работы подразумевает, что есть предел в объеме
качественной работы за день (некачественной можно сделать сколько
угодно, но какой в этом смысл?).  И что этот предел от человека к
человеку отличается не слишком сильно и не превышает 4–5 часов.  С
обязательным перерывом посередине.  Только в таком ритме можно изо дня
в день писать по три страницы в течение месяцев или даже лет.
</text:p>
      <text:p text:style-name="Text_20_body">Метод работает именно потому, что мы сокращаем время на работу.  Это
позволяет повысить концентрацию.  Стоит увеличить его обратно, и
получим все тот же результат низкой продуктивности.  Может быть, чуть
лучше за счет перерывов.  Фактически, эта проблема связана с
убеждением о прямой связи с количеством отработанного времени, когда
качество времени не принимается в расчет.
</text:p>
      <text:h text:style-name="Heading_20_3" text:outline-level="3" text:is-list-header="false">
<text:bookmark-start text:name="OrgXref.orgc05c829"/>
<text:bookmark text:name="orgc05c829"/><text:span text:style-name="OrgDone">DONE</text:span> Столько всего нужно сделать
<text:bookmark-end text:name="OrgXref.orgc05c829"/></text:h>
      <text:p text:style-name="Text_20_body">"Но ведь мне столько всего нужно успеть сделать.  Я взялся за этот
метод чтобы успеть больше, а не меньше.  Как быть?"
</text:p>
      <text:p text:style-name="Text_20_body">Метод ритмичной работы действительно позволяет сделать во много раз
лучше (а не обязательно больше) за счет концентрации и состояния
потока.  Но количество областей, в которых можно будет "сделать
больше" придется сократить.
</text:p>
      <text:p text:style-name="Text_20_body">Одна из больших проблем в современном мире — попытка "успеть везде и
всюду", не пропустить ни одного "важного события".  Такой подход
противоречит методу ритмичной работы.  Чтобы повысить свою
продуктивность, придется пойти на жертвы, придется уменьшить
количество областей, в которых "хочется достичь успеха".  Другого
способа нет.
</text:p>
      <text:p text:style-name="Text_20_body">Но пусть вас это не смущает.  Сократив количество "областей успеха" с
десяти до трех, вы получите в каждой из них результат в десять раз
больше.  Цифры, разумеется, условные.  Но факт остается фактом:
сократив, мы получим в оставшемся отдачу во много раз больше.
</text:p>
      <text:h text:style-name="Heading_20_2" text:outline-level="2" text:is-list-header="false">
<text:bookmark-start text:name="OrgXref.org3b7d3a4"/>
<text:bookmark text:name="org3b7d3a4"/>Внешние
<text:bookmark-end text:name="OrgXref.org3b7d3a4"/></text:h>
      <text:h text:style-name="Heading_20_3" text:outline-level="3" text:is-list-header="false">
<text:bookmark-start text:name="OrgXref.orga63359e"/>
<text:bookmark text:name="orga63359e"/>Офисный режим
<text:bookmark-end text:name="OrgXref.orga63359e"/></text:h>
      <text:list text:style-name="OrgNumberedList" text:continue-numbering="false">
        <text:list-item>
          <text:p text:style-name="Text_20_body">
<text:bookmark-start text:name="OrgXref.orgbeb4ac7"/>
<text:bookmark text:name="orgbeb4ac7"/><text:span text:style-name="OrgDone">DONE</text:span> Открытый офис
<text:bookmark-end text:name="OrgXref.orgbeb4ac7"/></text:p>
          <text:p text:style-name="Text_20_body">Офис открытого типа — одна из самых больших проблем на пути к
сконцентрированной работе.  Несмотря на то, что можно улучшить
концентрацию с помощью наушников, окружение все равно будет
отвлекать.  С одной стороны, такой формат офиса гораздо дешевле,
потому что на каждого работника приходится меньше площади.  Но мы
теряем в эффективности работы.  И ее нельзя заменить ни количеством
времени, ни количеством работников.
</text:p>
          <text:p text:style-name="Text_20_body">Возможностей решить эту проблему много, вплоть до удаленной работы, но
"пойти на это нельзя, потеряем еще больше".  Так что для
приспособления к такому режиму работы остается максимальная изоляция
от отвлекающих факторов окружающего пространства.
</text:p>
        </text:list-item>
        <text:list-item>
          <text:p text:style-name="Text_20_body">
<text:bookmark-start text:name="OrgXref.orgefd5735"/>
<text:bookmark text:name="orgefd5735"/><text:span text:style-name="OrgDone">DONE</text:span> Работа в постоянном контакте
<text:bookmark-end text:name="OrgXref.orgefd5735"/></text:p>
          <text:p text:style-name="Text_20_body">Вторая проблема — развитие современных технологий.  А, именно,
систем мгновенного обмена сообщениями, внутреннего корпоративного
чата.  Возможность быстро получить ответ на свой вопрос от коллеги —
не самая важная часть работы.  К тому же, такая культура приводит к
формированию пренебрежительного отношения ко времени других людей.
Отвлекая коллегу, мы не только занимаем у него эти три минуты своим
вопросом, но и выводим его из состояния концентрации, на повторный
вход в который потребуется гораздо больше времени.  Да и таймер он
должен будет остановить.
</text:p>
          <text:p text:style-name="Text_20_body">В масштабах всей организации это приводит к колоссальным потерям
времени и концентрации.  И к плачевным финасовым результатам, которые
ставят организацию на грань существования.  Корпоративная культура,
которую никто не формирует целенаправленно, формируется стихийно.  И
эта культура препятствует развитию организации.
</text:p>
          <text:p text:style-name="Text_20_body">Когда работнику нужно время на сосредоточенную работу, ему это время
нужно предоставить.  Вместо этого, руководство и коллеги требуют
отвечать на запросы как можно скорее.  Все это обнажает проблемы в
персональной организации работы, которые мешают всем окружающим.  Но
идти против корпоративной культуры, даже если она сформировалась
стихийно и мешает работе организации — мало у кого хватит духа.
</text:p>
        </text:list-item>
        <text:list-item>
          <text:p text:style-name="Text_20_body">
<text:bookmark-start text:name="OrgXref.org5c3fbbe"/>
<text:bookmark text:name="org5c3fbbe"/><text:span text:style-name="OrgDone">DONE</text:span> Удаленная работа
<text:bookmark-end text:name="OrgXref.org5c3fbbe"/></text:p>
          <text:p text:style-name="Text_20_body">После 2020 года мир усиленно переходит на удаленный режим работы.  Но
работодатели совсем не приветствуют это событие.  Несмотря на то, что
можно сократить расходы на офис и позволить сотрудникам потратить на
себя время, которое он и были вынуждены тратить на дорогу.  Но кто его
оплачивал?  Главная причина проблем с точки зрения работодателя —
непонятно, работает ли работник?  Эти опасения не напрасны.  Нужно
учитывать, что количество потраченного времени совсем не гарантирует
результат.
</text:p>
          <text:p text:style-name="Text_20_body">Но именно количество потраченного времени остается ключевым
показателем, по которому оцениваются работники (пусть даже это не
всегда заявляется открыто).  Работодатели любят и поощряют работников,
которые остаются после окончания рабочего дня, в то время как должны
гнать их с рабочего места и закрывать доступ к корпоративной почте до
завтрашнего дня.  Все эти "интуитивные методы" работают совершенно в
противоположном направлении.
</text:p>
        </text:list-item>
        <text:list-item>
          <text:p text:style-name="Text_20_body">
<text:bookmark-start text:name="OrgXref.orgd982dda"/>
<text:bookmark text:name="orgd982dda"/><text:span text:style-name="OrgDone">DONE</text:span> Совещания без цели и плана
<text:bookmark-end text:name="OrgXref.orgd982dda"/></text:p>
          <text:p text:style-name="Text_20_body">Хаотично возникающие совещания, вроде "собраться у меня сейчас" или
"через десять минут" не только мешают организации качественного
рабочего ритма.  Такая "спешка" и отсутствие подготовки показывают,
что руководство не имеет ни малейшего понятия о рациональной
организации совещаний, их значении и возможностях.  И корпоративная
культура в такой организации не может быть на высоком уровне.
</text:p>
          <text:p text:style-name="Text_20_body">В некоторых организациях работники только и делают, что ходят с одного
совещания на другое.  Прерываясь только на кофе и обед.  Практика
"коллективного безответственного" принятия решений приводит к
плачевным результатам и в сфере эффективности.
</text:p>
          <text:p text:style-name="Text_20_body">Каждое совещание требует подготовки.  Не только со стороны участников,
но, что более важно, со стороны организаторов.  Без такой подготовки
мы приходим к тем результатам, которые видим повсеместно: за одно
совещание решить простейший вопрос не удается, приходится
организовывать второе, затем третье.  Кажется, будто вопрос "очень
сложный" когда на деле мы просто не умеем их решать за 15 минут, а не
за десять часов.
</text:p>
        </text:list-item>
        <text:list-item>
          <text:p text:style-name="Text_20_body">
<text:bookmark-start text:name="OrgXref.org21ab0d0"/>
<text:bookmark text:name="org21ab0d0"/><text:span text:style-name="OrgDone">DONE</text:span> Результат
<text:bookmark-end text:name="OrgXref.org21ab0d0"/></text:p>
          <text:p text:style-name="Text_20_body">Среднестатистическая корпоративная культура в современном офисе прямо
не настроена против эффективной работы.  Наоборот, всячески старается
"поддерживать эффективность", но держится на ряде бытовых убеждений,
которые настоящей эффективности противоречат.  И именно это
препятствует внедрению эффективных методов работы (включая ритмичную
работу).
</text:p>
          <text:p text:style-name="Text_20_body">Поэтому эффективность на рабочем месте, особенно в открытом офисе —
не такая простая задача, как может показаться на первый взгляд.
Изменить эту корпоративную культуру снизу вверх вряд ли возможно.  В
таком случае остается только создать себе "индивидуальный ритм".
Такой ритм, в котором эффективность будет максимальной.  И старательно
его оберегать, потому что именно в нем секрет высоких достижений и
эффективной деятельности.
</text:p>
        </text:list-item>
      </text:list>
      <text:h text:style-name="Heading_20_3" text:outline-level="3" text:is-list-header="false">
<text:bookmark-start text:name="OrgXref.orgfc9dc63"/>
<text:bookmark text:name="orgfc9dc63"/><text:span text:style-name="OrgDone">DONE</text:span> Осуждение
<text:bookmark-end text:name="OrgXref.orgfc9dc63"/></text:h>
      <text:p text:style-name="Text_20_body">Пожалуй, одна из самых больших проблем в стремлении к эффективности по
методу ритмичной работы.  В современном сознании так прочно
закрепилась связь между результативностью и количеством отработанных
часов, что этот факт считается само собой разумеющимся.  Разумеется,
такая связь есть.  Но она не единственная.  И, что более важно, меньше
времени может создать больше результата.
</text:p>
      <text:p text:style-name="Text_20_body">Поэтому для перехода на ритмичную работу нужно сделать несколько
вещей.  Во-первых, перестать испытывать чувство вины по поводу
"короткого рабочего дня".  Многие работники, привыкшие за годы работы
к восьмичасовому рабочему дню, совершенно не понимают, как они должны
работать теперь и как достичь высокой продуктивности.  Когда тебе
платят за время, работать очень легко.  Но когда тебе платят за
результат, дело становится другим.  Потому что не имеет значения, за
какое время ты получишь этот результат.
</text:p>
      <text:p text:style-name="Text_20_body">Во-вторых, нужно подготовиться к осуждению.  Большинство людей будет
вас осуждать.  Дескать, человек, который паразитирует на других,
работает мало, ничего не делает (как им кажется), не стремится к
большему.  Я лично пытался объяснять, что все работает по-другому и
список моих достижений гораздо шире, чем у среднестатистического
работника с 9 до 6.
</text:p>
      <text:p text:style-name="Text_20_body">И знаете, к чему это привело?  Оказывается, у меня "талант".  И
поэтому я должен работать еще усерднее, потому что "неправильно
зарывать такой талант в землю своей ленивой работой всего по несколько
часов".  Кажется, будто бы чем больше времени мы будем тратить на
какую-либо деятельность, тем больше получим.  Но зависимость совсем не
такая прямолинейная как нам кажется.
</text:p>
      <text:p text:style-name="Text_20_body">Я не нашел способа объяснять это осуждение.  Единственный действенный
(по крайней мере, для меня) метод заключается в следовании своим
собственным путем.  Я знаю как это работает, я проверил это на
собственном опыте.  Я уверен в результатах.  И если кто-то начинает
"промывать мозги" на тему большего количества рабочего времени, я
просто сворачиваю этот разговор.
</text:p>
      <text:h text:style-name="Heading_20_2" text:outline-level="2" text:is-list-header="false">
<text:bookmark-start text:name="OrgXref.org74b070c"/>
<text:bookmark text:name="org74b070c"/><text:span text:style-name="OrgDone">DONE</text:span> Внутренние отвлечения
<text:bookmark-end text:name="OrgXref.org74b070c"/></text:h>
      <text:p text:style-name="Text_20_body">Отвлекать нас могут не только внешние факторы.  Это могут быть и наши
внутренние "проблемы".
</text:p>
      <text:p text:style-name="Text_20_body">Одна из самых типичных проблем, которые вызывают отвлечения — скука.
Действия, которые нам нужно делать, оказываются невероятно скучными и
мы ищем способы себя развлечь.  Думаем, что "для продуктивности нужно
бы отвлечься и посмотреть пару видео с котиками".  В современном мире
на нас обрушиваются не только колоссальные потоки информации со всех
сторон.
</text:p>
      <text:p text:style-name="Text_20_body">Самые разные сервисы (включая видеохостинги, социальные сети и
всевозможные информационные порталы) хотят получить максимум нашего
времени, потому что от этого прямо или косвенно зависит их доход.
Бизнес будет искать любые законные средства, чтобы удержать наше
внимание в своей ленте.  Их причина понятна.  Но для нас может
оказаться вредным проводить слишком много времени, листая ленту или
просматривая видеоролики.
</text:p>
      <text:p text:style-name="Text_20_body">Из-за такой "борьбы за наше внимание" мы перестали понимать состояние
покоя, теперь оно называется скукой.  Мы разучились пребывать в
состоянии безделья, нам обязательно нужно чем-нибудь заниматься.  Но
очень часто оказывается, что наша "деятельность" в попытке занять
время и не пребывать в "мучительном" состоянии безделья оказывает на
нас худшее влияние чем безделье.
</text:p>
      <text:p text:style-name="Text_20_body">Нам нужно учиться отдыхать.  Пребывать в состоянии безмятежного
бездействия.  Только тогда мы можем по-настоящему ощутить окружающий
мир во всем его многообразии.  И только тогда мы можем создавать
по-настоящему ценные интеллектуальные и творческие продукты.
</text:p>
      <text:p text:style-name="Text_20_body">Другая проблема — непонимание необходимых действий.  Например, я
могу откладывать отчет раз за разом из-за того, что не знаю "с какой
стороны за него браться".  Иными словами, если моя деятельность не
структурирована, меня будут "ужасать масштабы катастрофы" в виде
отчета — столько всего нужно сделать, что я даже начинать не хочу.
</text:p>
      <text:p text:style-name="Text_20_body">Лично для меня всегда помогает в этом случае фокус на составлении
плана.  Пусть это будет черновик с примерным списком всех задач,
которые мне предстоит сделать, чтобы закончить отчет.  Это могут быть
почти любые задачи, даже "сделать титульный лист".  Я отлично знаю,
как сделать титульный лист и начну с него.  А дальше меня подхватит
состояние потока и будет совсем не страшно браться за те задачи,
которые еще десять минут назад вызывали стойкое нежелание за них
браться.
</text:p>
      <text:p text:style-name="Text_20_body">Несмотря на то, что многие стараются взяться за самую сложную часть
работы с самого начала (попутно потратив недели на то, чтобы
приступить), я предпочитаю браться за легкие задачи с самого начала.
Подготовить документы, составить план.  Это позволяет "войти в поток"
задачи гораздо быстрее и проще.
</text:p>
      <text:p text:style-name="Text_20_body">Очень часто мы откладываем задачу из-за того, что не видим продвижения
вперед.  В современном мире, который живет не просто на высоких
скоростях, на сверхскоростях, отсутствие мгновенной отдачи (будь то
инвестиции, навыки или задачи) — повод бросить ее и заниматься
чем-то другим.  Потому что "нет времени ждать, иначе тебя обгонят".
</text:p>
      <text:p text:style-name="Text_20_body">В то же время, очевидно, что для успеха в любой сфере деятельности
понадобятся не дни, но месяцы или даже годы.  Со всех сторон нас
окружает реклама "миллиардер до 30" или что-то подобное.  Поддаваясь
на эту ловушку, мы можем отказываться от реальных и перспективных для
себя задач в угоду этому информационному давлению.  Продолжая искать
тот самый "секретный метод", которого на самом деле нет.
</text:p>
      <text:p text:style-name="Text_20_body">Есть такая штука как "латентное обучение", когда видимого прогресса не
заметно.  Нужно продолжать практиковаться и через некоторое время
навык "выстреливает" и переходит на совершенно другой уровень.  Но для
этого нужно продолжать практиковаться, действовать даже если
результата не видно.  В поисках "секретного метода" мы лишаем наш мозг
возможности провести это обучение.  Сами лишаем себя перспектив.
</text:p>
      <text:p text:style-name="Text_20_body">Отсутствие видимого прогресса — вовсе не повод прекращать движение
вперед.  Во всякой деятельности бывают взлеты и падения.  И только
движение вперед даже во время падений отличает настоящего
профессионала, который может выйти из любой ситуации, от энтузиаста,
который сдается при первой же проблеме.
</text:p>
      <text:p text:style-name="Text_20_body">Иногда нас отвлекают посторонние мысли.  Например, я обучаюсь по новой
для себя специальности, написал дипломную работу и жду результатов
проверки по электронной почте.  Каждому знакомо такое состояние —
когда проверяешь почту (или телефон) по сто раз на дню в ожидании
сообщения.  Очень мешает концентрироваться на текущей задаче.
</text:p>
      <text:p text:style-name="Text_20_body">Такие мысли регулярно (каждые несколько минут, если не чаще)
"всплывают" в состоянии концентрации.  И очень мешают состоянию
"потока".  Справиться с ними бывает крайне трудно.  Я обещаю себе
заглянуть в почту по окончании интервала, но не раньше.  Хотя такой
подход полностью не снимает негативных эффектов от этих отвлечений, он
позволяет хоть как-то сконцентрироваться.  А там недалеко и до
состояния потока.
</text:p>
      <text:h text:style-name="Heading_20_2" text:outline-level="2" text:is-list-header="false">
<text:bookmark-start text:name="OrgXref.orgb62db80"/>
<text:bookmark text:name="orgb62db80"/><text:span text:style-name="OrgDone">DONE</text:span> Неприятная деятельность
<text:bookmark-end text:name="OrgXref.orgb62db80"/></text:h>
      <text:p text:style-name="Text_20_body">Согласитесь, очень трудно сконцентрироваться на работе, которая нам не
нравится.  Это действие превращается в настоящую пытку.  И, пытаясь
сделать хоть что-то (потому что это "необходимо"), мы сначала очень
долго "собираемся с духом", потом с трудом делаем.  А когда дело
оказывается сделанным, облегченно выдыхаем.  И так происходит с каждым
"важным" делом.  Может быть, пора менять подход?
</text:p>
      <text:p text:style-name="Text_20_body">Во-первых, нужно перестать "собираться с духом".  Когда мы делаем так,
мы только увеличиваем свою нервозность и напряжение.  Дело не станет
проще, если мы перестанем накручивать себя по поводу его сложности.
Но нам будет легче с ним справиться как физически, так и эмоционально.
</text:p>
      <text:p text:style-name="Text_20_body">Перестать "прессовать" себя на тему "нужно собраться".  Просто
установить конкретное время, например, "начну делать в 15:00 и буду
делать 15 минут".  Завести будильник на это время и выбросить из
головы размышления на эту тему.  Заняться чем-то другим.  Когда
прозвучит сигнал будильника, вы просто идете и начинаете делать.
Никаких "подготовок" больше не нужно — прямо к делу.
</text:p>
      <text:p text:style-name="Text_20_body">Во-вторых, объемные, сложные и трудные задачи всегда нужно сначала
планировать.  Составляйте подробный план и включайте туда все пункты,
которые будут иметь отношение к задаче.  Даже если это "убрать все на
столе чтобы разложить документы".  Эта небольшая задача, кажется, даже
не стоит нашего внимания.  Вместе с тем, она подготавливает как
окружающее нас пространство, так и нас самих к основным пунктам
задачи.  И вычеркнутый пункт плана укрепляет нашу уверенность в своих
силах и способностях справиться с этой задачей.
</text:p>
      <text:p text:style-name="Text_20_body">В-третьих, занимайтесь каждый день вместо одного еженедельного
"рывка".  Когда вы делаете что-то каждый день, даже если это десять
или даже пять минут, вы каждый день остаетесь "в контексте задачи".
Вы легко вспоминаете на чем остановились и что делать дальше.  Если же
откладывать дело всю неделю, мы получим уйму напряжения (которое будет
накапливаться каждый день).  Кроме того, вы делаете один шаг каждый
день.  Каким бы небольшим он ни был, это еще один шаг.
</text:p>
      <text:p text:style-name="Text_20_body">Трудно заставить себя делать еженедельную часовую уборку.  Но гораздо
легче делать уборку каждый день по десять минут.  Десять минут — это
не час, и мы даже можем попасть в поток через десять минут.  Но,
помимо прочего, такая ежедневная уборка позволяет получить интересные
результаты.
</text:p>
      <text:p text:style-name="Text_20_body">При тех же затратах времени визуально дом (или комната) выглядят
гораздо опрятнее.  Главным образом за счет того, что с глаз исчезают
постоянно валяющиеся тут и там вещи.  Кажется, что за десять минут
нельзя сделать ничего существенного, но это не так.  За час уборки
можно устать.  А теперь представьте, что даже в последние десять минут
этого часа вы так же энергичны, как и в первые десять.  Так
произойдет, если заниматься уборкой по десять минут каждый день.
</text:p>
      <text:p text:style-name="Text_20_body">Есть еще два подхода, которые позволяют облегчить неприятное дело.
Для успеха его нужно ставить в первую половину дня.  Именно в это
время наши возможности (а нас интересует именно воля) находятся в
наилучшей форме.  Если вы с трудом можете сделать неприятное дело
утром, то шансы на успех вечером еще ниже.
</text:p>
      <text:p text:style-name="Text_20_body">Если это дело придется делать долгое время, научитесь любить его.  Не
обязательно обожать, но чувствовать, как оно наполняет вас энергией
вместо опустошения.  Тех, кто пытается писать, это занятие обычно
опустошает.  Но успешные писатели часто говорят об обратном —
писательство не опустошает, а наполняет энергией.  Этот подход
позволит сэкономить колоссальное количество эмоциональных и волевых
усилий на длинном забеге.
</text:p>
      <text:p text:style-name="Text_20_body">И еще один способ получать дивиденды от дел, которые придется делать
долго — превратить их в привычку.  Да, поначалу придется трудно.  Но
через два месяца эмоциональное напряжение исчезнет.  Даже если любовь
не появится, делать "неприятное" дело будет легко, ведь оно стало
привычным.
</text:p>
      <text:h text:style-name="Heading_20_2" text:outline-level="2" text:is-list-header="false">
<text:bookmark-start text:name="OrgXref.org3710043"/>
<text:bookmark text:name="org3710043"/><text:span text:style-name="OrgDone">DONE</text:span> Метод придется отстаивать
<text:bookmark-end text:name="OrgXref.org3710043"/></text:h>
      <text:p text:style-name="Text_20_body">Когда в течение дня у нас есть несколько привязанных ко времени
событий (например, совещаний), нам приходится вставлять ритмичную
работу между ними.  Метод ритмичной работы дает наилучшие результаты
тогда, когда следует нашим ритмам.  Если я знаю, что лучше всего
работаю до обеда, я посвящаю эти часы самым важным делам.  Вместо
того, чтобы подстраивать свое расписание под окружающие
обстоятельства, я начинаю активно формировать его и влиять на
окружающие обстоятельства.
</text:p>
      <text:p text:style-name="Text_20_body">Наши рабочие ритмы формируются в основном под влиянием внешних
обстоятельств и случайных факторов.  Когда же мы беремся за ритмичную
работу, на первое место выходят наши собственные ритмы.  Мы можем
адаптировать метод под уже сложившиеся ритмы, но настоящий эффект
можно получить только если настроить его "под себя".
</text:p>
      <text:p text:style-name="Text_20_body">Такой подход потребует много работы: нужно будет убедить других и себя
самого ценить свое собственное время.  Если вы сами не будете
планировать свою жизнь, то за вас это сделают другие.  И не факт, что
они будут учитывать ваши интересы в своих планах.  Потребуется
настойчивость, чтобы получить обратно время, которое по праву
принадлежит вам самим.
</text:p>
      <text:h text:style-name="Heading_20_1" text:outline-level="1" text:is-list-header="false">
<text:bookmark-start text:name="OrgXref.org600458e"/>
<text:bookmark text:name="org600458e"/>Организация работы
<text:bookmark-end text:name="OrgXref.org600458e"/></text:h>
      <text:h text:style-name="Heading_20_2" text:outline-level="2" text:is-list-header="false">
<text:bookmark-start text:name="OrgXref.orgd65dfc0"/>
<text:bookmark text:name="orgd65dfc0"/><text:span text:style-name="OrgDone">DONE</text:span> Время не резиновое
<text:bookmark-end text:name="OrgXref.orgd65dfc0"/></text:h>
      <text:p text:style-name="Text_20_body">Принцип ритмичной работы требует ограничить количество рабочих часов в
течение дня.  Причем, ограничить до таких уровней, которые кажутся нам
"ленивыми", ведь мы "способны сделать больше".  У нас всегда есть
несколько "запасных целей", которыми мы будем заниматься, когда
"появится свободное время".  Оно не появится.  У нас всегда будут
такие цели, но нашей задачей всегда остается выбор приоритетов.
</text:p>
      <text:p text:style-name="Text_20_body">Ограничение количества рабочих часов в течение дня заставляет делать
две вещи: устанавливать приоритеты и использовать эффективные методы.
Эффективность становится тем самым ключем, который позволяет сделать
больше в условиях ограниченного времени.  Но для повышения
эффективности потребуется обучение.  Которое будет занимать часть
рабочего времени.
</text:p>
      <text:p text:style-name="Text_20_body">Когда я взял за правило не работать больше пяти часов в день, я
столкнулся с несколькими неожиданными эффектами.
</text:p>
      <text:p text:style-name="Text_20_body">Твердо держаться за правило не работать больше пяти часов в течение
дня оказывается не так просто, как может показаться на первый взгляд.
Тот тут, то там всплывают "незавершенные дела", которые займут "всего
пять минут".  Потом они цепляются друг за друга, оказывается, что
нужно не пять минут, а пять часов.  Накапливается усталость,
необходимость заняться другими "более приоритетными" делами.  Задача
снова откладывается.
</text:p>
      <text:p text:style-name="Text_20_body">Наше окружение говорит, что "успеха нужно добиться во всем".  Я
занимался спортивными танцами.  Так случилось, что я перестал
танцевать и больше к этому не вернусь.  В один прекрасный день я
понял, что у меня в запасе ограниченное время.  И его не хватит на
все, чего я хотел бы добиться.  Особенно если заниматься так
фрагментарно, как я это делал.  Мне пришлось сознательно сузить сферу
своих "интересов", чтобы добиться большего.
</text:p>
      <text:p text:style-name="Text_20_body">Увеличение количества рабочих часов в попытке "достичь большего"
является ничем иным, как несформированностью системы приоритетов и
неготовностью исключить что-то малозначительное в пользу важного.  Для
этого требуется решимость, но метод ритмичной работы помогает в
формировании системы приоритетов.
</text:p>
      <text:h text:style-name="Heading_20_2" text:outline-level="2" text:is-list-header="false">
<text:bookmark-start text:name="OrgXref.org156f16c"/>
<text:bookmark text:name="org156f16c"/><text:span text:style-name="OrgDone">DONE</text:span> Количество против качества
<text:bookmark-end text:name="OrgXref.org156f16c"/></text:h>
      <text:p text:style-name="Text_20_body">Казалось бы, разве можно добиться чего-то существенного, если работать
"спустя рукава"?  Если работать всего лишь по несколько часов в день?
"Чтобы добиться успеха, нужно вкалывать по-черному".  Примерно такую
фразу можно услышать от многих бизнес-тренеров.  Но это крайне опасное
убеждение.
</text:p>
      <text:p text:style-name="Text_20_body">Его главная опасность в том, что оно подменяет качество работы ее
количеством.  Можно работать очень много, достичь едва ли хороших
результатов, основательно подорвать здоровье, разочароваться в своих
целях и впасть в депрессию.
</text:p>
      <text:p text:style-name="Text_20_body">Пример с выдающимися людьми показывает, что количество работы в день
не так уж и важно, как важно ее качество.  Но на качество оказывает
влияние и количество.  Если вы в спортзале будете каждый день брать
слишком большую нагрузку, то ничего хорошего из этого не выйдет.  Этот
факт очевиден для физических нагрузок, но неочевиден для
интеллектуальных.
</text:p>
      <text:p text:style-name="Text_20_body">Это как раз тот случай, когда три часа качественной работы в день
превосходят двенадцать часов некачественной работы.  Даже если так
усердно работать целый год (и в результате получить только выгорание и
проблемы со здоровьем), три часа на годовом интервале покажут еще
более внушительное превосходство.
</text:p>
      <text:p text:style-name="Text_20_body">Но не заблуждайтесь, нельзя думать, будто "сейчас я научусь работать
качественно по три часа, а потом буду работать качественно по
двенадцать часов".  Когда вы увеличите рабочее время качество упадет.
И ничто не сможет его поднять.  Видимо, количество рабочего времени
имеет очень важное значение.
</text:p>
      <text:p text:style-name="Text_20_body">Я могу набирать на клавиатуре со скоростью 260 знаков в минуту.  В
состоянии "потока" я за 15 минут могу написать больше трех тысяч
знаков.  Разумеется, потом понадобится правка и все прочее, но речь
сейчас о другом.  Я намеренно стараюсь писать не быстрее 120 знаков в
минуту.  Я формулирую мысли медленнее.  Я останавливаюсь.  Все это —
факторы, которые позволяют мне добиваться впечатляющих результатов.
</text:p>
      <text:p text:style-name="Text_20_body">По этой же причине я пишу не больше 6 тысяч символов в день.  Бывают и
продуктивные дни, когда я могу написать и 12 тысяч всего за пару
часов.  Но если случается так, то в последующие дни я намеренно снижаю
нагрузку.  Мне нужно восстановление, даже если я еще не почувствовал
усталости.  Потому что если я почувствую усталость, я просто перестану
писать на месяцы.  Этого я допустить совершенно не могу.
</text:p>
      <text:p text:style-name="Text_20_body">Но это не все.  Я делаю перерыв каждые 15 минут, во время которого
делаю разминку для кистей рук и обязательно встаю из кресла и хожу по
комнате.  Такой подход позволяет мне отвлечься от текущего текста,
разогнать кровь и придумать что-то новое.  На собственном опыте я
проверил действенность многих факторов качества работы, а не ее
количества.  Я могу встать прямо посередине рабочего интервала.  Я не
перестаю думать над задачей в этом случае, но фокусирую свои мысли на
общей картине вместо конкретного отрезка текста.
</text:p>
      <text:p text:style-name="Text_20_body">Разумеется, нельзя сказать, что бесконечно сокращая количество работы
мы сможем бесконечно увеличивать ее качество.  Здесь точно есть
определенный компромисс, когда сокращение времени больше не приводит к
быстрому росту качества.  И этот компромисс проходит где-то между
двумя и пятью–шестью часами в день.
</text:p>
      <text:h text:style-name="Heading_20_2" text:outline-level="2" text:is-list-header="false">
<text:bookmark-start text:name="OrgXref.orgdaf83ec"/>
<text:bookmark text:name="orgdaf83ec"/><text:span text:style-name="OrgDone">DONE</text:span> Постановка цели
<text:bookmark-end text:name="OrgXref.orgdaf83ec"/></text:h>
      <text:p text:style-name="Text_20_body">Постановка цели, расстановка приоритетов и следование им — важные
элементы успеха системы ритмичной работы.  Нужно быть настойчивым и не
работать более пяти часов в день, чтобы через месяц увидеть результаты
такого подхода.  Все будет очень непросто, но результат стоит того.
Хотя бы в том, что снижается стресс от работы.
</text:p>
      <text:p text:style-name="Text_20_body">Чем лучше поставлена цель, чем более определенной она является, тем
больший эффект может показать метод ритмичной работы.  Если до этого
вы не фокусировались на качественной постановке целей, сейчас самое
время заняться этим.  Используйте любую простую методологию, например,
SMART.
</text:p>
      <text:p text:style-name="Text_20_body">Следовать ритмичной работе без цели, все равно что плыть по океану без
компаса.  Можно попасть на необитаемый остров, а можно (что наиболее
вероятно) просто дрейфовать в океане многие месяцы.  Наличие
долгосрочной цели очень важно.
</text:p>
      <text:p text:style-name="Text_20_body">Итак, у вас есть долгосрочная цель.  Но что вы будете делать в этот
рабочий интервал?  Устное формулирование цели в начале работы на
интервале окажет вам неоценимую помощь.  Задача на ближайшие 15–25
минут ясна, действуем.
</text:p>
      <text:h text:style-name="Heading_20_2" text:outline-level="2" text:is-list-header="false">
<text:bookmark-start text:name="OrgXref.orgcbf584f"/>
<text:bookmark text:name="orgcbf584f"/><text:span text:style-name="OrgDone">DONE</text:span> Метод как привычка
<text:bookmark-end text:name="OrgXref.orgcbf584f"/></text:h>
      <text:p text:style-name="Text_20_body">На привыкание к работе по ритмичному методу понадобится воля.  Ее
главная задача — преодолеть инерцию окружающей среды и внутреннюю
инерцию, чтобы вывести нас на новый уровень продуктивности.  На первых
этапах будет трудно и непродуктивно работать по этому методу, но ровно
до тех пор, пока он не станет органичной частью жизни — тут и
начинаются чудеса и эффективность.  Смотрите на эти трудности как на
инвестицию в будущее.
</text:p>
      <text:p text:style-name="Text_20_body">Наибольшую пользу этот метод работы принесет тогда, когда будет
привычкой.  Когда организм и мозг настроятся на ритм работы, когда
научатся извлекать максимум из состояния концентрации и когда сигнал к
перерыву будет служить якорем для отдыха.  Этот метод не должен быть
только навыком, он должен стать частью жизни, только тогда он принесет
максимальную пользу.  А сделать его частью жизни проще всего через
привычку.
</text:p>
      <text:p text:style-name="Text_20_body">Привычка так же позволит накопить статистику.  Вы узнаете, сколько
времени "на самом деле" нужно чтобы написать отчет.  Сколько времени
можно проработать по будням (а эта цифра далека от наших ожиданий), а
сколько — по выходным.  Сколько времени можно отработать за месяц.
И, уже по результатам этой статистики, сможете гораздо лучше
планировать свою будущую работу, выбирать наиболее актуальные цели, не
перегружать себя и своевременно и продуктивно отдыхать.
</text:p>
      <text:p text:style-name="Text_20_body">Удивительно в этом методе то, что он дает фантастические результаты
если не перегружать себя.  Я сейчас не о прокрастинации или лени.  Я
— о разумном распределении времени на работу и отдых.  На принятие
себя таким, какой есть вместо попыток выгдялеть "сверхчеловеком" без
результатов.  И, разумеется, двигаться вперед в том темпе, в котором
способен.
</text:p>
      <text:p text:style-name="Text_20_body">Поскольку метод становится привычным и сопровождается повторяющимися
последовательностями действий: сигнал таймера — начало перерыва,
сигнал таймера — начало работы, со временем он превращается в
привычку.  Сигнал таймера начинает выполнять функцию якоря, а решения
— открыть документ или встать и пройтись — действий.
</text:p>
      <text:p text:style-name="Text_20_body">Поначалу требуются волевые усилия на "выход из потока" на перерыв и на
"вход в работу", но по мере практики привычка сформируется сама.  И
тогда уже дополнительные волевые усилия не понадобятся.  Но вы можете
облегчить эту задачу, если сознательно возьметесь за привычку.
</text:p>
      <text:p text:style-name="Text_20_body">Работа в ритме подчинена не только якорям, но и ритуалам.  Некоторые
люди посвящают первый рабочий интервал в течение дня планированию
задач на сегодня.  Этот ежедневный ритуал запускает ритмичную работу
на весь день.  Ритуал как бы сообщает: "Сегодня я буду
концентрироваться на важных вещах".
</text:p>
      <text:p text:style-name="Text_20_body">Последний интервал часто отводят для подведения итогов дня, завершения
оставшихся мелких дел, уборке рабочего места.  Просто невероятно,
каких результатов можно добиться ежедневной десятиминутной уборкой.
Этот ритуал говорит: "На сегодня работа закончена, все остальное —
завтра".
</text:p>
      <text:p text:style-name="Text_20_body">Используя привычку и ритуалы в своей интервальной работе можно не
только повысить эффективность этого метода, но и упростить его
внедрение в повседневную жизнь.
</text:p>
      <text:h text:style-name="Heading_20_2" text:outline-level="2" text:is-list-header="false">
<text:bookmark-start text:name="OrgXref.org7600ab4"/>
<text:bookmark text:name="org7600ab4"/>Организация пространства
<text:bookmark-end text:name="OrgXref.org7600ab4"/></text:h>
      <text:h text:style-name="Heading_20_3" text:outline-level="3" text:is-list-header="false">
<text:bookmark-start text:name="OrgXref.orgf1f32d3"/>
<text:bookmark text:name="orgf1f32d3"/><text:span text:style-name="OrgDone">DONE</text:span> Планировщик для задач
<text:bookmark-end text:name="OrgXref.orgf1f32d3"/></text:h>
      <text:p text:style-name="Text_20_body">Метод ритмичной работы позволяет организовать процесс работы, но
направлять его нужно с помощью другого инструмента.  Понадобится
внешний планировщик.  Вы можете выбрать подходящий вам метод,
например, матрицу Эйзенхауэра, GTD, метод "1–3–5" или просто
листочек со списком дел на сегодня.  Метод ритмичной работы совместим
почти с любым способом организации списка дел.
</text:p>
      <text:p text:style-name="Text_20_body">Если вы уже пользуетесь каким-то методом планирования задач, то просто
адаптируйте метод ритмичной работы для себя.  Если у вас еще нет
никакого планировщика, начните со списка дел на сегодня.  Но
обязательно пользуйтесь планировщиком.  Это очень важная составляющая
эффективности, и без нее, при хаотической организации дел, вы не
сможете увидеть значительного прогресса.
</text:p>
      <text:p text:style-name="Text_20_body">Внешняя форма планировщика может быть произвольной: это может быть как
блокнот, так и электронный файл.  Только не забывайте взять его с
собой.  Это может быть почти любая система заметок для телефона.  Это
очень удобно, потому что телефон у нас всегда с собой.  Некоторые
практически не выпускают его из рук.
</text:p>
      <text:p text:style-name="Text_20_body">Планировщик хоть и является внешней частью системы, играет очень
важную роль.  Каждое утро один рабочий интервал можете посвящать
планированию своей деятельности на сегодня и на ближайшее время.  Это
очень полезная привычка.  Еще одна полезная привычка — пользоваться
планировщиком постоянно.  Когда возникает какая-то мысль, когда
"что-то нужно сделать", сразу заносите задачу в список дел.  Позже
можно будет разобраться с ней, но сейчас важно не потерять ее.
</text:p>
      <text:h text:style-name="Heading_20_3" text:outline-level="3" text:is-list-header="false">
<text:bookmark-start text:name="OrgXref.orgd8e931d"/>
<text:bookmark text:name="orgd8e931d"/>Журнал для записей
<text:bookmark-end text:name="OrgXref.orgd8e931d"/></text:h>
      <text:list text:style-name="OrgNumberedList" text:continue-numbering="false">
        <text:list-item>
          <text:p text:style-name="Text_20_body">
<text:bookmark-start text:name="OrgXref.orgfbae9a7"/>
<text:bookmark text:name="orgfbae9a7"/><text:span text:style-name="OrgDone">DONE</text:span> Задача журнала
<text:bookmark-end text:name="OrgXref.orgfbae9a7"/></text:p>
          <text:p text:style-name="Text_20_body">Вместе с планировщиком удобно размещать журнал для записей.  Здесь
хранится информация о том, сколько времени вам удалось проработать и в
какие дни сколько интервалов было выполнено и какие это были задачи.
Главное, что нужно извлечь из журнала — статистические данные.
Сколько удается выполнять рабочих интервалов в среднем за последний
месяц.  Изменение этого числа будет свидетельствовать об изменяющихся
условиях жизни.
</text:p>
          <text:p text:style-name="Text_20_body">Я предпочитаю учитывать в журнале не количество интервалов, а время.
Но тут же появляется вопрос — учитывать ли в отработанном времени
перерывы?  На мой взгляд, нужно учитывать короткие перерывы, потому
что они, фактически, являются "другой формой работы", когда работает
подсознание.  Поэтому вместо количества интервалов я записываю в
журнал эквивалент в виде суммы времени рабочего интервала и короткого
перерыва.  Так у меня всегда результат в часах.
</text:p>
        </text:list-item>
        <text:list-item>
          <text:p text:style-name="Text_20_body">
<text:bookmark-start text:name="OrgXref.orgbf9d3f5"/>
<text:bookmark text:name="orgbf9d3f5"/><text:span text:style-name="OrgDone">DONE</text:span> Форма журнала
<text:bookmark-end text:name="OrgXref.orgbf9d3f5"/></text:p>
          <text:p text:style-name="Text_20_body">Как и в случае с планировщиком, используйте ту форму, которая вам
больше подходит.  Многие люди находят бумажные записи гораздо более
удобными, чем электронные.  Записи должны быть возможно более
простыми, ведь это всего лишь вспомогательная часть системы ритмичной
работы.  Если у вас организован журнал, то записи в течение дня можно
вести даже на листочке 90x90.  А по результатам дня переносить итог в
журнал.
</text:p>
          <text:p text:style-name="Text_20_body">Вы так же можете использовать любую систему для ведения записей, любой
"блокнот" в телефоне.  Только нужно быть осторожным, потому что
телефон является одним из самых больших отвлекающих факторов в
современном мире.  Именно поэтому я храню свои записи об отработанных
интервалах в компьютере с синхронизацией в облако.  Поскольку почти
вся моя интеллектуальная работа связана с компьютером, такой подход
позволяет мне не отвлекаться на постороннее во время работы и
полностью сконцентрироваться на экране компьютера.  По этой же причине
я использую десятипальцевый метод печати.
</text:p>
        </text:list-item>
        <text:list-item>
          <text:p text:style-name="Text_20_body">
<text:bookmark-start text:name="OrgXref.orgb64212d"/>
<text:bookmark text:name="orgb64212d"/><text:span text:style-name="OrgDone">DONE</text:span> Статистические данные
<text:bookmark-end text:name="OrgXref.orgb64212d"/></text:p>
          <text:p text:style-name="Text_20_body">Статистика, которую накапливает журнал, позволяет трезво взглянуть на
свою собственную продуктивность.  Это не просто количество интервалов,
которое, "как мне кажется", я выполнял в среднем за день, это реальное
среднее количество интервалов.  С помощью этого числа можно
планировать свою дальнейшую деятельность.  Посмотреть, сколько же
времени я реально работал.
</text:p>
          <text:p text:style-name="Text_20_body">Если в качестве интервала взять не день, а неделю, месяц или год (для
тех, кто всерьез планирует заниматься методом интервальной работы), то
можно получить весьма интересные данные.  Например, можно рассчитать
сколько статей я могу написать за год, если я знаю, сколько времени
нужно на одну статью в режиме интервальной работы.  Потому что я знаю,
сколько времени я вообще могу выделить на написание статей (ведь это
не по 8 часов ежедневно).
</text:p>
          <text:p text:style-name="Text_20_body">С другой стороны, статистические данные можно смотреть в разрезе
задач.  Например, сколько времени уходит на одну статью.  Разумеется,
статьи могут быть разного размера, поэтому требуется относительный
показатель — количество времени на написание (с последующим
редактированием) одной тысячи символов.  Так легко можно рассчитать,
сколько времени будет нужно на статью любого размера.  Разумеется,
показатель не идеальный, но он гораздо ближе к действительности, чем
"ну, примерно столько-то".
</text:p>
          <text:p text:style-name="Text_20_body">Или, например, можно рассчитать, сколько тысяч символов для статей я
могу написать за год (я и сам делал такой расчет, получился довольно
интересный результат), сколько статей я могу написать за год.  Сколько
книг и по сколько страниц я могу написать за год.  Такой же подход
позволяет оценивать и любую другую работу.
</text:p>
        </text:list-item>
      </text:list>
      <text:h text:style-name="Heading_20_3" text:outline-level="3" text:is-list-header="false">
<text:bookmark-start text:name="OrgXref.org35f7bce"/>
<text:bookmark text:name="org35f7bce"/><text:span text:style-name="OrgDone">DONE</text:span> Таймер
<text:bookmark-end text:name="OrgXref.org35f7bce"/></text:h>
      <text:p text:style-name="Text_20_body">Таймер имеет ключевое значение во всей системе.  Некоторые люди
пренебрегают таймером, надеясь на свои способности.  В результате им
приходится постоянно отвлекаться на часы, чтобы узнать, не закончился
ли рабочий интервал.  А если они попадают в состояние потока, то
забывают о контроле времени.  В результате пропускают плановые
перерывы, а без отдыха производительность и эффективность труда (даже
в состоянии потока) снижается.  Благодаря таймеру можно
сконцентрироваться на работе без страха пропустить время перерыва.  А
именно это позволяет войти в поток гораздо быстрее.
</text:p>
      <text:p text:style-name="Text_20_body">Таймер так же важен и для коротких перерывов.  Он позволяет отвлечься
от работы и не беспокоиться о том, что пора возвращаться.  Поскольку
своевременный возврат из короткого перерыва является критически важным
чтобы "успеть обратно в поток", таймер и здесь выполняет неоценимую
службу.
</text:p>
      <text:p text:style-name="Text_20_body">От хорошего выбора таймера зависит очень многое.  Поскольку чаще всего
работать приходится сидя за компьютером (ведь именно так протекает
большая часть интеллектуального труда в современном мире), то таймер
должен подходить именно под этот вид деятельности.  Некоторые люди
привержены традиционным технологиям и механическому таймеру (как и
основатель метода Помидора).  Другие полагаются на электронные таймеры
в телефоне или в Интернете.  В любом случае, выбирайте то, что
подойдет именно вам.
</text:p>
      <text:h text:style-name="Heading_20_3" text:outline-level="3" text:is-list-header="false">
<text:bookmark-start text:name="OrgXref.org899e1eb"/>
<text:bookmark text:name="org899e1eb"/>Устранение отвлекающих факторов
<text:bookmark-end text:name="OrgXref.org899e1eb"/></text:h>
      <text:list text:style-name="OrgNumberedList" text:continue-numbering="false">
        <text:list-item>
          <text:p text:style-name="Text_20_body">
<text:bookmark-start text:name="OrgXref.org2e39172"/>
<text:bookmark text:name="org2e39172"/><text:span text:style-name="OrgDone">DONE</text:span> Роль отвлекающих факторов
<text:bookmark-end text:name="OrgXref.org2e39172"/></text:p>
          <text:p text:style-name="Text_20_body">Отвлекающие факторы препятствуют концентрации внимания.  Представьте,
что для запуска состояния потока требуется десять минут пребывать в
состоянии концентрации.  Дальше, в состоянии потока, концентрация
будет поддерживаться состоянием.  Но для начала нужно сосредоточиться.
Цифры условные, но по разным данных вход в состояние потока может
занимать примерно 10–15 минут.
</text:p>
          <text:p text:style-name="Text_20_body">Очень мало людей способны концентрироваться на задаче и не отвлекаться
на телефон так долго.  И это не обязательно из-за сообщений, даже
просто от скуки.  Но каждое такое отвлечение сбрасывает отсчет
времени.  Приходится начинать заново.  А потом оказывается, что два
часа потрачено, а результата так и нет.  И нервы расшатались еще
сильнее, потому что "мне нужно концентрироваться, а тут постоянно
отвлекают".
</text:p>
          <text:p text:style-name="Text_20_body">Когда вы хотите спрятаться от окружающего мира, чтобы побыть в
состоянии концентрации, вы должны действительно спрятаться.  Нельзя
спрятаться посередине оживленного шоссе.  Нужно намеренно сделать так,
чтобы вас нельзя было достать.  Или это было очень трудно.
Большинство людей, если первая легкая попытка с сообщением в
мессенджере не достигла цели, просто перестают отвлекать.  А если
человек все-таки связался с вами, возможно, дело действительно
срочное.
</text:p>
        </text:list-item>
        <text:list-item>
          <text:p text:style-name="Text_20_body">
<text:bookmark-start text:name="OrgXref.orge4b6124"/>
<text:bookmark text:name="orge4b6124"/><text:span text:style-name="OrgDone">DONE</text:span> О мультизадачности
<text:bookmark-end text:name="OrgXref.orge4b6124"/></text:p>
          <text:p text:style-name="Text_20_body">Попытка выполнять несколько дел одновременно в стремлении достичь
большего за ограниченное (и, желательно, сокращающееся) время приводит
к плачевным результатам.  Главная проблема в том, что мозг в
действительности занимается только одним делом за раз, просто
переключается между ними очень быстро.  Но, переключаясь между делами,
мы постоянно "сбрасываем таймер", который позволяет нам войти в
состояние потока.
</text:p>
          <text:p text:style-name="Text_20_body">Многозадачность является одним из самых разрушительных мифов
современного мира на тему продуктивности.  Даже если мы возьмем пример
с машинистом метро, который должен одновременно отслеживать множество
вещей (как параметры силовых установок, движение поезда, посадку и
высадку пассажиров, указания диспетчера, разрешающие сигналы
светофоров), все равно мы имеем дело с состоянием потока.  Это
предельная концентрация внимания на определенных вещах в четко
структурированном процессе.  Это четкая последовательность, когда
смотреть на пассажиров, когда на светофоры, когда слушать указания
диспетчера.  Это однозадачность, хотя может казаться самой настоящей
многозадачностью.
</text:p>
          <text:p text:style-name="Text_20_body">Способность к концентрации позволяет нам вывести свое мышление на
совершенно новый уровень.  Результаты этой концентрации нельзя
заменить никаким количеством времени в режиме многозадачности.
Рассеянный художник никогда не сможет нарисовать то же, что и
"погружающийся в работу".  И никакое количество времени ему не
поможет.
</text:p>
        </text:list-item>
        <text:list-item>
          <text:p text:style-name="Text_20_body">
<text:bookmark-start text:name="OrgXref.orge025600"/>
<text:bookmark text:name="orge025600"/><text:span text:style-name="OrgDone">DONE</text:span> Погружение в поток
<text:bookmark-end text:name="OrgXref.orge025600"/></text:p>
          <text:p text:style-name="Text_20_body">Для погружения в поток потребуется концентрация.  Поскольку
современный мир очень беден на возможности концентрации (в смысле
огромного количества информации, которая обрушивается на нас со всех
сторон), такой режим себе нужно создавать самостоятельно.  В первую
очередь нужно отключить уведомления на телефоне и отложить его.  И не
браться до окончания рабочего интервала.
</text:p>
          <text:p text:style-name="Text_20_body">А как же перерывы?  Разве они не выводят из состояния потока?  Да,
выводят.  Но тут есть две вещи.  Во-первых, войти в состояние потока
если вы совсем недавно вышли из него оказывается очень легко (именно
поэтому короткий перерыв должен быть действительно коротким).
Во-вторых, взгляд на проблему из стратегического состояния позволяет
нам скорректировать маршрут.  Состояние потока имеет свои
специфические особенности.  В состоянии потока мы легко забываем о
своей конечной цели и действуем по внутреннему ощущению.  А оно может
завести нас не туда.
</text:p>
          <text:p text:style-name="Text_20_body">С одной стороны мы погружаемся в поток с помощью концентрации на
определенной задаче.  С другой стороны, чтобы не "забыть о себе", мы
устанавливаем таймер, который выведет нас из состояния потока по
истечению времени.
</text:p>
        </text:list-item>
        <text:list-item>
          <text:p text:style-name="Text_20_body">
<text:bookmark-start text:name="OrgXref.org54683cc"/>
<text:bookmark text:name="org54683cc"/><text:span text:style-name="OrgDone">DONE</text:span> Музыка
<text:bookmark-end text:name="OrgXref.org54683cc"/></text:p>
          <text:p text:style-name="Text_20_body">Чтобы замаскировать отвлекающие факторы, которые нельзя устранить
(например, шум в офисе или на улице), воспользуйтесь музыкой.  Музыка
— одно из величайших открытий человечества.  Музыка сопровождала
человечество на протяжение всей его истории, начиная от примитивных
инструментов и мелодий, и заканчивая восхитительными произведениями
композиторов с мировыми именами.
</text:p>
          <text:p text:style-name="Text_20_body">Разным людям подходит разная музыка.  Но именно благодаря музыке очень
легко войти в состояние потока.  Ритмы увлекают нас, позволяя
сконцентрироваться на задаче, и маскируют окружающий шум.
</text:p>
          <text:p text:style-name="Text_20_body">Разным людям подходит разная музыка.  Одни предпочитают что-то бодрое,
чтобы "заряжало энергией".  Другие — более спокойную, легкую музыку.
Выбор музыки — личное дело каждого, но для успешной концентрации
музыка должна отвечать нескольким критериям.  Во-первых, она сама по
себе не должна отвлекать.  Не стоит включать очень любимые композиции,
потому что вместо концентрации на задаче вы будете слушать именно их.
</text:p>
          <text:p text:style-name="Text_20_body">Отсутствие слов может быть очень важно.  Особенно, если вы занимаетесь
"литературным" трудом.  Некоторым людям совершенно безразличны слова
песен, и они могут концентрироваться на задаче даже в этом случае.
Или это могут быть слова на иностранном языке, которого вы не знаете.
В любом случае, подберите что-то, подходящее для себя.  Главный
критерий музыки — вовлекает ли она вас в поток работы над задачей?
Если да — это подходящая музыка.
</text:p>
          <text:p text:style-name="Text_20_body">Некоторые предпочитают включать звуки природы.  Звук водопада за счет
своей спектральной характеристики отлично маскирует практически любой
шум.  Но музыка обладает несомненным преимуществом — ритмом.  Будучи
людьми, мы подчинены определенным ритмам нашего организма, ритмам
окружающего пространства (например, смене дня и ночи).  И музыка может
быть тем самым ритмом, который настроит нас на нужный лад.
</text:p>
          <text:p text:style-name="Text_20_body">Вместо музыки и звуков природы можно использовать "атмосферу" —
специальные аудиозаписи или компиляции, например, шумы кафе, улицы или
библиотеки.  Это тоже подходящий вариант, особенно, если в фоновом
шуме кафе есть музыка.
</text:p>
        </text:list-item>
        <text:list-item>
          <text:p text:style-name="Text_20_body">
<text:bookmark-start text:name="OrgXref.orgda89870"/>
<text:bookmark text:name="orgda89870"/><text:span text:style-name="OrgDone">DONE</text:span> Внешние отвлечения
<text:bookmark-end text:name="OrgXref.orgda89870"/></text:p>
          <text:p text:style-name="Text_20_body">Устранить внешние отвлекающие факторы довольно просто.  Но для этого
понадобится сила воли и последовательность.
</text:p>
          <text:p text:style-name="Text_20_body">Шум и все, что можно отнести к нему (сторонние разговоры, звуки
улицы), очень легко замаскировать с помощью, например, музыки.  Или
"белого шума" водопада.  Шум, пожалуй, является наименее отвлекающим
фактором.  Скорее, он существует в виде фона.  Но если вас отвлекает
шум, то попробуйте найти другое место для работы или замаскировать его
с помощью наушников и музыки.
</text:p>
          <text:p text:style-name="Text_20_body">Более сложной категорией отвлекающих факторов являются уведомления.
Любые уведомления: новые письма, новости, сообщения в телефоне.  Все
эти уведомления направлены лично нам: это письма и сообщения для нас,
новости, которые нам интересны.  Справиться с отвлекающей силой этих
уведомлений гораздо сложнее.  Мы можем отвлечься потому, что нам
"интересно" или "должны по работе".  Если быстро отвечать на
бесполезные сообщения важнее, чем сделать качественный продукт (от
которого зависит успех компании на рынке), то можно только
посочувствовать компании с такой внутренней политикой.
</text:p>
          <text:p text:style-name="Text_20_body">Самым сильным отвлекающим фактором являются окружающие люди в офисе.
Ведь они не уходят, если их игнорировать.  И переносят это крайне
болезненно.  Большинство людей будут игнорировать ваши попытки
организовать себе "время для концентрации".  И с этим придется иметь
дело.  Некоторые люди все равно будут отвлекать.  Но большинство из
них со временем привыкнут к вашей новой "причуде", если вы будете
достаточно последовательны в ее выполнении.  Если будете напоминать
им, что сейчас не лучшее время.
</text:p>
          <text:p text:style-name="Text_20_body">Когда-то я думал, что такую роскошь, как установка правил игры, могут
позволить себе только действительно успешные люди.  Те, кого ценят и
кого принимают с этими условиями.  Выдающихся маркетологов, дизайнеров
или программистов.  А до тех пор я просто не могу позволить себе так
"обращаться с окружающими".  Но потом я понял, что во многом они
добились таких успехов именно из-за того, что целенаправленно
отстаивали свое "право на концентрацию" и использовали его с умом —
чтобы создавать качественный продукт.  И, со временем, они научились
работать в таком режиме и теперь понимают, что их успехи — результат
привычки работать именно в таком режиме.  И еще сильнее отстаивают
свое право на такую концентрацию.
</text:p>
        </text:list-item>
        <text:list-item>
          <text:p text:style-name="Text_20_body">
<text:bookmark-start text:name="OrgXref.orgdb7da84"/>
<text:bookmark text:name="orgdb7da84"/><text:span text:style-name="OrgDone">DONE</text:span> Внутренние отвлечения
<text:bookmark-end text:name="OrgXref.orgdb7da84"/></text:p>
          <text:p text:style-name="Text_20_body">Когда мы ждем чего-то важного (например, письма из издательства), эти
мысли могут не давать нам покоя.  Мы можем по сто раз на дню проверять
почту — вдруг письмо уже пришло?  Ситуации могут быть любыми,
главное в них всех — наше внутреннее состояние требует постоянных
отвлечений.
</text:p>
          <text:p text:style-name="Text_20_body">Эти отвлечения исходят не снаружи, они внутри нас.  И избавиться от
них не так то просто.  Когда я бываю подвержен таким мыслям, я
поступаю следующим образом.  Не проверять почту по несколько часов
будет очень трудно.  Но проверять ее прямо во время рабочего интервала
— тоже не выход.  Тогда я делаю так: во время рабочего интервала
проверять почту нельзя.  Если мне в голову приходит эта мысль, я
говорю себе, что "проверю почту по окончании интервала" и снова
погружаюсь в работу.
</text:p>
          <text:p text:style-name="Text_20_body">В результате я проверяю почту после каждого рабочего интервала.  Это,
конечно же, очень часто и все равно выдает мою нервозность по поводу
"важного события" (которое на деле может оказаться пустяком).  Но я
сохраняют режим концентрации и потока на рабочих интервалах.  Ведь от
него зависит эффективность всей деятельности.
</text:p>
        </text:list-item>
      </text:list>
      <text:h text:style-name="Heading_20_3" text:outline-level="3" text:is-list-header="false">
<text:bookmark-start text:name="OrgXref.org82ed9ba"/>
<text:bookmark text:name="org82ed9ba"/><text:span text:style-name="OrgDone">DONE</text:span> Листочки для записей
<text:bookmark-end text:name="OrgXref.org82ed9ba"/></text:h>
      <text:p text:style-name="Text_20_body">У вас обязательно должно быть готово пространство для "внезапных
мыслей".  Это могут быть листочки 90x90, просто лист бумаги или
свободное место в ежедневнике.  Будьте готовы к тому, что у вас
появятся такие "внезапные мысли".
</text:p>
      <text:p text:style-name="Text_20_body">Внезапные мысли бывают двух видов: те, что появляются во время
рабочего интервала и к работе не относятся, и те, что появляются во
время перерыва и относятся к работе.  В обоих случаях эти мысли
появляются "не в свое время".  Поэтому записывайте их на листочке и
спокойно продолжайте дальше работать или отдыхать.
</text:p>
      <text:p text:style-name="Text_20_body">Если во время работы у вас появилась мысль о чем-то другом, например,
"нужно купить хлеба", записывайте ее и продолжайте работать.  Во время
перерыва пересмотрите список и сделайте необходимые действия.  Если во
время перерыва у вас появилась мысль о работе, например, "нужно
добавить график в отчет", записывайте ее и продолжайте отдыхать.
Когда настанет время вернуться в работу, пересмотрите список и
действуйте по обстоятельствам: планируйте график или просто запишите
эту идею в список задач для отчета.
</text:p>
      <text:p text:style-name="Text_20_body">Самое плохое, что может произойти — у вас не будет под рукой места
для записи мыслей.  И тут возможны два варианта: вы будете искать куда
записать (попутно теряя концентрацию), или выбросите мысль из головы
(хотя она могла быть довольно ценной).  А потом, когда начнете рабочий
интервал, будете мучительно вспоминать, что же такого значимого пришло
вам в голову?  Не полагайтесь на память в такой ситуации, лучше
записывайте.
</text:p>
      <text:h text:style-name="Heading_20_2" text:outline-level="2" text:is-list-header="false">
<text:bookmark-start text:name="OrgXref.orga4a790b"/>
<text:bookmark text:name="orga4a790b"/>Организация времени
<text:bookmark-end text:name="OrgXref.orga4a790b"/></text:h>
      <text:h text:style-name="Heading_20_3" text:outline-level="3" text:is-list-header="false">
<text:bookmark-start text:name="OrgXref.orgbd92536"/>
<text:bookmark text:name="orgbd92536"/><text:span text:style-name="OrgDone">DONE</text:span> Время работы за один раз
<text:bookmark-end text:name="OrgXref.orgbd92536"/></text:h>
      <text:p text:style-name="Text_20_body">Время работы за один раз должно быть согласовано с нашими собственными
ритмами, чтобы мы успели попасть в "поток" и воспользоваться
преимуществами этого состояния.  Это значит, что одного рабочего
интервала (особенно если он короткий, как у меня) может не хватить.
Это означает, что за один раз лучше всего работать от 40 минут до
полутора часов.  За это время можно войти в поток и по максимуму
воспользоваться временем в состоянии "высокой концентрации".
</text:p>
      <text:p text:style-name="Text_20_body">Дальше концентрация будет уменьшаться, а состояние потока —
исчезать.  Поэтому самое время сделать один длинный перерыв, после
которого устроить еще одну сессию, немного короче первой.  В общей
сложности у вас получится около 2,5 часов времени в состоянии вашей
максимальной продуктивности.  Если вдуматься, то это очень много.
Сколько времени в такой концентрации вы проводите обычно?  Вряд ли
больше часа.  Если такая концентрация вообще наступает.
</text:p>
      <text:h text:style-name="Heading_20_3" text:outline-level="3" text:is-list-header="false">
<text:bookmark-start text:name="OrgXref.org9ab041d"/>
<text:bookmark text:name="org9ab041d"/><text:span text:style-name="OrgDone">DONE</text:span> Время работы над одной задачей
<text:bookmark-end text:name="OrgXref.org9ab041d"/></text:h>
      <text:p text:style-name="Text_20_body">В ритмичной работе есть такой фактор, как время на вход в работу.
Наверняка вы заметите, что первый рабочий интервал, особенно в начале,
идет со скрипом.  Но потом, когда попадаешь в поток (а по мере
практики вход в поток будет происходить все быстрее и быстрее), даже
не хочется делать перерывы.  Но нужно.  И возврат из короткого
перерыва обычно происходит очень быстро.
</text:p>
      <text:p text:style-name="Text_20_body">Если вам предстоит писать отчет пять часов, то лучше заниматься пять
раз по часу, чем пятнадцать раз по 20 минут.  Так вы сэкономите
огромное количество времени на "входе в задачу".  Ведь это не секрет,
приступая к задаче, нам приходится восстановить в памяти то, на чем мы
остановились.  Погрузиться в проблему и только потом продолжить путь.
</text:p>
      <text:p text:style-name="Text_20_body">Есть исследования, что состояние полной концентрации и погружения в
задачу (и состояние потока тоже) начинаются только к 15-й минуте
концентрации на задаче.  Получается, что первый интервал мы только
"погружаемся" в задачу.  Чтобы извлечь максимум пользы нужен как
минимум еще один рабочий интервал.
</text:p>
      <text:p text:style-name="Text_20_body">Разумеется, бывают и такие задачи, на которые и один интервал бывает
слишком много.  Но если задача растянется не на один день, то лучше
заниматься ею именно в таком ритме.  Не разбрасывайте ее по времени
дня, лучше уделите меньше времени (и продуктивнее), но гораздо более
качественного.
</text:p>
      <text:p text:style-name="Text_20_body">С другой стороны, если вы, например, практикуете какой-то навык, то
можете извлечь больше пользы от одного занятия утром и одного —
после обеда.  В любом случае, нужно учитывать индивидуальные
особенности, но главное правило такое: не дробите задачу без
необходимости, особенно, на мелкие части до и после обеда.
</text:p>
      <text:p text:style-name="Text_20_body">Такой же подход отлично сработает, если приходится делать неприятное
но необходимое дело.  Сгруппировав его в одном интервале, желательно
утром ("съесть лягушку"), вы сможете избавиться от стресса на остаток
дня, от мыслей, что "это неприятное дело все еще висит на мне".  Вы
точно будете знать, что на сегодня с ним покончено.  Может быть, его
придется продолжить завтра, но сегодня все окончено.  С неприятным
делом даже один интервал будет большим шагом вперед.
</text:p>
      <text:h text:style-name="Heading_20_3" text:outline-level="3" text:is-list-header="false">
<text:bookmark-start text:name="OrgXref.orgf1b94b3"/>
<text:bookmark text:name="orgf1b94b3"/><text:span text:style-name="OrgDone">DONE</text:span> Максимальное время работы в течение дня
<text:bookmark-end text:name="OrgXref.orgf1b94b3"/></text:h>
      <text:p text:style-name="Text_20_body">Максимальное время работы в течение дня должно быть ограничено и быть
не больше 4–5 часов.  Хорошее погружение в работу сверх этого времени
принесет один вред в виде истощения.  И не принесет значительного
дополнительного результата.  А на долгосрочном забеге очень важно
распределять свои силы и вовремя восстанавливаться.
</text:p>
      <text:p text:style-name="Text_20_body">Здесь нужно подстроить систему под ваши собственные ритмы дня.  В моем
случае система выглядит следующим образом: с утра я сажусь на книги.
Я провожу от одного до полутора часов в интенсивной работе над новым
материалом.  Затем следует длинный перерыв на 20 минут, после которого
я берусь за другие виды работ.  Занимаюсь ими в течение еще одного
часа.
</text:p>
      <text:p text:style-name="Text_20_body">Наступает время обеда.  Я беру длинный перерыв на несколько часов.  За
это время я обедаю, отдыхаю (послеобеденный отдых очень важен в деле
высокой продуктивности), общаюсь.  Затем я берусь за оставшиеся
задачи.  Ими я занимаюсь один час, затем перерыв на 20 минут и еще
один час.
</text:p>
      <text:p text:style-name="Text_20_body">В общей сложности в течение дня у меня получается около 4,5 часов в
состоянии высокой концентрации.  И эти часы оказываются очень
продуктивными.  Но один из секретов такой продуктивности в том, что я
занимаюсь рабочими вопросами не более 5 часов в день.  И мне
приходится выбирать на эти пять часов только ту деятельность, которая
принесет мне наибольший эффект.
</text:p>
      <text:p text:style-name="Text_20_body">Такая организация труда возможна далеко не всегда.  Если вы работаете
в офисе по жесткому графику, то распределять свое рабочее время таким
образом вряд ли получится.  Но вы можете использовать метод ритмичной
работы для того, чтобы погружаться в важные задачи в течение дня.
Просто учтите, что даже если вам приходится работать по 8 или 12
часов, это не значит, что метод ритмичной работы тоже должен длиться 8
или 12 часов.  Пять часов — это предел.  Остальное время работайте
по старой схеме.  Так вы сможете сделать переход к этому методу менее
болезненным и не истощить себя методом ритмичной работы.
</text:p>
      <text:p text:style-name="Text_20_body">Если же вы работаете удаленно, и от вас не требуется строгое
присутствие на связи, а требуется результат, то можете использовать
преимущества этого метода.  Он позволит получить гораздо больше
результатов и более высокого качества.
</text:p>
      <text:h text:style-name="Heading_20_3" text:outline-level="3" text:is-list-header="false">
<text:bookmark-start text:name="OrgXref.org86283a3"/>
<text:bookmark text:name="org86283a3"/><text:span text:style-name="OrgDone">DONE</text:span> Максимальное время работы в течение недели
<text:bookmark-end text:name="OrgXref.org86283a3"/></text:h>
      <text:p text:style-name="Text_20_body">Может показаться, что если максимальное время работы в течение дня
определено, то для недели оно очевидно — это в пять или семь раз
больше.  Но это совсем не так.
</text:p>
      <text:p text:style-name="Text_20_body">Несмотря на то, что в течение дня можно в состоянии высокой
концентрации провести пять часов, день ото дня будет отличаться.  В
одни дни продуктивность будет выше среднего, в другие — ниже.  Тому
могут быть как внешние причины, так и внутренние.  Но наша задача —
поддерживать продуктивность на высоком уровне в течение недель и
месяцев.
</text:p>
      <text:p text:style-name="Text_20_body">Поэтому получается, что если в один день вы были "на волне" и
проработали больше регламента (что вполне нормально), в другой день
получится "провал", когда рабочего времени будет меньше.  Во многих
случаях нам придется целенаправленно сокращать рабочее время после
таких "рывков", чтобы восстановить силы после ударной работы.
</text:p>
      <text:p text:style-name="Text_20_body">Это необходимость, чтобы не впасть в состояние бесконечного расширения
рабочего времени.  В конечном счете, если метод ритмичной работы
растянуть на 8 или 10 часов в течение дня, от него будет очень мало
пользы, лишь немного больше, чем от традиционного подхода без
структуры.  Исключение отвлекающих факторов пойдет на пользу, но это
будет лишь малая доля возможностей этого метода.
</text:p>
      <text:p text:style-name="Text_20_body">В моем случае время работы в течение недели составляет 27 часов.  Это
меньше тех сорока часов, которые от нас требуются по трудовому
законодательству.  И гораздо меньше тех часов, что мы отрабатываем на
самом деле.  Здесь не может быть никакого компромисса: много времени
— мало результатов, мало времени — много результатов.
</text:p>
      <text:h text:style-name="Heading_20_3" text:outline-level="3" text:is-list-header="false">
<text:bookmark-start text:name="OrgXref.orgf21d296"/>
<text:bookmark text:name="orgf21d296"/><text:span text:style-name="OrgDone">DONE</text:span> Распределение времени в течение дня
<text:bookmark-end text:name="OrgXref.orgf21d296"/></text:h>
      <text:p text:style-name="Text_20_body">Хотя в течение дня время можно распределять произвольным образом,
наиболее удобными себя показали две системы.  Первая система состоит в
том, чтобы разделить время на несколько сеансов, например, два сеанса
по два часа и один сеанс в один час.  Далее, эти сеансы распределяются
в течение дня с четким временем начала — первый сеанс в 10:00,
второй сеанс в 14:00 и третий сеанс в 19:00 (или другие удобные
точки).  Между сеансами получаются перерывы по несколько часов, во
время которых можно отдыхать, обедать или заниматься чем-то другим.
</text:p>
      <text:p text:style-name="Text_20_body">Другой подход состоит в том, чтобы максимально спрессовать это время в
один подход.  Разумеется, с соблюдением длинных перерывов на отдых.
Тогда общее время работы составит немногим более шести часов.  Это
будет компактная деятельность, после завершения которой весь остаток
дня (который, к тому же, довольно велик) можно посвятить отдыху,
семье, хобби или чему-то еще.
</text:p>
      <text:p text:style-name="Text_20_body">В таком "спрессованном" режиме не забывайте о перекусах во время
длинных перерывов на отдых.  Несмотря на то, что мозг составляет
менее 1% веса тела человека, он потребляет до 20–25% всей энергии,
поступающей с пищей.  Нечего и говорить о затратах энергии при такой
сконцентрированной работе.  Но помните о том, что такие перекусы
должны быть легкими, иначе придется продлевать время перерыва, чтобы
вернуться в состояние концентрации.  В таком случае лучше подойдет
первая система.
</text:p>
      <text:p text:style-name="Text_20_body">В зависимости от своих индивидуальных жизненных обстоятельств вы
можете подобрать для себя любую другую подходящую систему.  Но
обязательно работайте хотя бы один час утром.  Это время очень важно.
Посвятите его самому важному для себя проекту.  Не тому, что вам
поручили по работе, не тому, о чем вас просят окружающие, а тому, что
лично вы считаете важным.  Работа в режиме высокой концентрации —
чрезвычайно ценный ресурс, и вы имеете право на самую лучшую его
долю.
</text:p>
      <text:h text:style-name="Heading_20_3" text:outline-level="3" text:is-list-header="false">
<text:bookmark-start text:name="OrgXref.org3b0ef47"/>
<text:bookmark text:name="org3b0ef47"/><text:span text:style-name="OrgDone">DONE</text:span> Подходящее время дня
<text:bookmark-end text:name="OrgXref.org3b0ef47"/></text:h>
      <text:p text:style-name="Text_20_body">Хотя (чисто теоретически), можно организовать ритмичную работу в любое
время дня, наша концентрация неодинакова в течение суток.  Сразу после
пробуждения мы не в состоянии сконцентрироваться, нужно время на
"пробуждение".  Утром, пока "голова еще свежая", наши способности к
концентрации находятся на высоком уровне.  Это самое продуктивное
время дня.  Именно на него многочисленные источники рекомендуют
ставить задачи, которые требуют размышлений.  Да и "утро вечера
мудренее".
</text:p>
      <text:p text:style-name="Text_20_body">Послеобеденный упадок сил — вполне закономерное явление, вызванное
оттоком крови к пищеварительной системе.  Во многих странах, особенно,
с жарким климатом, есть даже время послеобеденного отдыха — сиеста.
Это не лень, а жизнь в соответствии с нашими биологическими ритмами.
Ближе к вечеру работоспособность снова повышается, но не достигает
утреннего уровня.
</text:p>
      <text:p text:style-name="Text_20_body">Немного о "совах".  Почему ночью так легко достичь состояния потока и
концентрации?  Потому что исчезает множество отвлекающих факторов, а
люди ложатся спать.  Но это вовсе не означает, что концентрация
находится на высоком уровне.  Я не призываю "сов" становиться
"жаворонками", потому что вставать в пять часов утра — неправильно.
Но и "ночной образ жизни" приводит ко множеству проблем со здоровьем,
начиная от снижения иммунитета и заканчивая ускоренным старением.
</text:p>
      <text:p text:style-name="Text_20_body">Утреннее время имеет критически важное значение в достижении успеха и
продуктивности.  И его ничем нельзя заменить.  Значит, нужно
организовать себе подходящую среду, в которой не будет отвлекающих
факторов, чтобы полностью погрузиться в работу и извлечь максимум
пользы из каждого дня.
</text:p>
      <text:h text:style-name="Heading_20_2" text:outline-level="2" text:is-list-header="false">
<text:bookmark-start text:name="OrgXref.orga26b6a2"/>
<text:bookmark text:name="orga26b6a2"/><text:span text:style-name="OrgDone">DONE</text:span> Подбор индивидуального интервала
<text:bookmark-end text:name="OrgXref.orga26b6a2"/></text:h>
      <text:p text:style-name="Text_20_body">Оригинальный метод Pomodoro предлагает работать 25 минут и делать
перерыв на 5 минут.  Не знаю, откуда взялись эти цифры.  Очень похоже
на то, что Чирилло просто "притянул" рабочий интервал к получасу.  Так
удобнее считать сколько времени удалось проработать и сколько
занимает та или иная деятельность.  Нельзя сказать, что такое
разбиение по интервалам наилучшее.  Да и сам Чирилло в своей книге
упоминает, что можно варьировать интервал в зависимости от своих
потребностей.  Далее, в главах, посвященных интервалам, подробно
рассмотренны причины, по которым интервалы должны быть не короткими и
не длинными.
</text:p>
      <text:p text:style-name="Text_20_body">Каждый день отличается своей неповторимостью.  Иногда бывают такие
дни, когда работать совсем не хочется, здоровье не позволяет или
обстоятельства.  В другие дни мы чувствуем себя полными сил и готовы,
что называется "свернуть горы".  Как подогнать интервалы под такие
вариации нашей работоспособности?  Есть люди, которые увеличивают
время работы на несколько минут на каждый интервал, когда чувствуют
себя превосходно, и уменьшают его, когда чувствуют "упадок сил".
</text:p>
      <text:p text:style-name="Text_20_body">Я думаю, что это плохая идея.  Варьировать интервал, значит, каждый
раз перенастраивать свой организм с привычного ритма на новый.  Кроме
этого, так становится гораздо труднее учитывать затраты времени —
недостаточно просто посчитать количество интервалов и умножить на
длительность, ведь каждый день интервалы имеют разную длину.
Приходится считать каждый интервал в отдельности.  А это сильно
усложняет накопление статистики.  Статистика должна быть простой и не
загромождать всю систему.
</text:p>
      <text:p text:style-name="Text_20_body">Гораздо лучше варьировать количество интервалов и длинные перерывы.
Варьировать количество рабочего времени.  Если получается, работайте
пять часов.  Если здоровье подводит — работайте меньше — четыре,
три, а то и два часа в режиме высокой концентрации.  Не стоит гнаться
за сверхрезультатом.  Гораздо важнее делать хотя бы один шаг каждый
день.
</text:p>
      <text:h text:style-name="Heading_20_2" text:outline-level="2" text:is-list-header="false">
<text:bookmark-start text:name="OrgXref.org556f661"/>
<text:bookmark text:name="org556f661"/>Интенсивность
<text:bookmark-end text:name="OrgXref.org556f661"/></text:h>
      <text:h text:style-name="Heading_20_3" text:outline-level="3" text:is-list-header="false">
<text:bookmark-start text:name="OrgXref.org56bbaac"/>
<text:bookmark text:name="org56bbaac"/><text:span text:style-name="OrgDone">DONE</text:span> Больше времени — больше эффекта
<text:bookmark-end text:name="OrgXref.org56bbaac"/></text:h>
      <text:p text:style-name="Text_20_body">На первый взгляд может показаться, что метод ритмичной работы только
сокращает рабочее время.  И за счет этого достигаются выдающиеся
результаты?  Разве можно работать меньше, а получить больше?  Но не
все так просто, как хотелось бы.
</text:p>
      <text:p text:style-name="Text_20_body">Во-первых, сокращение рабочего времени естественным образом заставляет
ценить его.  Этот факт был подтвержден многочисленными исследованиями
даже на уровне некоторых стран.  Когда работники точно знают, что
"сокращение рабочего времени" — не просто повод снизить заработную
плату.  Когда на них не взвалят дополнительные обязанности за те же
деньги.  Им просто разрешают находиться на рабочем месте меньшее
количество времени.
</text:p>
      <text:p text:style-name="Text_20_body">Во-вторых, это не просто "сократить рабочее время", это "провести его
в состоянии полной концентрации".  Те, кто хоть раз работал в
состоянии полного погружения в задачу ("потока"), отмечают, что
добиваются хороших результатов.  Оказывается, что можно сделать очень
много за такой короткий промежуток времени.  Только сочетая вместе два
этих фактора, можно добиться выдающегося эффекта.
</text:p>
      <text:p text:style-name="Text_20_body">Говорят, что есть "супермены", которые добиваются выдающихся
результатов, работая по 15 часов в сутки.  У меня всегда возникает
один вопрос: как измеряется это время?  Опасно думать, что они
проводят в состоянии концентрации все эти 15 часов.  Наш мозг не
обладает такими возможностями.  С таким же успехом можно сказать, что,
работая по 4 часа в режиме полной концентрации и оставляя на 11 часов
работу подсознанию, я тоже работаю по 15 часов в сутки.  Не стоит
заблуждаться по поводу большого количества времени работы.
</text:p>
      <text:p text:style-name="Quotations">Работать надо не по 15 часов в сутки, а головой.
</text:p>
      <text:p text:style-name="Text_20_body">И еще пару слов об энтузиазме.  Почти в каждой книге на тему "великих
достижений" можно найти что-то вроде "энтузиазм сворачивает горы" и
"именно ему нужно посвящить максимум времени".  Желание сделать
что-то заслуживает уважения, но не на одном только желании держатся
великие достижения.  Они скорее являются результатом привычки.
Например, привычка писать каждый день по 500 символов позволит через
год получить книгу.  Хорошую или плохую — второй вопрос.  Но через
десять лет это будет уже десять книг.  И десятая книга, несомненно,
будет значительно лучше первой.  Но никакого энтузиазма не хватит на
десять лет.
</text:p>
      <text:p text:style-name="Text_20_body">Исследования энтузиазма в лабораторных условиях показали, что чем
труднее задача, тем меньше должно быть энтузиазма в ее выполнении.
Часто высокий уровень энтузиазма не просто не помогает в выполнении
задачи, но и вредит ей.  Стараясь слишком сильно мы ожидаем быстрого
эффекта, но с трудной задачей нам может не хватать знаний и навыков.
Разочаровываясь, мы бросаем дело незавершенным.
</text:p>
      <text:p text:style-name="Text_20_body">Высокий уровень энтузиазма (который можно наблюдать у основателей
многочисленных провальных стартапов) "маскирует" проблемы "верой в
успех".  Вместо своевременных действий по диверсификации рисков мы
просто перестаем замечать эти риски.  Но они продолжают существовать и
в один "прекрасный день" одним ударом разваливают весь проект.
Энтузиазм не всегда к добру, хотя без него не обходится ни одно
серьезное дело.
</text:p>
      <text:h text:style-name="Heading_20_3" text:outline-level="3" text:is-list-header="false">
<text:bookmark-start text:name="OrgXref.org0f71ed0"/>
<text:bookmark text:name="org0f71ed0"/><text:span text:style-name="OrgDone">DONE</text:span> Но это не всегда истинно
<text:bookmark-end text:name="OrgXref.org0f71ed0"/></text:h>
      <text:p text:style-name="Text_20_body">Количество времени всегда можно нарастить.  Если вы видите эффект от
какой-то деятельности, если вы увлечены ею, если вы понимаете важность
этой задачи — вы всегда можете выкроить еще немного времени на эту
деятельность.  Но как быть с качеством?  Кто вообще задумывается по
поводу качества времени?  Того, в каких условиях нужно работать?
</text:p>
      <text:p text:style-name="Text_20_body">Все эти вопросы чаще всего остаются без ответа.  Мы работаем так, как
привыкли.  Даже если это далеко не эффективные методы.  Зато потом,
добившись результата через много сотен часов (хотя можно было добиться
его через несколько десятков), начинаем невероятно ценить это
достижение.  Мы же потратили на него столько времени.  И с удивлением
и раздражением узнаем, что кто-то добился такого же результата гораздо
быстрее, списывая это на "талант" или "помощь со стороны".  Дело в
эффективности.
</text:p>
      <text:p text:style-name="Text_20_body">И еще.  Чтобы дать нашему мозгу возможность обработать информацию в
подсознании, мы должны явным образом прекратить работу.  Пока мы
сознательно занимаемся каким-то делом, мы заглушаем все мысли, которые
всплывают из подсознания.  Именно поэтому, занимаясь какой-то другой
деятельностью, мы так часто получаем "озарения" по поводу наших задач.
Мы можем ехать за рулем или мыться в душе, когда нам в голову приходит
прорывная идея.  Это происходит именно потому, что ее ничего не
заглушает в этот момент.
</text:p>
      <text:h text:style-name="Heading_20_1" text:outline-level="1" text:is-list-header="false">
<text:bookmark-start text:name="OrgXref.orge2d5327"/>
<text:bookmark text:name="orge2d5327"/>Процесс
<text:bookmark-end text:name="OrgXref.orge2d5327"/></text:h>
      <text:h text:style-name="Heading_20_2" text:outline-level="2" text:is-list-header="false">
<text:bookmark-start text:name="OrgXref.org9f0a520"/>
<text:bookmark text:name="org9f0a520"/>Рабочий интервал (Работа)
<text:bookmark-end text:name="OrgXref.org9f0a520"/></text:h>
      <text:h text:style-name="Heading_20_3" text:outline-level="3" text:is-list-header="false">
<text:bookmark-start text:name="OrgXref.orgabef3d2"/>
<text:bookmark text:name="orgabef3d2"/><text:span text:style-name="OrgDone">DONE</text:span> Один интервал — одна задача
<text:bookmark-end text:name="OrgXref.orgabef3d2"/></text:h>
      <text:p text:style-name="Text_20_body">Каждый рабочий интервал следует посвящать только одной задаче.  Даже
более того — несколько рабочих интервалов нужно посвящать одной
задаче.  Но об этом позже.  Внутри одного интервала переход между
задачами означает смену контекста.  А это, в свою очередь, снижает
нашу способность к концентрации.
</text:p>
      <text:p text:style-name="Text_20_body">В своей книге "Начни с главного" Келлер и Папазан выводят очень
простое правило успеха.  Коротко оно звучит так: какое одно дело нужно
сделать прямо сейчас, чтобы все остальные дела стали проще или
неважны?  Именно такой фокус, именно такая концентрация нужны для
хорошей организации ритмичной работы.
</text:p>
      <text:p text:style-name="Text_20_body">Единственное, что можно допустить в рамках одного интервала —
соединение однородных задач.  Например, "я буду разбирать электронную
почту" вместо "я отвечу на это письмо, и еще вон на то".  Кажется, что
вторая постановка задачи более конкретная.  Но эта простота
обманчива.  Может оказаться, что для ответа на письмо нам понадобятся
какие-то документы.  Отвлекаясь на документы мы можем легко
перескочить к другой задаче, например, "взять с собой эту папку".  Все
дальше и дальше нас будут уводить отвлекающие факторы.
</text:p>
      <text:p text:style-name="Text_20_body">Если мы поставим задачу как "разобрать почту", мы все равно будем
искать эти документы и нас все равно будут отвлекать такие факторы.
Но в этом случае мы будем знать, что делать дальше, если задача
"внезапно закончится".  На некоторых интервалах полезнее ставить
задачу именно как "ответить на это письмо", особенно, если оно требует
много времени на подготовку и написание.  Но когда это скорее
просматривание и ответы в несколько слов, лучше "разбирать почту".
</text:p>
      <text:p text:style-name="Text_20_body">"Один интервал — одна задача" означает, что если я собираюсь читать
или писать, то я не буду одновременно "в фоне" слушать подкаст.  Такой
подход "успеть везде и всюду" принесет только проблемы.  Пытаясь
"разорваться" между несколькими задачами я не смогу не только понять
написанный текст, но и переварить содержание подкаста.  Концентрация
— только на одной задаче.  Эта задача должна быть важной и трудной,
чтобы заслуживать такой серьезной концентрации.
</text:p>
      <text:h text:style-name="Heading_20_3" text:outline-level="3" text:is-list-header="false">
<text:bookmark-start text:name="OrgXref.orgb3fac14"/>
<text:bookmark text:name="orgb3fac14"/><text:span text:style-name="OrgDone">DONE</text:span> Назначение рабочего интервала
<text:bookmark-end text:name="OrgXref.orgb3fac14"/></text:h>
      <text:p text:style-name="Text_20_body">Рабочий интервал предназначен в первую очередь для того, чтобы
потратить время на работу.  Авторам текстов хорошо известно, что
результат (например, восприятие статьи читателями) является
запаздывающим показателем.  Его можно измерить только после завершения
статьи.  Причем, намного позже.
</text:p>
      <text:p text:style-name="Text_20_body">В то же время, количество времени, потраченное на написание этой самой
статьи, является опережающим показателем.  Чем больше времени (в
смысле общего количества, а не в течение одного периода) мы потратим,
тем лучше будет результат.  Хотя эта связь совсем не прямолинейная, но
она прямая, а не обратная.
</text:p>
      <text:p text:style-name="Text_20_body">Таким образом, наша задача выливается в контроль и затраты
достаточного количества времени.  Статья сначала должна быть
спланирована, найдены подходящие материалы, подобраны отдельные
элементы, и только потом — написан сам текст.  Так статья получится
достаточно качественной и так ее восприятие читателями будет более
положительным.  Но восприятие мы можем измерить только после
завершения, а затраты времени — прямо в процессе.
</text:p>
      <text:p text:style-name="Text_20_body">Кроме того, если нам не нравится какая-то работа, но она является
необходимой, соглашение с самим собой на ограниченный интервал времени
снимает очень большое количество стресса как от самой работы, так и,
что более важно, от постоянного груза откладываний и переносов на
следующий день.  С одной стороны — мы не делаем слишком большого
волевого усилия (например, заниматься целых два часа), с другой — мы
все же концентрируемся на работе и делаем прогресс.
</text:p>
      <text:p text:style-name="Text_20_body">Вторая задача рабочего интервала — сконцентрироваться на задаче.
Если задача и без того трудная и вызывает стресс, то отвлекающие
факторы только усугубят ситуацию.  Это ни к чему.  Концентрация
является не только краеугольным камнем качества, но и важной
составляющей получения удовольствия от проделанной работы.
</text:p>
      <text:p text:style-name="Text_20_body">У концентрации есть еще один положительный результат — она может
привести к состоянию потока.  Даже если задача не нравится, даже если
приходилось откладывать ее день за днем так как "нет настроения".
Это, пожалуй, самое удивительное, как задача, которая приносила
столько стресса, может быть легко и качественно выполнена в состоянии
потока.  Но попадание в поток для таких задач не гарантируется.  В
этом случае сам факт того, что вы все таки занимались этой задачей,
что сдвинули дело с начальной точки — уже достоин похвалы.
</text:p>
      <text:h text:style-name="Heading_20_3" text:outline-level="3" text:is-list-header="false">
<text:bookmark-start text:name="OrgXref.org84e85b0"/>
<text:bookmark text:name="org84e85b0"/><text:span text:style-name="OrgDone">DONE</text:span> Конечная цель
<text:bookmark-end text:name="OrgXref.org84e85b0"/></text:h>
      <text:p text:style-name="Text_20_body">Обычно первым вопросом, который я задаю себе сразу после начала
интервала, является: "что я буду делать сейчас?"  Более точная
формулировка вопроса немного другая: "Что я должен сделать прямо
сейчас, чтобы все остальные дела были проще или совсем не нужны?"
Этот вопрос я взял из книги "Одна вещь".  Но им в рамках интервальной
работы нужно пользоваться с умом.
</text:p>
      <text:p text:style-name="Text_20_body">Размышление и глубокий ответ на такой вопрос требуют времени, часто
гораздо больше, чем один рабочий интервал.  Если я собираюсь
размышлять на жизненные вопросы и искать фундаментальные ответы, то я
выделяю для этого конкретное время.  Но когда я уже определил задачу,
например, разбор электронной почты, то я спрашиваю себя в начале
интервала: "Как мне облегчить разбор почты?"  Я могу сначала пометить
и удалить весь спам, не открывая других писем, только по заголовкам и
отправителям.  Список писем сразу сокращается.  Я могу повторно
задавать этот вопрос, чтобы прояснить, что мне делать дальше.
</text:p>
      <text:p text:style-name="Text_20_body">Совсем не обязательно, чтобы я могу закончить свою задачу к концу
интервала.  Все, что мне нужно в начале интервала — ясность.
Понимание моего направления.  Четкое осознание тех действий, которые я
сейчас буду делать.  Даже такое простое действие как "разобрать почту"
можно сделать многими способами.  И все они будут отличаться по
эффективности.  Но эффективно сразу отсеять бесполезные письма.  И
только потом браться за оставшиеся письма.
</text:p>
      <text:p text:style-name="Text_20_body">Конечная цель должна быть ясна в течение всего рабочего интервала.  В
этом один из секретов концентрации на задаче.  Когда мы не знаем, что
должны делать, мы не можем сконцентрироваться на задаче.  И метод
ритмичной работы становится просто работой с перерывами.  Чуть лучше,
чем непрерывная работа, но ненамного.
</text:p>
      <text:h text:style-name="Heading_20_3" text:outline-level="3" text:is-list-header="false">
<text:bookmark-start text:name="OrgXref.orgc92e8b5"/>
<text:bookmark text:name="orgc92e8b5"/>Работа на интервале
<text:bookmark-end text:name="OrgXref.orgc92e8b5"/></text:h>
      <text:list text:style-name="OrgNumberedList" text:continue-numbering="false">
        <text:list-item>
          <text:p text:style-name="Text_20_body">
<text:bookmark-start text:name="OrgXref.org3121acf"/>
<text:bookmark text:name="org3121acf"/><text:span text:style-name="OrgDone">DONE</text:span> Точная задача
<text:bookmark-end text:name="OrgXref.org3121acf"/></text:p>
          <text:p text:style-name="Text_20_body">Задачу на конкретный интервал мы выясняем в самом начале интервала.
Это одно из обязательных правил ритмичной работы — точно знать, что
нужно делать.  Без этого невозможна концентрация на задаче и состояние
потока.
</text:p>
          <text:p text:style-name="Text_20_body">Один из способов получить точную задачу на интервал — задать себе
фокусирующий вопрос: "что я должен делать сейчас, чтобы все остальные
задачи стали проще или не нужны?"  Обычно ответ очевиден.  Но не стоит
пренебрегать этим вопросом, часто он может прояснить нам наш путь.
</text:p>
          <text:p text:style-name="Text_20_body">Но это не единственное, с чем нам придется столкнуться в ходе работы.
Точная задача на интервал — только начало пути.
</text:p>
        </text:list-item>
        <text:list-item>
          <text:p text:style-name="Text_20_body">
<text:bookmark-start text:name="OrgXref.orgc9fd09d"/>
<text:bookmark text:name="orgc9fd09d"/><text:span text:style-name="OrgDone">DONE</text:span> Недостаток ресурсов
<text:bookmark-end text:name="OrgXref.orgc9fd09d"/></text:p>
          <text:p text:style-name="Text_20_body">Едва начав заниматься задачей, вы вдруг обнаруживаете, что вам нужны
документы, которые лежат в соседнем кабинете.  Знакомая ситуация?  Как
быть?  Некоторые люди отделяют подготовку к задаче от ее
непосредственного выполнения и собирают документы вне времени рабочих
интервалов.  Но такое не всегда возможно, часто мы можем понять это
только в ходе работы над задачей.
</text:p>
          <text:p text:style-name="Text_20_body">Мой личный подход таков — оставить таймер отсчитывать время и идти
за документами.  Я знаю, что таймер отсчитывает время и мне нельзя
отвлекаться на посторонние задачи.  Я думаю над задачей.  Я
сконцентрирован.  В этом случае все в порядке — время потрачено на
непосредственное выполнение задачи.
</text:p>
          <text:p text:style-name="Text_20_body">Другое дело, если нам нужны материалы, за которыми нужно идти в
магазин или библиотеку на другом краю города.  Разумеется, включать
всю дорогу туда и обратно в список сконцентрированной работы будет
несколько нечестно.  Тем более, что в дороге можно заниматься другими
делами.
</text:p>
          <text:p text:style-name="Text_20_body">Что если нам нужно уточнить что-то у коллеги?  В таком случае напишите
ему, но не ожидайте мгновенного ответа.  Весь остаток интервала лучше
посвятить какой-то другой части задачи, которую можно делать без
ответа на этот вопрос.  Такой подход (вместо ожидания ответа) позволит
погрузиться в задачу.  Вы не будете ожидать ответа чтобы приступить к
задаче, а займетесь самой задачей.  Когда же ответ придет, вы сможете
продолжить со следующего интервала.
</text:p>
        </text:list-item>
        <text:list-item>
          <text:p text:style-name="Text_20_body">
<text:bookmark-start text:name="OrgXref.orgabfa56d"/>
<text:bookmark text:name="orgabfa56d"/><text:span text:style-name="OrgDone">DONE</text:span> Спонтанные отвлечения
<text:bookmark-end text:name="OrgXref.orgabfa56d"/></text:p>
          <text:p text:style-name="Text_20_body">На первых порах чаще, а потом все реже, у нас будут возникать
спонтанные отвлечения.  В голову будут приходить мысли, вроде "нужно
купить хлеба домой", "нужно проверить почту", "неплохо бы выпить кофе"
и множество других.  С этими отвлечениями нужно работать по ситуации.
Если это какая-то идея о стороннем проекте, сразу же записывайте ее на
листочке бумаги и откладывайте.  Больше можете не беспокоиться —
идея надежно "захвачена", разберетесь с ней во время перерыва.
</text:p>
          <text:p text:style-name="Text_20_body">Тот же подход годится, если нужно что-то купить или вы вдруг вспомнили
о давно забытом деле, которое потребует выполнения.  Записывайте на
листочке бумаги и возвращайтесь в поток.  Именно поэтому важно держать
возле себя листочки бумаги.  Такие идеи будут появляться всегда.
Больше или меньше.  Наша задача в том, чтобы научиться с ними
справляться.
</text:p>
          <text:p text:style-name="Text_20_body">Эти идеи могут быть очень ценными, а могут быть самыми обыкновенными.
Но чтобы оценить каждую из них, нужно "сменить контекст".  Поэтому
оценивать идеи будем тогда, когда возьмемся за их задачи и начнем
рабочий интервал.  Обычно я, когда начинаю работу над задачей, сперва
разбираю все накопившиеся идеи.  Бросаю беглый взгляд и отсеиваю те,
над которыми можно поработать позже, записываю их в виде задач, а
остальные просто удаляю.  Это занимает не больше минуты.
</text:p>
        </text:list-item>
        <text:list-item>
          <text:p text:style-name="Text_20_body">
<text:bookmark-start text:name="OrgXref.orgbbdc3d5"/>
<text:bookmark text:name="orgbbdc3d5"/><text:span text:style-name="OrgDone">DONE</text:span> Внешние факторы
<text:bookmark-end text:name="OrgXref.orgbbdc3d5"/></text:p>
          <text:p text:style-name="Text_20_body">Второй важный фактор, который будет препятствовать концентрации —
другие люди.  Причем, помеха эта будет выражаться в двух аспектах.
</text:p>
          <text:p text:style-name="Text_20_body">Сначала в поле вашего зрения (или в мессенджере) появится коллега,
который потребует внимания.  Разумеется, можно ответить, что вы
занимаетесь "глубокой работой", "сконцентрированы" и лучше бы ему
обратиться попозже.  Но тут в дело вступает совесть.  Начинает
казаться, что, поступая так, вы проявляете бесчеловечность и эгоизм.
И это очень плохо, ведь вам может потребоваться его помощь.  Окажет ли
он ее вам, если вы сейчас вот так "отказали" ему?  Вопрос крайне
непростой.  Наша внутренняя "совесть" порой может мешать нашей
эффективной работе.
</text:p>
          <text:p text:style-name="Text_20_body">Но испытание на этом может не закончиться.  Коллега может не отступать
от своей цели и игнорировать наши слова о "концентрации".  И чем
дольше он будет оставаться в поле вашего зрения (особенное, если он
пришел лично), тем большему испытанию будет подвергаться "совесть".
Это как раз те самые подводные камни, которые погубили немало хороших
начинаний.
</text:p>
          <text:p text:style-name="Text_20_body">Отстраниться от этих отвлекающих факторов оказывается не так то
просто.  Но если смотреть на это дело с позиции перспективы, разве не
может дело вашего коллеги подождать десять минут?  Большинство задач,
с которыми к нам обращаются наши коллеги, могут подождать не только
десять минут, но даже несколько дней, совершенно без ущерба для
эффективности предприятия.  А это означает, что сиюминутный ответ не
так уж и важен.
</text:p>
          <text:p text:style-name="Text_20_body">Но более важный вопрос состоит вот в чем.  Можете ли вы пожертвовать
отношениями с этим человеком, который неэффективно использует свое и
ваше время, ради своей собственной эффективности?
</text:p>
          <text:p text:style-name="Text_20_body">Такие ситуации сплошь и рядом встречаются не только в офисе, но и
среди знакомых и в семье.  И однозначного решения для них нет.
Диапазон вариантов начинается с "перестать общаться с этим человеком"
до "договариваться и идти на уступки".  Все зависит от конкретной
ситуации.  В семье это будут переговоры, на работе могут быть и более
жесткие меры.  Все зависит от того, насколько нам важна собственная
эффективность.
</text:p>
          <text:p text:style-name="Text_20_body">Одним из трюков, которые позволяют успокоить совесть и не слишком
раздражать коллег состоит в том, чтобы отключить уведомления.  Вы не
знаете о новых сообщениях и не беспокоитесь об этом.  А коллега видит,
что вы еще не прочитали сообщение.  Все честно и совесть остается
спокойна, а отношения не разрушаются.
</text:p>
        </text:list-item>
      </text:list>
      <text:h text:style-name="Heading_20_3" text:outline-level="3" text:is-list-header="false">
<text:bookmark-start text:name="OrgXref.org0c74d98"/>
<text:bookmark text:name="org0c74d98"/><text:span text:style-name="OrgDone">DONE</text:span> Сколько времени
<text:bookmark-end text:name="OrgXref.org0c74d98"/></text:h>
      <text:p text:style-name="Text_20_body">Для примера рассчитаем долю рабочего времени для двух вариантов
ритмичной работы.  Будем считать, что время работы в течение дня
составляет пять часов.  Длинные перерывы в этом времени учитывать не
будем, в эти перерывы мы занимаемся другой деятельностью, и не
находимся в состоянии потока.
</text:p>
      <text:p text:style-name="Text_20_body">Первый вариант: рабочий интервал — 25 минут, короткий перерыв — 5
минут, длинный перерыв — 30 минут.  В пять часов с учетом коротких
перерывов помещается 10 рабочих интервалов.  Это соответствует 4 часам
10 минутам рабочего времени.  Это составляет примерно 83% времени.  С
учетом длинных перерывов такой ритм растянется минимум на 5 часов 45
минут.
</text:p>
      <text:p text:style-name="Text_20_body">Второй вариант: рабочий интервал — 15 минут, короткий перерыв —
5 минут, длинный перерыв — 20 минут.  В пять часов помещается 15
таких интервалов.  Общее время сконцентрированной работы составляет 3
часа 45 минут, а относительно пяти часов — 75%.  Такой ритм
растянется минимум на 6 часов 25 минут.
</text:p>
      <text:p text:style-name="Text_20_body">В погоне за числами вариант с 83% кажется более привлекательным.  И
все же, ориентируйтесь на те ритмы, работать в которых вам комфортно.
Создание интеллектуального продукта в состоянии полной концентрации
— совсем непростая задача.  И ритмы должны работать вместе с ней, а
не препятствовать.
</text:p>
      <text:p text:style-name="Text_20_body">Лично для меня 25 минут — это чересчур.  Я уже давно пользуюсь
рабочим интервалом в 15 минут и вполне успешно справляюсь со всеми
своими задачами.  А если бы я пытался "насильно" работать по 25 минут,
я бы бросил этот метод давным-давно.  И не получил бы всех этих
дивидендов в виде снижения стресса, повышения качества и
продуктивности.
</text:p>
      <text:h text:style-name="Heading_20_3" text:outline-level="3" text:is-list-header="false">
<text:bookmark-start text:name="OrgXref.org7ae2b45"/>
<text:bookmark text:name="org7ae2b45"/>Как работать в рабочий интервал
<text:bookmark-end text:name="OrgXref.org7ae2b45"/></text:h>
      <text:list text:style-name="OrgNumberedList" text:continue-numbering="false">
        <text:list-item>
          <text:p text:style-name="Text_20_body">
<text:bookmark-start text:name="OrgXref.org061ea8a"/>
<text:bookmark text:name="org061ea8a"/><text:span text:style-name="OrgDone">DONE</text:span> Начало работы
<text:bookmark-end text:name="OrgXref.org061ea8a"/></text:p>
          <text:p text:style-name="Text_20_body">Начало работы — время, чтобы "поймать поток".  Начало любого дела
имеет очень важное значение в успехе всей кампании.  Начало рабочего
интервала — время настроя.  Время, чтобы "переключить" организм на
работу, на концентрацию, на результат.  Хороший "вход в работу" это
ритуал.  Причем, в прямом смысле этого слова.
</text:p>
          <text:p text:style-name="Text_20_body">Первым шагом такого ритуала часто становится запуск таймера.  Еще бы,
ведь каждый рабочий интервал сопровождается запуском таймера.
Пользователи механических таймеров (которым привержен и сам Чирилло) в
этом смысле находятся в более выгодном положении, у них взведение
таймера — целый ряд повторяющихся действий.  Но даже если вы
запускаете таймер всего одной кнопкой на компьютере, вы уже находитесь
в ритуале.
</text:p>
          <text:p text:style-name="Text_20_body">Следующий этап — сфокусировать свой разум на задаче.  Разумеется, вы
до этого уже определили, чем будете заниматься, теперь настало время
конкретных действий.  Здесь и поможет вопрос фокусировки: "что я
должен сделать сейчас, чтобы упростить все остальное?"  Не
пренебрегайте этим вопросом, он приносит гораздо больше пользы даже
если кажется, что "ответ очевиден".
</text:p>
          <text:p text:style-name="Text_20_body">Со временем эта последовательность действий станет привычкой.  Все эти
действия обычно занимают не больше 30 секунд.  Совсем небольшая
инвестиция в то, чтобы через 10 минут оказаться в потоке, из которого
не захочется "выныривать".  Не всегда этот ритуал будет срабатывать.
Но чем дольше ему следуешь, тем больше он превращается в привычку, и
тем чаще выполняет свою функцию.
</text:p>
        </text:list-item>
        <text:list-item>
          <text:p text:style-name="Text_20_body">
<text:bookmark-start text:name="OrgXref.org1db172d"/>
<text:bookmark text:name="org1db172d"/><text:span text:style-name="OrgDone">DONE</text:span> Если задача закончилась раньше интервала
<text:bookmark-end text:name="OrgXref.org1db172d"/></text:p>
          <text:p text:style-name="Text_20_body">В классическом методе Помидора, если задача закончилась раньше чем
рабочий интервал, нужно продолжать работать над ней.  Но ведь задача
закончилась?  Обычно предлагается проводить подготовку к следующему
сеансу (например, завтра) или планировать дальнейшую деятельность.  И
если подготовка еще держит нас в контексте задачи, то планирование
дальнейшей деятельности этот контекст меняет.
</text:p>
          <text:p text:style-name="Text_20_body">Разумеется, подготовка на будущее никогда не повредит.  На мой взгляд,
если до конца интервала осталось меньше 30% времени интервала, то
можно закончить интервал как есть.  И устроить длинный перерыв.
Особенно, если это был третий–четвертый рабочий интервал в ряду.
Бывает такое ощущение, что "наконец я закончил", но до конца интервала
еще есть время.  Делать уже ничего не хочется, хочется перерыв.  Вряд
ли остаток времени сильно повысит результативность труда, если уже
хочется сделать перерыв.  В конечном итоге, цель этого метода —
эффективность.  А эффективность невозможна без разумной организации
отдыха.
</text:p>
          <text:p text:style-name="Text_20_body">Если этот интервал последний в течение дня или последний перед длинным
перерывом, то можно смело заканчивать его.  Да, может быть, можно
сделать что-то еще, но если из состояния потока уже "выпал" (что можно
понять по ожиданию перерыва), то продолжать, разумеется, можно, но
пользы от этого будет совсем немного.
</text:p>
          <text:p text:style-name="Text_20_body">Мы можем продолжить концентрироваться, а потом сказать себе "я
молодец, я полностью отработал этот интервал".  Да, это даст
дополнительную гордость за свои достижения и это важно.  Но в то же
время такая работа приводит к истощению ресурсов.  Когда организм
почти "прямым текстом" говорит что нужно сделать перерыв, то перерыв
действительно нужно делать.  И если такая ситуация происходит часто,
то нужно снизить нагрузку во всей системе ритмичной работы.  Уменьшить
количество интервалов в течение дня или их длительность.
</text:p>
        </text:list-item>
        <text:list-item>
          <text:p text:style-name="Text_20_body">
<text:bookmark-start text:name="OrgXref.org21aae67"/>
<text:bookmark text:name="org21aae67"/><text:span text:style-name="OrgDone">DONE</text:span> Окончание интервала
<text:bookmark-end text:name="OrgXref.org21aae67"/></text:p>
          <text:p text:style-name="Text_20_body">Если вы не хотите делать перерыв — вы в состоянии потока.  Если
прозвучал сигнал к началу короткого перерыва, просто встаньте и
отойдите от стола.  Это уже большой шаг в сторону перерыва.  И он
гораздо легче, чем кажется.  Можете быть уверены, что через несколько
минут, когда придет время возвращаться, вы очень быстро вернетесь в
свой поток.  Просто нужно не затягивать с перерывом.
</text:p>
          <text:p text:style-name="Text_20_body">Если у вас запланирован длинный перерыв или завершение работы, то
сначала вы можете встать из-за стола, чтобы затормозить "поток".  И
через пару минут вернуться к столу, чтобы убрать документы, закрыть
приложения, навести порядок на столе.  Если состояние потока было не
особенно сильным, можете сразу приступать к уборке.
</text:p>
          <text:p text:style-name="Text_20_body">Эта полезная привычка убирать на столе в течение минуты перед длинным
перерывом может сделать гораздо больше, нежели может показаться.
Она позволит постоянно поддерживать стол и компьютер в порядке, что, в
свою очередь, уменьшит количество отвлекающих факторов и сделает ваши
цели яснее и прозрачнее.
</text:p>
          <text:p text:style-name="Text_20_body">Обязательно похвалите себя за результат, за выполненный шаг.  Каким бы
незначительным он ни казался, из таких небольших шагов складывается
большое путешествие.  И именно такие маленькие шаги приводят к большим
достижениям.  Если каждый день работать над неприятной задачей хотя бы
по 15 минут, то через год (который, кстати, пролетит незаметно)
накопиться уже 90 часов.  Почти без необходимости заставлять себя.  А
за 90 часов можно сделать очень многое.
</text:p>
        </text:list-item>
      </text:list>
      <text:h text:style-name="Heading_20_2" text:outline-level="2" text:is-list-header="false">
<text:bookmark-start text:name="OrgXref.org1fe1833"/>
<text:bookmark text:name="org1fe1833"/>Короткий перерыв (Перерыв)
<text:bookmark-end text:name="OrgXref.org1fe1833"/></text:h>
      <text:h text:style-name="Heading_20_3" text:outline-level="3" text:is-list-header="false">
<text:bookmark-start text:name="OrgXref.org46dcd3f"/>
<text:bookmark text:name="org46dcd3f"/><text:span text:style-name="OrgDone">DONE</text:span> Короткий перерыв нельзя пропускать
<text:bookmark-end text:name="OrgXref.org46dcd3f"/></text:h>
      <text:p text:style-name="Text_20_body">Когда мы попадаем в поток, из него бывает очень трудно выбраться.
Чаще всего мы выходим из потока только тогда, когда задача полностью
завершена или когда мы начинаем совершать ошибки одну за одной и
задача начинает надоедать.  Такой выход может оставлять долговременное
чувство неудовлетворенности результатами.
</text:p>
      <text:p text:style-name="Text_20_body">Нужно завершать задачу на "положительной ноте", чтобы осталось чувство
удовлетворенности и желание заняться этим завтра.  А для этого нужно
вовремя остановиться.  Во время короткого перерыва как раз можно
взглянуть на задачу и решить, что "на сегодня хватит" или "еще только
один интервал".
</text:p>
      <text:p text:style-name="Text_20_body">Короткий перерыв нельзя пропускать.  Хотя "вынырнуть" из потока бывает
очень трудно, но это необходимо.  Это позволяет взглянуть на задачу
по-новому, позволяет подсознанию подкинуть нам очередную идею.  Если
пропустить перерыв, рабочие интервалы сливаются вместе, и мы не
получаем того самого бонуса от краткосрочного отдыха в середине
работы.  Наша работоспособность не восстанавливается и просто
продолжает снижаться дальше.
</text:p>
      <text:p text:style-name="Text_20_body">Несмотря на то, что во время короткого перерыва, мы не работаем, это
самый настоящий вклад в работу.  Во-первых, мы не позволяем
накапливаться усталости.  Во-вторых, мы позволяем нашему подсознанию
обработать информацию и выдать нам отличную идею.  В-третьих, мы,
несмотря на кажущуюся изоляцию от мира, продолжаем с ним
контактировать, но делаем это в том ритме, который удобен и эффективен
лично для нас.
</text:p>
      <text:p text:style-name="Text_20_body">Когда мы делаем перерыв вскоре после начала работы, мы не позволяем
усталости накапливаться.  А та небольшая усталость, которая
появляется, снимается очень коротким отдыхом.  Работая в таком ритме,
мы немного устаем в рабочем ритме и тут же снимаем эту усталость в
коротком перерыве.  И опять "ныряем" в работу с почти полными силами.
В таком ритме мы почти все время находимся в хорошей форме, а наши
способности к работе — на пике.  Еще лучше дело обстоит тогда, когда
мы попадаем в поток.
</text:p>
      <text:p text:style-name="Text_20_body">Возвращаясь к программированию, нужно отметить, что в последнее время
все чаще используются короткие циклы разработки.  Они позволяют
гораздо быстрее обнаруживать ошибки и убрать многие проблемы
интеграции.  В некотором смысле ритмичная работа и является синонимов
коротких циклов разработки в индивидуальном ритме.  С другой стороны,
такой перерыв в работе над программой схож и с парным
программированием, только роль здесь меняется поочередно.
</text:p>
      <text:p text:style-name="Text_20_body">Хотя мнения здесь разделились.  Есть программисты, которые находят
короткие рабочие сессии слишком "короткими", они не успевают вникнуть
в задачу.  Программирование это очень часто не про код, а про
документации и руководства, которые приходится читать.  И предлагают
вместо 25 минут работать по 50.  Я тоже программист, но нахожу
короткие рабочие интервалы (которые у меня по 15 минут) весьма
полезными.  Пока я делаю перерыв, у меня возникает еще 2–3 идеи, с
которыми я возвращаюсь к задаче.  Приложив их к коду, я нахожу
перспективные направления.  Все это улучшает код.
</text:p>
      <text:h text:style-name="Heading_20_3" text:outline-level="3" text:is-list-header="false">
<text:bookmark-start text:name="OrgXref.org5455439"/>
<text:bookmark text:name="org5455439"/><text:span text:style-name="OrgDone">DONE</text:span> Назначение короткого перерыва
<text:bookmark-end text:name="OrgXref.org5455439"/></text:h>
      <text:p text:style-name="Text_20_body">Во-первых, короткий перерыв "вытаскивает из потока".  Состояние потока
хорошо тем, что в нем наши способности раскрываются в полной мере.
Вместе с тем, "растворяясь в задаче", мы способны принимать не самые
верные решения с точки зрения стратегии и задачи в целом.  Находясь в
потоке мы видим только задачу перед собой, но для успешного
стратегического планирования нужен "обзорный взгляд".  Именно короткие
перерывы позволяют нам ненадолго взглянуть на задачу в глобальном
контексте, чтобы снова погрузиться в детали.  Это типичный прием для
парного программирования.
</text:p>
      <text:p text:style-name="Text_20_body">Когда мы не загружаем наше сознание работой над задачей, подсознанию
гораздо легче выдать нам отличную идею.  Мы просто не "заглушаем" ее
постоянными размышлениями над конкретной задачей.  Вспомните,
гениальные идеи ("озарения") всегда приходят нам не тогда, когда мы
думаем над чем-то.  Они приходят во время прогулки, в душе или перед
сном.  Но только если мы основательно погрузились в задачу ранее.
</text:p>
      <text:p text:style-name="Text_20_body">Эти перерывы позволяют нам оставаться в контакте с окружающим миром.
Не пропустить ничего важного, ответить на несколько сообщений от
коллег, договориться о совместном обеде, узнать новости.  Почитать
анекдоты чтобы разрядить напряжение, в конце концов.  Если нужно, мы
можем изолироваться от окружающего мира на несколько часов, но
короткие перерывы все равно будут нам необходимы.
</text:p>
      <text:p text:style-name="Text_20_body">Если вы работаете за компьютером, то короткие перерывы позволяют
сделать разминку, чтобы снять физическое напряжение.  Можно
перекинуться парой слов с коллегами (а это уже социальное
взаимодействие).  Кроме того, все мы — люди, и у нас есть
физиологические потребности.  Перерывы позволяют нам не отвлекаться на
них во время сконцентрированной работы.
</text:p>
      <text:h text:style-name="Heading_20_3" text:outline-level="3" text:is-list-header="false">
<text:bookmark-start text:name="OrgXref.orgea90b4e"/>
<text:bookmark text:name="orgea90b4e"/><text:span text:style-name="OrgDone">DONE</text:span> Сколько времени
<text:bookmark-end text:name="OrgXref.orgea90b4e"/></text:h>
      <text:p text:style-name="Text_20_body">Перерыв не должен быть слишком коротким.  Одна или две минуты —
слишком мало.  За это время не успеваешь как следует отвлечься от
работы.  Этого времени может даже не хватить чтобы как следует
"разогнать кровь".  А если перерыв не позволяет отвлечься от работы (в
силу слишком короткой длительности), то рабочие интервалы просто
сливаются друг с другом.  Вместо двух интервалов по 20 минут
получается один на 42 минуты.
</text:p>
      <text:p text:style-name="Text_20_body">Повышенная нагрузка потребует гораздо больше времени на
восстановление.  В то же время, количество интервалов, которые можно
сделать в течение дня, будет меньше из-за усталости.  Если во время
перерыва не удалось на несколько минут отвлечься от задачи, значит,
перерыв был слишком короткий и плохо организованный.
</text:p>
      <text:p text:style-name="Text_20_body">С другой стороны, слишком длинный перерыв тоже не приносит пользу.
Если длина перерыва больше 6–7 минут, то весь настрой улетучивается.
Короткие перерывы должны держать нас "в потоке", но позволять сделать
передышку в концентрации.  При слишком длинных коротких перерывах
получается, что мы успеваем "забыть" большую часть настроя и
содержания работы.  Не в буквальном смысле.  Но нам приходится тратить
время на "вхождение в деятельность".  Это означает, что перерыв
слишком длинный.
</text:p>
      <text:p text:style-name="Text_20_body">Разумеется, каждому человеку лучше практическим путем определить свою
собственную длительность коротких перерывов.  Но для начала подходят
такие интервалы как 4 или 5 минут.  С опытом вы сможете установить
наиболее подходящую для себя длительность такого интервала.
</text:p>
      <text:p text:style-name="Text_20_body">И еще один момент.  Если вы считаете, что для отдыха нужно сделать
более длинный перерыв, например, 6 и более минут, то лучше сразу
беритесь за длинный перерыв.  Пользы от этого будет гораздо больше.
</text:p>
      <text:h text:style-name="Heading_20_3" text:outline-level="3" text:is-list-header="false">
<text:bookmark-start text:name="OrgXref.orgdf67af8"/>
<text:bookmark text:name="orgdf67af8"/>Организация короткого перерыва
<text:bookmark-end text:name="OrgXref.orgdf67af8"/></text:h>
      <text:list text:style-name="OrgNumberedList" text:continue-numbering="false">
        <text:list-item>
          <text:p text:style-name="Text_20_body">
<text:bookmark-start text:name="OrgXref.org8def32b"/>
<text:bookmark text:name="org8def32b"/><text:span text:style-name="OrgDone">DONE</text:span> Отключиться от работы
<text:bookmark-end text:name="OrgXref.org8def32b"/></text:p>
          <text:p text:style-name="Text_20_body">Первое, что нужно сделать во время короткого перерыва — "вынырнуть
из потока".  Состояние потока бывает настолько сильным и
притягательным, что совсем не хочется его прерывать.  И это очень
хорошо, потому что именно оно позволяет нам полностью
сконцентрироваться на нашей задаче и по-максимуму использовать наши
способности.  Перерывы позволяют нам снять нервное и мышечное
напряжение и взглянуть на задачу с другого ракурса.  Поэтому их нельзя
пропускать.
</text:p>
          <text:p text:style-name="Text_20_body">Хорошее состояние потока позволяет делать работу эффективно и быстро.
В него нелегко попасть, но из него так же нелегко выбраться, даже на
короткий перерыв.  Один из простых способов "вынырнуть" — сделать
физическую преграду между собой и работой.  Например, встать из-за
стола и отойти на два шага.  А еще лучше отвернуться и посмотреть в
окно.  По мере формирования привычки работать по интервальному методу
входить и выходить из потока станет гораздо легче.  Особенно, если вы
будете формировать привычку не только к началу работы, но и к
короткому перерыву.
</text:p>
          <text:p text:style-name="Text_20_body">Гораздо сложнее перестать думать над задачей.  Но чтобы возможно
полнее восстановить способность к концентрации, нужно отвлечься.
Можно использовать несколько разных методов для переключения
внимания.  Например, смотреть, что происходит на улице, перекинуться
парой слов с коллегой о будущем проекте, налить себе чай, посетить
уборную, открыть шторы на окнах.  Можно сделать что угодно, лишь бы
оно занимало ваше внимание хотя бы на одну минуту.
</text:p>
        </text:list-item>
        <text:list-item>
          <text:p text:style-name="Text_20_body">
<text:bookmark-start text:name="OrgXref.orgbd1e597"/>
<text:bookmark text:name="orgbd1e597"/><text:span text:style-name="OrgDone">DONE</text:span> Выйти из потока чтобы увидеть перспективу
<text:bookmark-end text:name="OrgXref.orgbd1e597"/></text:p>
          <text:p text:style-name="Text_20_body">Состояние потока очень хорошо тем, что мы полностью фокусируемся на
конкретной задаче и пускаем в ход все наши способности.  Это позволяет
нам максимально эффективно использовать весь наш багаж знаний и умений
для того, чтобы максимально эффективно выполнять работу.  Но, будучи
сфокусированным на конкретной задаче, мы теряем из вида всю картину.
А состояние потока может завести на с совсем не туда.  Поэтому нам
нужно периодически "выныривать".
</text:p>
          <text:p text:style-name="Text_20_body">Когда наступает время короткого перерыва, вы можете задать себе один
из следующих вопросов:
</text:p>
          <text:list text:style-name="OrgBulletedList" text:continue-numbering="false">
            <text:list-item>
              <text:p text:style-name="Text_20_body">Что я делаю в глобальном контексте задачи?
</text:p>
            </text:list-item>
            <text:list-item>
              <text:p text:style-name="Text_20_body">Куда я иду и куда мне следует идти в рамках этой задачи?
</text:p>
            </text:list-item>
            <text:list-item>
              <text:p text:style-name="Text_20_body">Какова моя конечная цель и что я должен делать следующим?
</text:p>
            </text:list-item>
            <text:list-item>
              <text:p text:style-name="Text_20_body">Что позволит мне максимально эффективно решить задачу?
</text:p>
            </text:list-item>
            <text:list-item>
              <text:p text:style-name="Text_20_body">Какой следующий шаг позволит мне добиться результата быстрее?
</text:p>
            </text:list-item>
          </text:list>
          <text:p text:style-name="Text_20_body">Эти и другие фокусирующие вопросы позволяют нам управлять направлением
нашего потока.  Они позволяют не отходить слишком далеко от нашей
главной цели и плавно возвращаться к ней за счет частых, но небольших
корректировок курса во время коротких перерывов.
</text:p>
          <text:p text:style-name="Text_20_body">Во время короткого перерыва обязательно похвалите себя за проделанную
работу.  Какой бы незначительной она ни казалась, она имеет место и
делать ее необходимо, иначе вы бы просто ее не делали.  Оцените свой
прогресс в рамках всей задачи, ведь вы сделали еще один шаг к
завершению.  Даже если вам пришлось добавить в свою задачу несколько
дополнительных шагов (из-за поступившей новой информации), это тоже
очень хорошо — теперь эти шаги стали очевидными, а не скрытыми в
дебрях проекта.
</text:p>
          <text:p text:style-name="Text_20_body">Критически взгляните на все идеи, которые вы записали за рабочий
интервал.  Какие из них действительно стоит воплощать, а какие лучше
дополнительно проработать или вовсе отменить.  Может быть, некоторые
идеи стоит оставить на будущее.
</text:p>
          <text:p text:style-name="Text_20_body">Состояния концентрации и потока очень ценные.  Тем более, что время
нахождения в них в течение дня ограничено всего несколькими часами.
Их нужно использовать по-полной.  Используйте технику бережливого
производства — делайте в состоянии концентрации только то, что
действительно необходимо, что требует собранности и что принесет
наибольший результат.  Для этого нужно отдельное планирование.  Его
тоже можно делать в интервалах ритмичной работы.
</text:p>
        </text:list-item>
        <text:list-item>
          <text:p text:style-name="Text_20_body">
<text:bookmark-start text:name="OrgXref.org1eb13d2"/>
<text:bookmark text:name="org1eb13d2"/><text:span text:style-name="OrgDone">DONE</text:span> "Разогнать" кровь
<text:bookmark-end text:name="OrgXref.org1eb13d2"/></text:p>
          <text:p text:style-name="Text_20_body">Поскольку метод больше всего подходит для организации интеллектуальной
работы, нам приходится пребывать в определенных позах: сидеть за
столом и, чаще всего, за компьютером.  Человек в современном мире стал
гораздо больше сидеть и его позы стали гораздо хуже.  А для
интеллектуальной работы критически важным фактором является снабжение
мозга кислородом, которое осуществляется с помощью крови.
</text:p>
          <text:p text:style-name="Text_20_body">Поэтому в короткий перерыв лучше всего встать и пройтись по комнате.
Это позволит достичь сразу нескольких целей:
</text:p>
          <text:list text:style-name="OrgBulletedList" text:continue-numbering="false">
            <text:list-item>
              <text:p text:style-name="Text_20_body">улучшается кровоснабжение, что благотворно сказывается на снабжении
мозга кислородом и его эффективности, которая имеет критическое
значение в режиме "полной концентрации";
</text:p>
            </text:list-item>
            <text:list-item>
              <text:p text:style-name="Text_20_body">изменяется положение тела в пространстве; наши позы за компьютером
не всегда оптимальны, они могут приводить к ухудшению кровоснабжения
и напряжению в мышцах, встать и пройтись значит дать отдых
напряженным мышцам;
</text:p>
            </text:list-item>
            <text:list-item>
              <text:p text:style-name="Text_20_body">взгляд не фокусируется на мониторе, а устремляется на более
отдаленные объекты (в комнате или за окном), что благотворно
сказывается на здоровье глаз;
</text:p>
            </text:list-item>
            <text:list-item>
              <text:p text:style-name="Text_20_body">поскольку работа находится на мониторе компьютера (или на столе),
она естественным образом исчезает из поля зрения и дает возможность
мозгу переключиться на окружающий мир, освободить сознание и выдать
новую "прорывную идею".
</text:p>
            </text:list-item>
          </text:list>
          <text:p text:style-name="Text_20_body">Выходить из состояния потока совсем не хочется, но его необходимо
немного "убавить".  Это позволит вернуться через несколько минут с
новой идеей.  А, заодно, не пропустить что-то важное в окружающем
мире.
</text:p>
        </text:list-item>
        <text:list-item>
          <text:p text:style-name="Text_20_body">
<text:bookmark-start text:name="OrgXref.org76daea9"/>
<text:bookmark text:name="org76daea9"/><text:span text:style-name="OrgDone">DONE</text:span> Упражнение "100 шагов"
<text:bookmark-end text:name="OrgXref.org76daea9"/></text:p>
          <text:p text:style-name="Text_20_body">Одним из замечательных упражнений, которые помогают организовать
короткий перерыв, является упражнение "100 шагов".  Его преимущество в
том, что для него не нужны дополнительные инструменты и материалы.
Все, что нужно — немного места для ходьбы.
</text:p>
          <text:p text:style-name="Text_20_body">Когда звучит сигнал к короткому перерыву, дописывайте предложение,
дорисовывайте линию, завершайте строчку кода.  Затем вставайте и
начинайте прогулку.  Это может быть прогулка по кабинету (если он
достаточно большой), по коридору или по квартире.  Все, что вам нужно
— медленно шагать и считать шаги.
</text:p>
          <text:p text:style-name="Text_20_body">Счет шагов позволяет быстро отвлечься от текущей задачи.  А сто шагов
в медленном темпе займут около трех минут.  В любом случае, вы можете
адаптировать задачу под себя.  Это упражнение особенно полезно, если
ваша работа протекает за столом и оно будет еще полезнее, если ваша
работа проходит за компьютером.  Большинство людей никак не следит за
своей осанкой при работе за компьютером.  Это упражнение позволяет
сменить положение тела, снять напряжение и "разогнать кровь".
</text:p>
          <text:p text:style-name="Text_20_body">Если у вас есть желание, можете сочетать в коротком перерыве легкую
физическую активность, например, шагать в быстром темпе, отжиматься
(но только несколько раз), брать в руки эспандер или просто делать
упражнения для кистей и шеи — самых страдающих частях нашего тела
при работе за компьютером.
</text:p>
          <text:p text:style-name="Text_20_body">Кстати о физической активности.  Если отжиматься от пола по два раза в
каждый перерыв, это очень быстро приведет к интересным результатам.
Только подумайте, что таких коротких перерывов за пять часов работы в
течение дня может быть более десяти.  А это значит, что отжиманий
будет аж 20 штук.  Неплохой результат для одного дня, правда?
</text:p>
          <text:p text:style-name="Text_20_body">Здесь нужно заметить следующее.  Во-первых, не начинайте физическую
нагрузку одновременно с освоением метода ритмичной работы.  Вы
получите двойную нагрузку, а это может погубить все начинание.
Во-вторых, не обязательно делать два отжимания в течение всех
перерывов, можно делать только в течение первых трех.  И дальше, по
мере улучшения физической формы, добавлять еще.  И в-третьих,
физическая активность в течение перерывов не должна выматывать.  Это
не полноценная тренировка, для тренировки есть отдельное время.
</text:p>
          <text:p text:style-name="Text_20_body">Назначение этой физической активности — "разогнать кровь", чтобы
мозг лучше работал.  Если вы будете делать по пять отжиманий без
подготовки, то устанете уже через час.  А это, в свою очередь,
скажется на способности к концентрации.  Ведь метод ритмичной работы в
первую очередь ориентирован на концентрацию, и все в нем должно
служить этой цели.
</text:p>
        </text:list-item>
        <text:list-item>
          <text:p text:style-name="Text_20_body">
<text:bookmark-start text:name="OrgXref.orgab5d65a"/>
<text:bookmark text:name="orgab5d65a"/><text:span text:style-name="OrgDone">DONE</text:span> Важно вернуться вовремя
<text:bookmark-end text:name="OrgXref.orgab5d65a"/></text:p>
          <text:p text:style-name="Text_20_body">Короткий перерыв "вытаскивает" нас из состояния "потока".  Но это не
значит, что по сигналу таймера "поток" останавливается.
Психоэмоциональные состояния обладают определенной инерцией.  Короткий
перерыв просто немного снижает уровень вовлеченности в задачу, чтобы
мы не теряли из вида главную цель.  Очень важно вернуться из короткого
перерыва назад к работе вовремя.
</text:p>
          <text:p text:style-name="Text_20_body">Сравните короткий перерыв с длинным.  Задача длинного перерыва —
полностью вывести нас из потока, чтобы мы могли заняться другой
деятельность.  Поэтому он должен быть не слишком коротким, хотя бы
десять, а лучше пятнадцать минут.  Короткий перерыв должен сохранить
состояние потока, поэтому он должен быть всего несколько минут.
</text:p>
          <text:p text:style-name="Text_20_body">Иногда нас прямо тянет вернуться к работе в конце перерыва (например,
за одну минуту до окончания).  Если случается так — возвращайтесь.
Иногда можно сократить короткий перерыв (разумеется, если он выполнил
свою основную функцию).  Нельзя совсем отказываться от короткого
перерыва, но можно вернуться из него пораньше.
</text:p>
          <text:p text:style-name="Text_20_body">Но если совсем не хочется возвращаться после короткого перерыва, это
сигнал — что-то не так.  Возможно, следует сделать длинный перерыв,
чтобы немного отдохнуть.  Сделайте длинный перерыв и возвращайтесь к
задаче попозже.  Или займитесь чем-то другим.  Прислушиваться к себе
очень важно, только так мы можем достичь максимальной эффективности.
</text:p>
        </text:list-item>
      </text:list>
      <text:h text:style-name="Heading_20_3" text:outline-level="3" text:is-list-header="false">
<text:bookmark-start text:name="OrgXref.orgf0bf891"/>
<text:bookmark text:name="orgf0bf891"/><text:span text:style-name="OrgDone">DONE</text:span> Работа за компьютером
<text:bookmark-end text:name="OrgXref.orgf0bf891"/></text:h>
      <text:p text:style-name="Text_20_body">Когда мы работаем за компьютером, кроме напряжения и концентрации,
большую нагрузку получает опорно-двигательный аппарат.  В Интернете
полно статей и советов о том, как правильно сидеть за компьютером.  К
сожалению, большинство людей пренебрегает этими простыми правилами.
Как результат — мышцы постоянно находятся в напряженном и
неестественном состоянии.  Все бы ничего, но это приводит сразу к двух
проблемам.
</text:p>
      <text:p text:style-name="Text_20_body">Во-первых, напряжение мышц требует затрат энергии, и его
можно приравнять к физическим упражнениям.  Больше энергии для мышц
— меньше энергии для мозга.  А в состоянии концентрации мы не можем
так просто разбрасываться нашими ресурсами.  Во-вторых, физическая
усталость является отвлекающим фактором.  Чем больше мы устаем, тем
слабее наша способность к концентрации.  Именно поэтому самые трудные
задачи лучше делать утром — после длительного ночного отдыха.
Именно поэтому во время болезни или при наличии хронических болезней
наши способности к концентрации и эффективность труда снижаются.
</text:p>
      <text:p text:style-name="Text_20_body">Первоочередное правило работы за компьютером — нужно располагать
монитор, клавиатуру, мышь и все остальное исходя из правильной посадки
за компьютером, а не наоборот.  К сожалению, современная мебель
оставляет желать лучшего в смысле эргономичности и правильной
посадки.
</text:p>
      <text:p text:style-name="Text_20_body">Большинство людей не обращает внимания на правильную позу,
расположение монитора и вообще на свое взаимодействие с компьютером,
хотя эта задача может быть гораздо важнее той работы, которую они
выполняют.  И важнее она потому, что от правильной посадки за
компьютером зависит эффективность работы.  В долгосрочной перспективе
час, потраченный на правильную посадку многократно окупится.  А еще
следует не забывать о болезнях, которые вызывает неестественная или
скованная поза.
</text:p>
      <text:p text:style-name="Text_20_body">Метод ритмичной работы за счет регулярных перерывов позволяет снизить
негативные эффекты от не самой правильной посадки за компьютером.  Но
это не значит, что ей не нужно уделять внимание.  Обязательно убирайте
руки от клавиатуры и мыши во время перерывов и делайте упражнения для
глаз.  А еще лучше встать и пройтись по комнате.
</text:p>
      <text:h text:style-name="Heading_20_3" text:outline-level="3" text:is-list-header="false">
<text:bookmark-start text:name="OrgXref.org5590694"/>
<text:bookmark text:name="org5590694"/><text:span text:style-name="OrgDone">DONE</text:span> Произвольное внимание
<text:bookmark-end text:name="OrgXref.org5590694"/></text:h>
      <text:p text:style-name="Text_20_body">Произвольное внимание возникает тогда, когда человек понимает
актуальность своих действий и с помощью сознательных усилий
концентрируется на конкретной деятельности.  Так начинается рабочий
интервал.  По мере погружения в деятельность внимание переходит в
послепроизвольное.  Характерной чертой послепроизвольного внимания
является то, что оно не требует значительных волевых усилий (в отличие
от произвольного).
</text:p>
      <text:p text:style-name="Text_20_body">Произвольное внимание, потребляя значительное количество волевой
энергии, вызывает утомление, которое может быть сильнее, чем после
физической деятельности.  При этом переход к послепроизвольному
вниманию значительно снижает потребность в волевых усилиях.
</text:p>
      <text:p text:style-name="Text_20_body">Чтобы преодолеть утомление, возникающее в результате произвольного
внимания, следует делать регулярные перерывы.  Метод ритмичной работы
как раз и организован подобным образом, чтобы регулярно снимать
напряжение от произвольного внимания, если не удается попасть в
состояние потока.  И все равно достигать результатов даже по тем
целям, которые необходимы, но не вдохновляют.
</text:p>
      <text:p text:style-name="Text_20_body">Состояние потока, которое позволяет максимально эффективно
использовать все способности человека, требует максимальной
концентрации на конкретной задаче.  А это, в свою очередь, гораздо
легче достигается с помощью послепроизвольного внимания.
</text:p>
      <text:h text:style-name="Heading_20_2" text:outline-level="2" text:is-list-header="false">
<text:bookmark-start text:name="OrgXref.org8fbb8ee"/>
<text:bookmark text:name="org8fbb8ee"/>Длинный перерыв (Отдых)
<text:bookmark-end text:name="OrgXref.org8fbb8ee"/></text:h>
      <text:h text:style-name="Heading_20_3" text:outline-level="3" text:is-list-header="false">
<text:bookmark-start text:name="OrgXref.org6f119cb"/>
<text:bookmark text:name="org6f119cb"/><text:span text:style-name="OrgDone">DONE</text:span> Назначение длинного перерыва
<text:bookmark-end text:name="OrgXref.org6f119cb"/></text:h>
      <text:p text:style-name="Text_20_body">Длинный перерыв позволяет нам выйти из состояния потока.  Не просто
"вынырнуть", чтобы "набрать воздуха", а именно "выйти".  Закончить
состояние потока и вернуться к своей обычной жизни.  Состояние потока,
как бы притягательно оно ни было, не должно нарушать наш уклад жизни и
препятствовать реализации других целей.
</text:p>
      <text:p text:style-name="Text_20_body">Одним из очень "потоковых" видов деятельности является
программирование.  Особенно, если программировать "на удаленке", когда
никто не отвлекает и можно основательно погрузиться в работу.  Все мы
знаем таких программистов — очень умные люди, способные сделать
какой угодно сложности программу буквально "на коленке", но при этом
социально совершенно неразвитые.  Находясь в состоянии потока (в
программировании), они лишаются многих социальных возможностей.
</text:p>
      <text:p text:style-name="Text_20_body">Хотя "попасть в поток" можно и в общении, и метод ритмичной работы
позволяет сделать даже это, в первую очередь он ориентирован на
интеллектуальную работу.  Поэтому не забывайте "выходить из моря",
чтобы понаблюдать за красивыми видами с берега: общайтесь с друзьями,
гуляйте, смотрите сериалы в конце концов.  Не делайте поток
единственной частью своей жизни.
</text:p>
      <text:p text:style-name="Text_20_body">Очень трудно перейти от одной деятельности к другой, находясь в
состоянии потока.  Длинные перерывы позволяют нам выйти из состояния
потока, чтобы можно было попасть в поток с другим видом деятельности.
</text:p>
      <text:p text:style-name="Text_20_body">В конце концов, всем нам нужно отдыхать.  Короткий перерыв позволяет
нам взглянуть на задачу "с высоты птичьего полета".  Длинный перерыв
позволяет нам отдохнуть.  Рассеять наше собственное внимание.  Выйти
за пределы одной задачи и ощутить мир во всем его многообразии
одновременно.  Легко переходить с темы на тему во время разговора и не
заморачиваться когда что-то не получается.
</text:p>
      <text:h text:style-name="Heading_20_3" text:outline-level="3" text:is-list-header="false">
<text:bookmark-start text:name="OrgXref.orgbcc7569"/>
<text:bookmark text:name="orgbcc7569"/><text:span text:style-name="OrgDone">DONE</text:span> Сколько времени
<text:bookmark-end text:name="OrgXref.orgbcc7569"/></text:h>
      <text:p text:style-name="Text_20_body">Длинный перерыв (он же "отдых") должен быть такой длительности, чтобы
можно было полностью освободить голову от текущей задачи.  Обычно это
занимает от 15–20 минут.  Но, поскольку, всю ритмичную работу следует
разделять на несколько рабочих сессий в течение дня, этот перерыв
может быть гораздо дольше.
</text:p>
      <text:p text:style-name="Text_20_body">Если на "вход в поток" требуется от 10 минут, разумно будет
предположить, что на полноценный выход из него потребуется как минимум
столько же времени.  Чтобы быть уверенным в этом, удвоим это время.  В
любом случае, вы можете подобрать свой собственный интервал для
длинного перерыва, только помните о том, что за это время нужно
полностью отключиться от задачи.
</text:p>
      <text:h text:style-name="Heading_20_3" text:outline-level="3" text:is-list-header="false">
<text:bookmark-start text:name="OrgXref.org542de2e"/>
<text:bookmark text:name="org542de2e"/><text:span text:style-name="OrgDone">DONE</text:span> Что делать в длинный перерыв
<text:bookmark-end text:name="OrgXref.org542de2e"/></text:h>
      <text:p text:style-name="Text_20_body">Главная задача длинного перерыва — переключить мозг на другую
задачу.  Или просто отключить его от текущей задачи.  Выйти из потока
оказывается не так-то просто.  Именно поэтому для длинного перерыва
тоже важно прекратить работу над текущей задачей и заняться чем-то
другим.  Если вы работаете за компьютером, лучше вообще отойти от
него.
</text:p>
      <text:p text:style-name="Text_20_body">Если вы устраиваете длинный перерыв между рабочими сессиями, чтобы
пообедать, то смело можете увеличивать его длительность.  Это позволит
спокойно пообедать и отдохнуть перед следующим подходом.  Помните о
том, что после приема пищи кровь перемещается от нервной системы к
пищеварительной.  Заодно можно пообщаться со своими коллегами во время
обеда.  Разумеется, можно обсудить рабочие вопросы, а можно просто
поболтать о том и о сем.
</text:p>
      <text:p text:style-name="Text_20_body">Когда перерыв оказывается длинным, запускать таймер на час или больше
уже не имеет смысла.  Нужно просто установить время возвращения к
работе (например, 14:00) и просто возвращаться к нему.  Запускать
таймер на длинный перерыв имеет смысл только тогда, когда мы делаем
перерыв после нескольких рабочих интервалов в рамках одной сессии.
Например, позанимались математическим моделированием в течение
полутора часов, затем длинный перерыв и еще полтора часа
программирования.
</text:p>
      <text:p text:style-name="Text_20_body">А еще в длинный перерыв можно поместить деятельность, которая плохо
поддается структурированию.  Сюда как раз относится совместный обед с
симпатичной коллегой.  Он может пройти быстро, а может немного
затянуться, если найдутся "точки соприкосновения".
</text:p>
      <text:h text:style-name="Heading_20_1" text:outline-level="1" text:is-list-header="false">
<text:bookmark-start text:name="OrgXref.org329ceec"/>
<text:bookmark text:name="org329ceec"/>Результаты
<text:bookmark-end text:name="OrgXref.org329ceec"/></text:h>
      <text:h text:style-name="Heading_20_2" text:outline-level="2" text:is-list-header="false">
<text:bookmark-start text:name="OrgXref.org75fb722"/>
<text:bookmark text:name="org75fb722"/><text:span text:style-name="OrgDone">DONE</text:span> Когда появится результат
<text:bookmark-end text:name="OrgXref.org75fb722"/></text:h>
      <text:p text:style-name="Text_20_body">Многие люди, приступая к методу ритмичной работы, спрашивают: "Так
когда же появится результат?"  На что у меня всегда есть встречный
вопрос: "А какой результат вы ждете?"
</text:p>
      <text:p text:style-name="Text_20_body">Метод ритмичной работы (он же "Метод Помидора" и многие другие) должен
быть частью жизни.  Прежде чем он начнет давать стабильные дивиденды,
он должен превратиться в привычку.  Разумеется, некоторые эффекты
(вроде структурирования рабочего времени) появятся после первых дней.
Но настоящие эффекты в виде эффективности, здоровья и счастья начнут
появляться только через несколько месяцев.
</text:p>
      <text:p text:style-name="Text_20_body">Здесь мы приходим к вопросу: "Какой результат вы ожидаете?"  Если вы
хотите снизить уровень стресса в повседневной жизни, вам следует найти
тесты на уровень стресса и проходить их каждые несколько недель.  И вы
увидите как изменяется ваш результат.  Если вы хотите счастья, вам
следует найти для него меру, например, с помощью тех же
психологических тестов.
</text:p>
      <text:p text:style-name="Text_20_body">Стремление к эффективности может быть двояким: сделать больше за то же
самое время или сделать ту же самую работу за меньшее время.  Методы
измерений будут одни и те же, только цель будет отличаться.  Или вы
хотите повысить качество?  Писать столько же статей за то же время, но
чтобы их читало больше людей?  Тоже хорошая идея, тем более, что она
измерима.  Но не забывайте о том, что у алгоритмов рекомендаций есть
определенная инерция, и первые более качественные статьи могут
подняться невысоко.
</text:p>
      <text:p text:style-name="Text_20_body">Самое интересное в том, что, привыкнув к методу ритмичной работы,
начинаешь анализировать свою эффективность.  Начинаешь задавать себе
фокусирующий вопрос, начинаешь ценить время.  Это проявляется не
сразу, для этого и нужны эти несколько месяцев.  Каждый день делаешь
одну очень важную вещь.  Каждый день переносишь один камень.  И через
год (или любой другой длинный интервал времени) случается чудо.  Когда
гора оказывается полностью перемещенной, взору открывается прекрасный
вид — океан.  Океан прорывных идей.  Океан новых возможностей.  Но
для этого сначала нужно было носить камень за камнем не зная, что
находится за этой горой.
</text:p>
      <text:h text:style-name="Heading_20_2" text:outline-level="2" text:is-list-header="false">
<text:bookmark-start text:name="OrgXref.orgab88d47"/>
<text:bookmark text:name="orgab88d47"/><text:span text:style-name="OrgDone">DONE</text:span> Не все результаты заметны
<text:bookmark-end text:name="OrgXref.orgab88d47"/></text:h>
      <text:p text:style-name="Text_20_body">Некоторые результаты, особенно те, которые мы не считаем "особо
важными", могут оставаться незаметными для нас.  Например, главное
внимание в методе интервальной работы я уделяю собственной
продуктивности, а снижение стресса — просто приятный бонус за
которым я особо не слежу.
</text:p>
      <text:p text:style-name="Text_20_body">Наступает день, когда я решаю очередную задачу и мой друг говорит мне:
"Ты стал гораздо спокойнее.  Это выглядело так, будто тебя вообще
никак не зацепила вся эта ситуация.  Ты просто решал проблему".  Делая
по одному шагу каждый день, я не заметил, как стал спокойнее
относиться к вызовам окружающего мира.  Но мой друг заметил эту
перемену.
</text:p>
      <text:p text:style-name="Text_20_body">Иногда говорят, что "со стороны виднее".  Возможно, но это будет
справедливо только для тех показателей, которые мы целенаправленно не
отслеживаем.  Я уделял особое внимание продуктивности, а не снижению
стресса.  И по моим метрикам продуктивность действительно выросла.
Что же касается стресса, то я просто за ним не следил.  Об этом мне
сообщили мои друзья.
</text:p>
      <text:h text:style-name="Heading_20_2" text:outline-level="2" text:is-list-header="false">
<text:bookmark-start text:name="OrgXref.org38ca73d"/>
<text:bookmark text:name="org38ca73d"/><text:span text:style-name="OrgDone">DONE</text:span> Подведение итогов
<text:bookmark-end text:name="OrgXref.org38ca73d"/></text:h>
      <text:p text:style-name="Text_20_body">Подведение итогов это одна из важных задач метода интервальной работы.
Как часто вам кажется, что день прошел впустую?  Что ничего
существенного не было сделано ни сегодня, ни за всю неделю?  Или даже
месяц?  Плюс метода ритмичной работы в том, что он "заставляет"
записывать результаты.  "Час занимался отчетом".  "Закончил отчет,
потратил семь часов".
</text:p>
      <text:p text:style-name="Text_20_body">Теперь можно оглянуться назад и увидеть, что неделя была не так уж и
пуста, как может показаться на первый взгляд.  С одной стороны, мы
получаем мощный инструмент.  Мы видим на что мы тратили свое время,
пусть и не все, но очень важную и качественную его часть.  С другой
стороны, результаты могут нас разочаровать.  Разочарование может
появиться из-за "недостаточного количества" времени или неправильных
целей.
</text:p>
      <text:p text:style-name="Text_20_body">"Я слишком мало работал".  Примерно такую фразу можно услышать от
людей, которые начинают практиковать метод ритмичной работы.  А
всему виной убеждение, что для достижения успеха требуется "тяжелый
труд".  В бестселлере "Думай и богатей" есть утверждение о том, что
богатство никогда не является результатом тяжелого труда, оно всегда
является результатом мысленных установок.  Сопровождает ли эти
мысленные шаблоны тяжелый труд или нет — не имеет никакого значения.
В погоне за успехом нельзя забывать, что работать нужно не по 12 часов
в сутки, а головой.
</text:p>
      <text:p text:style-name="Text_20_body">"На что я трачу свое время?"  Когда мы смотрим на наш список дел, то
видим те задачи, которые выполняли.  Метод ритмичной работы хорош тем,
что показывает именно то, что мы делали, на чем концентрировались.
Как быть, если это — "не те цели".  Если все, что мы делали — лишь
для того, чтобы угодить другим, чтобы выглядеть в собственных глазах
"хорошим человеком", пусть даже во вред самому себе.
</text:p>
      <text:p text:style-name="Text_20_body">Метод ритмичной работы "заставляет" нас записывать именно то, что мы
делаем.  Мы больше не можем убеждать себя, что "потратили много
времени на cоздание собственного бизнеса", если в списке выполненных
задач за неделю на него пришлось всего три рабочих ритма.  Некоторые
люди бросают метод ритмичной работы только по этой причине — не
могут справиться с реальностью.
</text:p>
      <text:h text:style-name="Heading_20_2" text:outline-level="2" text:is-list-header="false">
<text:bookmark-start text:name="OrgXref.org1644b74"/>
<text:bookmark text:name="org1644b74"/><text:span text:style-name="OrgDone">DONE</text:span> Что нужно делать теперь?
<text:bookmark-end text:name="OrgXref.org1644b74"/></text:h>
      <text:p text:style-name="Text_20_body">Что же, это не самое страшное происшествие.  Можно долго размышлять,
почему "бизнес не идет", но с методом ритмичной работы все становится
на свои места.  На всякое дело, даже на мыслительные установки
(которые, в конечном итоге, и приводят к богатству) нужно время.  Их
нельзя сформировать за день или неделю.  И потом они должны проявить
себя.
</text:p>
      <text:p text:style-name="Text_20_body">Мы не можем измерить результат, который получим после завершения,
например, книги.  Но мы можем контролировать количество времени,
которое на него потратим.  В книге "В работу с головой" это называется
"опережающими показателями".  Мы заранее знаем, можем ли мы
рассчитывать на хороший результат или нет, сделали ли мы все "как
следует" или просто "сработали грубо".
</text:p>
      <text:p text:style-name="Text_20_body">Отчет позволяет нам детально изучить свои собственные возможности.
Узнать, сколько времени мы можем работать в течение дня (и это число
далеко от наших мечтаний о восьми часах), сколько времени нужно на ту
или иную работу.  Когда мы понимаем, что наши возможности ограничены,
нам приходится делать выбор.  Выбирать, по какому из множества путей
нам следует идти.
</text:p>
      <text:p text:style-name="Text_20_body">Дилемма современного мира в том, что каждому человеку доступно
огромное количество путей.  И он, чаще всего, мечется между ними,
потому что "выбрать что-то одно" автоматически означает "поставить
крест на всех остальных".  Но разве можно так разбрасываться своими
возможностями?  Пытаясь гнаться за всеми зайцами сразу так ни одного и
не догонишь.
</text:p>
      <text:p text:style-name="Quotations">"Сконцентрироваться" не значит сказать "да" одной вещи, это значит
сказать "нет" всем остальным вещам.
</text:p>
      <text:h text:style-name="Heading_20_2" text:outline-level="2" text:is-list-header="false">
<text:bookmark-start text:name="OrgXref.org5b2098c"/>
<text:bookmark text:name="org5b2098c"/><text:span text:style-name="OrgDone">DONE</text:span> Самооценка продуктивности
<text:bookmark-end text:name="OrgXref.org5b2098c"/></text:h>
      <text:p text:style-name="Text_20_body">Когда мы работаем по методу ритмичной работы и ведем журнал, мы
оказываемся лицом к лицу со своей продуктивностью.  Мы точно знаем,
сколько времени проработали и что сделали.  Первые результаты могут
быть разочаровывающими.  Многие люди бросают метод ритмичной работы
только по этой причине.
</text:p>
      <text:p text:style-name="Text_20_body">Некоторые "уникумы" стараются обмануть систему и начинают записывать в
рабочие интервалы все, что только можно, лишь бы в журнале было
записано побольше часов.  В конечном итоге такая "система" не приносит
желаемого эффекта и они бросают метод.
</text:p>
      <text:p text:style-name="Text_20_body">Метод ритмичной работы не старается показать нас с плохой стороны, он
просто точно показывает, сколько времени мы работали и над какими
задачами.  Это уже наша забота относиться к результатам положительно
или отрицательно, хвалить себя за достижения или ругать за "мало
отработанных часов".
</text:p>
      <text:p text:style-name="Text_20_body">Всякий метод можно использовать себе на пользу или во вред.  Но ругать
за провалы потом нужно не метод, а себя самого.  А, вообще, ругать
себя за провалы не стоит.  Это редко улучшает наши способности, обычно
занижает нашу самооценку.  А за ней следует снижение работоспособности
и нежелание действовать.  Такой очевидный метод "воспитания" имеет
гораздо больше минусов, чем плюсов.  И лучше не применять его ни к
окружающим, ни к себе.
</text:p>
      <text:p text:style-name="Text_20_body">Нашу самооценку и так занижают "успешные и богатые" одноклассники в
социальных сетях и "молодые и красивые" медиа лица.  Незачем добавлять
в этот огонь еще и свою "низкую" продуктивность.  Очень скоро вы
убедитесь (если этого еще не произошло), что даже короткий интервал в
состоянии потока стоит многих часов в нашем "обычном" ритме со всеми
его отвлечениями.
</text:p>
      <text:p text:style-name="Text_20_body">Не будьте слишком строги к себе, лучше постарайтесь поддержать.  Если
вы решили взяться за этот метод, то знаете, что можете стать лучшей
версией себя самого.  Так помогите себе и позовите на помощь близких
людей.  Пусть они подбадривают вас, пока вы сражаетесь со своими
внутренними демонами.
</text:p>
      <text:h text:style-name="Heading_20_2" text:outline-level="2" text:is-list-header="false">
<text:bookmark-start text:name="OrgXref.org8c723af"/>
<text:bookmark text:name="org8c723af"/><text:span text:style-name="OrgDone">DONE</text:span> Что нужно изменить в своем варианте метода
<text:bookmark-end text:name="OrgXref.org8c723af"/></text:h>
      <text:p text:style-name="Text_20_body">Когда вы начнете работать по этому методу, вы узнаете о себе много
интересного.  Но не спешите с выводами.  В начале работы метод обычно
всегда оказывается не совсем подходящим и больше мешает.  Ключевая
задача на начальных этапах — адаптировать метод работы под свой
индивидуальный способ работы и свои собственные ритмы.
</text:p>
      <text:p text:style-name="Text_20_body">Вы поймете, когда стоит применять метод ритмичной работы, а когда
нужно просто погружаться в задачу.  Научитесь быстро включаться в
работу по таймеру и быстро погружаться "в поток".  Узнаете, в каких
ситуациях метод мешает и лучше пользоваться чем-то другим.
</text:p>
      <text:p text:style-name="Text_20_body">Благодаря статистике, которая накопится в журнале, вы сможете оценить
свою продуктивность в количестве часов эффективной работы в среднем за
день, неделю, месяц.  Эти числа может понадобиться изменить.
</text:p>
      <text:p text:style-name="Text_20_body">Например, после болезни я всегда уменьшаю нагрузку на 1–2 интервала в
течение следующей недели.  Качественный отдых поможет мне гораздо
больше чем эти несколько интервалов работы.  В отпуске (да, я работаю
даже в отпуске), я сокращаю количество интервалов в два раза, а то и
больше.  Но я не бросаю ежедневные занятия книгами.
</text:p>
      <text:p text:style-name="Text_20_body">Нужно ли добавить или убавить количество интервалов в течение дня,
недели, месяца?  Не делайте поспешных выводов, если в этом месяце у
вас получилось хорошо, это не значит, что в следующем все будет так
же.  Учитывайте непредвиденные обстоятельства (вроде болезней,
командировок, семейных событий) и не спешите взваливать на себя
дополнительную нагрузку.
</text:p>
      <text:p text:style-name="Text_20_body">По мере накопления статистики и опыта, вы станете лучше распределять
задачи в течение дня.  Что-то удобнее делать не в первую очередь.
Некоторым людям удобнее браться за небольшое и простое дело с утра,
чтобы "зарядиться энтузиазмом", а лишь затем — за трудную и
долгосрочную задачу.  Им нужно "разогреться" прежде чем "бросаться в
бой".
</text:p>
      <text:p text:style-name="Text_20_body">Пожалуй, самым сложным является подбор подходящих интервалов работы.
Я думаю, что лучше всего округлять рабочие интервалы до пяти минут, то
есть работать по 15, 20 или 25 минут.  Но вопрос выбора интервалов не
так прост.  Чтобы ощутить новый ритм, чтобы опробовать его во
множестве ситуаций, нужно прорабатывать его хотя бы две недели.  И
только после этого делать выводы.
</text:p>
      <text:h text:style-name="Heading_20_2" text:outline-level="2" text:is-list-header="false">
<text:bookmark-start text:name="OrgXref.org3c0f346"/>
<text:bookmark text:name="org3c0f346"/><text:span text:style-name="OrgDone">DONE</text:span> Долгосрочная перспектива
<text:bookmark-end text:name="OrgXref.org3c0f346"/></text:h>
      <text:p text:style-name="Text_20_body">В современном мире трендом становится краткосрочное прогнозирование и
быстрая обратная связь.  Сделали что-то, тут же получили отклик от
фокус-группы или бета-тестеров.  Узнали недостатки, быстро
скорректировали курс и двигаемся дальше.  В целом идея хорошая, но
нужно не забывать о главной цели, о том, ради чего все затевалось.
Если мы не будем постоянно держать в уме главную цель и корректировать
курс по обратной связи согласно главной цели, мы очень скоро просто
будем метаться из стороны в сторону по "хотелкам" наших потребителей.
</text:p>
      <text:p text:style-name="Text_20_body">Метод ритмичной работы позволяет нам строить схему нашего будущего
далеко вперед.  Закладывать долгосрочные цели.
С помощью накопленной статистики и постоянной обратной связи (в виде
количества потраченных часов), мы можем своевременно корректировать
наш курс на достижение персональной эффективности.
</text:p>
      <text:p text:style-name="Text_20_body">Кажется, что долгосрочное планирование в быстроменяющемся мире
существовать не может.  Но это совсем не так.  Долгосрочное
планирование позволяет нам увидеть большую и трудную задачу, к которой
можно прийти небольшими шагами.  Но это планирование не должно быть
слишком жестким, ригидным.  Из-за того, что мир быстро меняется, нам
придется часто подстраивать наш план, а для этого он должен быть более
схематичным, примерным.
</text:p>
      <text:p text:style-name="Text_20_body">У долгосрочных занятий по методу ритмичной работы очень много
преимуществ, многие из них были описаны в начале книги.  "Мир быстро
меняется, зачем мне сегодня вкладываться в этот метод, если завтра он
устареет?"  Не устареет.  Музыка сопровождает человечество на
протяжение всей его истории, и она будет сопровождать его и дальше.
</text:p>
      <text:p text:style-name="Text_20_body">Та же история и с ритмичной работой.  Она сопровождала человечество
очень давно.  Менялись подходы, менялись ритмы, менялись возможности,
но ритмичность всегда оставалась.  Совсем недавно у нас в распоряжении
были только механические таймеры, потом появились электронные, а
сейчас уже есть таймеры в компьютерах и даже на сайтах, не привязанные
к конкретному устройству.  Технический прогресс не стоит на месте, но
мы всегда остаемся людьми, и у нас всегда будут наши ритмы.
</text:p>
      <text:h text:style-name="Heading_20_1" text:outline-level="1" text:is-list-header="false">
<text:bookmark-start text:name="OrgXref.orge1c4ff6"/>
<text:bookmark text:name="orge1c4ff6"/>Вариации метода
<text:bookmark-end text:name="OrgXref.orge1c4ff6"/></text:h>
      <text:h text:style-name="Heading_20_2" text:outline-level="2" text:is-list-header="false">
<text:bookmark-start text:name="OrgXref.org8513f02"/>
<text:bookmark text:name="org8513f02"/>Что влияет на длину рабочего дня
<text:bookmark-end text:name="OrgXref.org8513f02"/></text:h>
      <text:h text:style-name="Heading_20_3" text:outline-level="3" text:is-list-header="false">
<text:bookmark-start text:name="OrgXref.org6508394"/>
<text:bookmark text:name="org6508394"/><text:span text:style-name="OrgDone">DONE</text:span> Состояние здоровья
<text:bookmark-end text:name="OrgXref.org6508394"/></text:h>
      <text:p text:style-name="Text_20_body">Как бы нам ни хотелось, но состояние здоровья влияет на нашу
способность к концентрации очень сильно.  Разумеется, человек с
навыком концентрации может выполнить задачу лучше чем человек без
такого навыка.  Но для одного и того же человека справедливо, что чем
хуже он будет себя чувствовать, тем хуже будет соображать.  Это
отражается и на концентрации.  Думаю, каждому знакома ситуация, когда
в болезненном состоянии понимаешь, что соображаешь с трудом.
</text:p>
      <text:p text:style-name="Text_20_body">Есть такая грузинская присказка: "Было бы здоровье, остальное купим".
Столетиями формулируя эту простую истину, они описывали то, что видели
вокруг себя.  И отсюда можно сделать не только вывод о том, что
здоровье не купишь, но и о том, что если есть здоровье — все
остальное достижимо.
</text:p>
      <text:p text:style-name="Text_20_body">Нас могут отвлекать разные факторы нашего здоровья.  Это может быть
как боль, которая будет мешать нам концентрироваться, так и общее
состояние в виде усталости, быстрая утомляемость.  Может беспокоить
боль в руках как следствие перенапряжения при работе за компьютером,
которая может ограничивать время в состоянии концентрации.
</text:p>
      <text:p text:style-name="Text_20_body">В любом случае, требуется индивидуальный подход в каждой конкретной
ситуации.  Например, после болезни уменьшайте количество интервалов в
состоянии концентрации.  Дополнительная работа не принесет ощутимого
результата, зато здорово "потреплет" нервы на тему "мне же нужно
концентрироваться, а я опять отвлекся".
</text:p>
      <text:p text:style-name="Text_20_body">Именно поэтому так важно извлекать максимум из доступных вам
возможностей концентрации.  Даже человек со слабым здоровьем,
занимаясь всего по несколько часов в день, может сделать гораздо
больше, чем вполне здоровый человек, но не работающий по методу
ритмичной работы.
</text:p>
      <text:h text:style-name="Heading_20_3" text:outline-level="3" text:is-list-header="false">
<text:bookmark-start text:name="OrgXref.org170fc21"/>
<text:bookmark text:name="org170fc21"/><text:span text:style-name="OrgDone">DONE</text:span> Состояние нервной системы
<text:bookmark-end text:name="OrgXref.org170fc21"/></text:h>
      <text:p text:style-name="Text_20_body">Состояние нашей нервной системы тоже имеет очень большое значение.
Помимо болезней (которые были рассмотрены в предыдущей главе),
состояние нервной системы в целом определяет то, насколько легко мы
переносим отвлекающие факторы, насколько нас "раздражают" те или иные
факты окружающего мира, наших близких и жизненных обстоятельств.
Насколько долго мы переживаем неудачи и трудности.
</text:p>
      <text:p text:style-name="Text_20_body">Нервная система здесь — не физиологический термин, а обывательское
понимание психологического состояния человека.  Что-то из этого
связано с нашим темпераментом, что-то является нашими привычками,
что-то следует из состояния здоровья, а что-то является убеждениями об
окружающем мире.
</text:p>
      <text:p text:style-name="Text_20_body">Убеждения и привычки поддаются изменению.  Это непростой и долгий
процесс, но он того стоит.  Наши привычки фактически формируют наше
настоящее и будущее.  "На автомате" наших привычек мы действуем больше
половины времени бодрствования.  Изменение наших привычек неизбежно
приводит к изменению нашего восприятия мира, к изменению понимания
наших возможностей.
</text:p>
      <text:p text:style-name="Text_20_body">Корректируя свои привычки так, чтобы они приносили пользу, а не вред,
мы способны добиться выдающихся результатов.  Одной из таких привычек
может быть ритмичная работа.  Но не стоит забывать и о других
привычках, которые способны оказывать влияние и друг на друга, упрощая
нам развитие привычек, или затрудняя его.
</text:p>
      <text:p text:style-name="Text_20_body">Наши привычки влияют на нас, делают нас более раздраженными или
счастливыми, более мечтательными или реалистичными.  Они влияют на
наше ощущение счастья, что, в свою очередь, прямо сказывается на
результативности нашей работы.
</text:p>
      <text:h text:style-name="Heading_20_3" text:outline-level="3" text:is-list-header="false">
<text:bookmark-start text:name="OrgXref.orgffae590"/>
<text:bookmark text:name="orgffae590"/><text:span text:style-name="OrgDone">DONE</text:span> Загруженность дня
<text:bookmark-end text:name="OrgXref.orgffae590"/></text:h>
      <text:p text:style-name="Text_20_body">На количество работы в состоянии концентрации влияет и загруженность
дня.  Когда в течение дня нам нужно сделать очень много дел, что
свободного времени между ними не остается, это отлично выматывает.
Для метода ритмичной работы не слишком подходит такая ситуация.
</text:p>
      <text:p text:style-name="Text_20_body">Не старайтесь вставить в короткие перерывы какую-нибудь "полезную"
деятельность, если только не уверены в ее эффективности.  Перерывы
служат восстановлению сил, они очень важны.  Это не просто "уход от
работы" или "лень", это забота о восстановлении ресурса концентрации.
</text:p>
      <text:p text:style-name="Text_20_body">Однако, даже если день загружен "до упора", это не означает, что нам
нужно все наши дела делать в режиме концентрации.  Ресурс концентрации
ограничен нашими человеческими способностями и не зависит от того одно
ли у нас дело в течение дня или тридцать.  Уделяйте концентрацию
только важным по вашему мнению делам.  Неважно, что думают окружающие,
только то, что считаете важным именно вы.  Это ваша жизнь, и только вы
выбираете на что тратить свое время.
</text:p>
      <text:p text:style-name="Text_20_body">Бывают дни, которые "до упора" загружены делами.  В такие дни наша
способность к концентрации истощается быстрее, чем нам хотелось бы.
Поэтому я предпочитаю в такие дни делать меньше работы в режиме
концентрации.  Меньше, чем в обычные "спокойные" дни.  И снизить
нагрузку в следующий день.  Помните, что физическое состояние тоже
оказывает большое влияние на нашу способность к концентрации.
</text:p>
      <text:h text:style-name="Heading_20_3" text:outline-level="3" text:is-list-header="false">
<text:bookmark-start text:name="OrgXref.org5361737"/>
<text:bookmark text:name="org5361737"/><text:span text:style-name="OrgDone">DONE</text:span> Прислушивайтесь к себе
<text:bookmark-end text:name="OrgXref.org5361737"/></text:h>
      <text:p text:style-name="Text_20_body">Одно из самых главных правил ритмичной работы в том, чтобы подчинять
работу внутренним ритмам, а не наоборот.  А для этого важно
прислушиваться к себе.  Но прислушиваться к себе можно и другими
способами.
</text:p>
      <text:p text:style-name="Text_20_body">Например,  вы запланировали пять часов работы в состоянии
концентрации.  Уже прошло три из них, и вы чувствуете усталость.
Пришла пора отдыхать.  Может быть, стоит прекратить работу в состоянии
концентрации на сегодня.  Многие люди вместо этого говорят себе что-то
вроде: "Я же запланировал пять часов, неужели я слабак?  Я сделаю эти
пять часов!"  Такая бравада хороша в бою, да и то не в каждом.  Но вы
же собираетесь заниматься ритмичной работой изо дня в день.  Отдых
гораздо важнее, чем отвратительный результат, который мы сможем
сделать под таким "давлением".
</text:p>
      <text:p text:style-name="Text_20_body">Разумеется, это вовсе не означает, что нужно ничего не делать и только
расслабляться.  Самое главное — брать задачу по своим силам.  И если
вы раньше никогда не работали в состоянии концентрации по пять часов
подряд, лучше не начинать сразу.  Вы же не побежите марафон, если
раньше вообще не занимались бегом?  Да и если занимались, к марафону
все равно будете готовиться.  Так и с работой в режиме концентрации.
</text:p>
      <text:p text:style-name="Text_20_body">Если вам нужно снизить нагрузку на сегодня, из оставшихся дел выберите
только одно, которое требует состояния концентрации.  Им и займитесь,
а все остальные перенесите на завтра или вовсе отмените.  Помните про
фокусирующий вопрос?  Он может здорово помочь в этой ситуации.
</text:p>
      <text:h text:style-name="Heading_20_3" text:outline-level="3" text:is-list-header="false">
<text:bookmark-start text:name="OrgXref.orgac9db28"/>
<text:bookmark text:name="orgac9db28"/><text:span text:style-name="OrgDone">DONE</text:span> Что делать с этим всем
<text:bookmark-end text:name="OrgXref.orgac9db28"/></text:h>
      <text:p text:style-name="Text_20_body">Главное правило ритмичной работы — не заставляйте себя.  Всегда
будут такие задачи, которые нам не нравятся.  Всегда будет нужно
делать что-то, что не вызывает у нас вдохновения, всегда будут дела, в
которых мы не можем попасть в поток.  И их все равно нужно делать.  Но
дополнительно заставлять себя — плохая идея.
</text:p>
      <text:p text:style-name="Text_20_body">Метод ритмичной работы должен идти не вопреки, а благодаря вашим
собственным ритмам.  Да, понадобится время на то, чтобы найти в себе
подходящий ритм и потребуется воля на то, чтобы подстроить окружающую
среду под свой собственный ритм.  Это непростая задача.  Но те, кто
добился в этом успеха, отмечают много положительных моментов.  Во
всяком случае, стоит попробовать.
</text:p>
      <text:p text:style-name="Text_20_body">Чтобы добиться успеха в методе ритмичной работы, нужно хорошо
организовать свой собственный день.  И на это придется потратить
время.  Не один день.  Придется снова и снова анализировать свои
достижения чтобы подобрать подходящий ритм и изменить окружающую среду
под свой ритм.
</text:p>
      <text:p text:style-name="Text_20_body">На нашу способность делать качественный интеллектуальный продукт
влияет огромное количество факторов, в книге я привел лишь некоторые
из них.  Но если мы хотим достичь максимума, нам придется работать с
ними.  Метод ритмичной работы перестает быть одним только способом
организации времени работы, он превращается в стиль жизни.
</text:p>
      <text:h text:style-name="Heading_20_2" text:outline-level="2" text:is-list-header="false">
<text:bookmark-start text:name="OrgXref.org6b36668"/>
<text:bookmark text:name="org6b36668"/><text:span text:style-name="OrgDone">DONE</text:span> Использовать ли метод ритмичной работы в транспорте?
<text:bookmark-end text:name="OrgXref.org6b36668"/></text:h>
      <text:p text:style-name="Text_20_body">Многим из нас приходится ездить в транспорте, будь то машина,
электричка, автобус или метро.  Что же мы делаем в транспорте?
Смотрим по сторонам, смотрим в телефон, иногда дремлем.
</text:p>
      <text:p text:style-name="Text_20_body">Пожалуй, транспорт является одним из самых сложных окружений в смысле
ритмичной работы.  Большинство людей, живущих в современном мире и
испытывающих на себе постоянное давление "успешных людей", стараются
не терять времени даром и используют каждую свободную минуту для новых
достижений.
</text:p>
      <text:p text:style-name="Text_20_body">Транспорт не подходит для метода ритмичной работы.  В транспорте
постоянно что-то происходит.  Постоянно меняется обстановка, нужно
постоянно быть внимательным, потому что вокруг ходят люди, а еще чтобы
не пропустить свою остановку.  Все это мешает погружению в поток.  Да
и поза человека, набирающего текст на ноутбуке в электричке далека от
оптимальной.
</text:p>
      <text:p text:style-name="Text_20_body">Если взять пример Любищева, то он использовал время в транспорте,
причем, очень продуктивно.  Но это время у него было скорее
"отбросами", которые нужно использовать.  Он старался чем-то занять
себя в транспорте чтобы не замечать неудобств.  Но он никогда не
занимался написанием научных статей (которые требуют концентрации) или
чтения серьезной литературы (вроде книг по математике или философии).
</text:p>
      <text:p text:style-name="Text_20_body">С одной стороны, мы проводим в транспорте довольно много времени
(особенно в больших городах), но с другой — у нас всегда есть
несколько часов качественного времени, которое мы можем провести в
режиме высокой концентрации.  И это время ни в коем случае не в
транспорте.
</text:p>
      <text:p text:style-name="Text_20_body">Безусловно, время в транспорте можно направить на полезные дела, но
это "некачественное" время, его нельзя использовать для серьезных
задач.  Его следует использовать для подходящих задач, которые не
требуют высокого уровня концентрации.
</text:p>
      <text:p text:style-name="Text_20_body">Когда я еду в электричке, я прохожу уроки в Duolingo, но я не считаю,
что это эффективный способ учить языки.  Скорее, это способ мириться с
неудобствами, чем реально изучать иностранный язык.
</text:p>
      <text:p text:style-name="Text_20_body">Когда мы стараемся "максимально эффективно использовать свое время", в
первую очередь мы должны научиться использовать самое качественное
время.  Только оно может дать серьезный, прорывной результат.  И
только после полного освоения резервов этого качественного времени мы
можем браться за "отбросы времени".  Но ни в коем случае не в обратном
порядке.
</text:p>
      <text:h text:style-name="Heading_20_2" text:outline-level="2" text:is-list-header="false">
<text:bookmark-start text:name="OrgXref.orgbe3abf9"/>
<text:bookmark text:name="orgbe3abf9"/><text:span text:style-name="OrgDone">DONE</text:span> Писательство
<text:bookmark-end text:name="OrgXref.orgbe3abf9"/></text:h>
      <text:p text:style-name="Text_20_body">Написание книги, будь то художественная, научная или популярная книга,
отлично укладывается в метод ритмичной работы.  Чтобы написать книгу,
нужно достаточное количество времени в режиме высокой концентрации.
Книга не пишется за один день или за неделю.  Точно так же, как
дипломная работа не пишется за выходные.  Это просто заблуждение.  То,
что получается — совсем не дипломная работа.
</text:p>
      <text:p text:style-name="Text_20_body">Всю деятельность по написанию книги можно условно разделить на
несколько отдельных этапов.  Это деление довольно условно, потому что
эти этапы постоянно пересекаются друг с другом.  Но для наглядного
представления принципов такое деление хорошо подходит.
</text:p>
      <text:p text:style-name="Text_20_body">Когда возникает идея для книги, первое, что нужно сделать, это
посмотреть, что уже было сделано в этой области.  Это в равной мере
относится к художественной литературе, к научной и популярной.  Такой
подход позволит одновременно отточить свою собственную идею, и
обогатить ее опытом других людей.
</text:p>
      <text:p text:style-name="Text_20_body">Чтение — деятельность, требующая концентрации.  А регулярные
перерывы позволяют взглянуть на свой прогресс и обобщить прочитанный
материал.  Регулярное и ритмичное чтение позволяет как осмыслить
материал, так и запомнить его гораздо лучше.  Кроме того, регулярные
перерывы позволяют дольше сохранить концентрацию на материале и
вовремя заметить переход к поверхностному чтению.
</text:p>
      <text:p text:style-name="Text_20_body">Второй этап написания книги — планирование ее структуры.  Хотя
планирование может происходить и на этапе зарождения идеи, и на этапе
чтения, и на этапе написания. Структура становится тем "скелетом",
который позволяет отдельным главам книги "держаться вместе".  Без
ясной структуры она превратится в простое нагромождение глав.
Некоторые правки "скелета" могут происходить даже во время
редактирования.
</text:p>
      <text:p text:style-name="Text_20_body">Планирование требует погружения в процесс.  В планировании требуется
как видеть четкую структуру отдельных элементов, так и их общую
взаимосвязь и взаимное расположение в рамках всей книги.  От хорошо
составленного плана во многом зависит успех всей книги.  И если
кажется, что планирование занимает слишком много времени, не жалейте
на него времени.  Оно окупится тем, что писать и читать такую книгу
будет гораздо проще.
</text:p>
      <text:p text:style-name="Text_20_body">Следующий этап — написание текста.  Когда у нас уже есть "скелет",
осталость только нарастить на нем "мясо" — наполнить книгу
содержимым.  В зависимости от размеров "скелета" и скорости
наполнения, этот процесс займет от нескольких недель до нескольких
месяцев или даже больше.
</text:p>
      <text:p text:style-name="Text_20_body">Писать книгу — это больше привычка, чем однократное действие.
Выдающиеся писатели не ждут вдохновения, они просто каждый день
садятся за письменный стол и пишут.  Получается хуже или лучше, но
всегда с результатом.  Со временем навык оттачивается.  Но для того,
чтобы закончить, недостаточно одного "титанического усилия".
</text:p>
      <text:p text:style-name="Text_20_body">После того, как основное содержание будет написано, книгу нужно
"выдержать".  Отложить на некоторое время.  Обычно это от двух недель
до двух месяцев.  За это время она успевает хорошо улетучиться из
памяти, что многие ошибки и огрехи станут видны сразу.  Можно называть
этот процесс "освежить голову".
</text:p>
      <text:p text:style-name="Text_20_body">Когда я писал эту книгу, я полагался больше на силу привычки, чем на
"вдохновение".  Первые три–четыре дня я составлял оглавление, а потом
принялся за текст.  Параллельно я отмечал, когда я написал каждый
отрывок для книги и через две недели я пересматривал эти отрывки на
предмет правок.  Затем я сверстал всю книгу в программе моего
издателя.  Так и получилось то, что вы сейчас читаете.
</text:p>
      <text:h text:style-name="Heading_20_2" text:outline-level="2" text:is-list-header="false">
<text:bookmark-start text:name="OrgXref.orgcfc80d5"/>
<text:bookmark text:name="orgcfc80d5"/>Обучение
<text:bookmark-end text:name="OrgXref.orgcfc80d5"/></text:h>
      <text:h text:style-name="Heading_20_3" text:outline-level="3" text:is-list-header="false">
<text:bookmark-start text:name="OrgXref.org292523b"/>
<text:bookmark text:name="org292523b"/><text:span text:style-name="OrgDone">DONE</text:span> Обучение как пример деятельности
<text:bookmark-end text:name="OrgXref.org292523b"/></text:h>
      <text:p text:style-name="Text_20_body">Обучение является одним из самых сложных видов деятельности.  Далее на
примере обучения можно проследить основные этапы, которые можно
применять почти к любой работе, которая планируется в ритмичном
режиме.  Эти этапы позволяют плавно войти в состояние потока и извлечь
максимум пользы из ежедневной работы над конкретной задачей.
</text:p>
      <text:h text:style-name="Heading_20_3" text:outline-level="3" text:is-list-header="false">
<text:bookmark-start text:name="OrgXref.org95dfb0a"/>
<text:bookmark text:name="org95dfb0a"/><text:span text:style-name="OrgDone">DONE</text:span> Интенсивность
<text:bookmark-end text:name="OrgXref.org95dfb0a"/></text:h>
      <text:p text:style-name="Text_20_body">Если одной из ваших задач является обучение, то метод ритмичной работы
позволит добиться впечатляющих результатов за более короткое время.
Если вам приходится выделять более одного часа на собственную учебу
ежедневно или по будням — метод ритмичной работы это то, что вам
нужно.
</text:p>
      <text:p text:style-name="Text_20_body">Интенсивность обучения может быть различной, от одного часа в день, до
пяти–шести.  Но в любом случае она должна быть соразмерена с вашими
способностями.  Если это короткий недельный курс обучения то вполне
можно взяться за него "основательно" и уделять ему по три часа в день
и даже больше.  Но не забудьте после этого рывка дать себе время
"отдохнуть" и уменьшите интенсивность труда.  Если же это серьезное
обучение на полгода или год ежедневных занятий, их интенсивность
должна быть меньше — два часа или даже один час в день.
</text:p>
      <text:p text:style-name="Text_20_body">Если это трудный курс или совершенно новая для вас область, лучше
уделять ей меньше времени ежедневно, но более ритмично.  Это поможет
достичь сразу двух целей — снизить нагрузку от "трудных задач" и
позволить мозгу спокойно "раскладывать по полочкам" информацию.  Если
вы попытаетесь "схватить все и сразу" то большую часть забудете уже
через несколько дней.  В то же время, регулярно повторяя пройденный
материал, испытывая меньше стресса, вы усвоите содержание курса
гораздо лучше.  Ведь наша цель — знания, а не только корочка?
</text:p>
      <text:h text:style-name="Heading_20_3" text:outline-level="3" text:is-list-header="false">
<text:bookmark-start text:name="OrgXref.org9c00a8a"/>
<text:bookmark text:name="org9c00a8a"/><text:span text:style-name="OrgDone">DONE</text:span> Разогрев
<text:bookmark-end text:name="OrgXref.org9c00a8a"/></text:h>
      <text:p text:style-name="Text_20_body">В самом начале любой задачи нужно "разогреться".  Как разминка перед
физическими упражнениями, она позволит подготовить мозг к работе над
конкретной задачей.  Для физических упражнений разминка обычно
включает легкие упражнения, которые повторяются каждый день.
Создается ритуал.  В случае с изучением иностранного языка, такой
разминкой может быть упражнение на практику отдельных звуков
иностранного языка.
</text:p>
      <text:p text:style-name="Text_20_body">Это короткое упражнение (всего на несколько минут) позволит
переключить мозг на конкретную задачу.  Оно должно повторяться изо дня
в день (с небольшими вариациями), тогда получится определенный
"ритуал", который будет настраивать на конкретную деятельность.  Для
каждого вида деятельности такая разминка должна быть разной, но она не
должна требовать значительных интеллектуальных усилий.  Это только
начало деятельности.
</text:p>
      <text:p text:style-name="Text_20_body">Чтобы сформировать такую "разминку", полезно поискать в Интернете
советы профессионалов по "разогреву".  В случае с дизайнерской или
иллюстраторской работой, такой разминкой может быть быстрый скетч или
рисование симметричных фигур.  Если вы собираетесь обучаться на
протяжение длительного времени (больше одной недели), то разминка
сыграет важную роль не только в процессе обучения, но и дальнейшей
практики.
</text:p>
      <text:h text:style-name="Heading_20_3" text:outline-level="3" text:is-list-header="false">
<text:bookmark-start text:name="OrgXref.orgf269d11"/>
<text:bookmark text:name="orgf269d11"/><text:span text:style-name="OrgDone">DONE</text:span> Повторение
<text:bookmark-end text:name="OrgXref.orgf269d11"/></text:h>
      <text:p text:style-name="Text_20_body">С точки зрения обучения повторение позволяет закрепить ранее изученный
материал.  Но даже если ваша деятельность состоит не в обучении,
полезно взглянуть на то, что вы сделали вчера.  Это поможет установить
связь между отдельными элементами задачи и связать их в единую
структуру.  Такой подход очень полезен при написании книг или других
длинных текстовых трудов (например, отчетов).
</text:p>
      <text:p text:style-name="Text_20_body">Повторение в рамках обучения тоже может быть разным.  Можно просто
пробежаться по грамматике, которая была изучена вчера, а можно
повторить слова с помощью приложения для интервальных повторений
(например, <text:a xlink:type="simple" xlink:href="https://apps.ankiweb.net/">Anki</text:a>).  Кстати, я использую Anki не только для изучения
языков, но и для заучивания горячих клавиш приложений.  Никогда не
знаешь, когда тебе может понадобиться курсив, поэтому полезно всегда
помнить эту комбинацию.  Anki как раз и позволяет повторять ее только
когда, она может забыться.
</text:p>
      <text:p text:style-name="Text_20_body">Вообще механизм интервального повторения — пожалуй, одно из самых
важных средств обучения с точки зрения удержания знаний в голове.  При
одинаковом количестве повторений, распределенные повторения (например,
по одному в день) дают гораздо больше эффекта, чем собранные вместе
(например, все повторения в течение одного дня).  Ритмичная работа —
это об эффективности, поэтому интервальные повторения сочетаются с ней
как нельзя лучше.
</text:p>
      <text:h text:style-name="Heading_20_3" text:outline-level="3" text:is-list-header="false">
<text:bookmark-start text:name="OrgXref.org426b6c8"/>
<text:bookmark text:name="org426b6c8"/><text:span text:style-name="OrgDone">DONE</text:span> Основная деятельность
<text:bookmark-end text:name="OrgXref.org426b6c8"/></text:h>
      <text:p text:style-name="Text_20_body">После разогрева и повторения самое время взяться за основную часть
работы — изучение нового материала.  Эта часть является самой
напряженной с точки зрения интеллектуальной нагрузки.  Здесь требуется
понять новый материал, связать его с уже известным, определить границы
применимости и отработать на практике.  Приходится собирать воедино
головоломку новых знаний.
</text:p>
      <text:p text:style-name="Text_20_body">Хорошую пользу в деле изучения нового могут дать скетчи.  Под скетчами
здесь подразумеваются не художественные рисунки, а формат записей,
отличный от традиционных лекций, когда основные мысли записываются на
листе бумаги, соединяются стрелками и рисунками.  Скетчи в этом
понимании больше похожи на инфографику.
</text:p>
      <text:p text:style-name="Text_20_body">Такие скетчи оказывают неоценимую помощь, они помогают увидеть
внутренние взаимосвязи в изучаемом материале, быстро оглядеть
сделанную работу и основные вехи определенной темы.
</text:p>
      <text:p text:style-name="Text_20_body">Второй частью занятия может быть отработка уже развитых умений, чтобы
довести их до навыков.  Никогда не пренебрегайте тем, чтобы довести
свои знания до конкретных умений, а еще лучше — до навыков.  Навыки
оказывают нам неоценимую помощь.  Все привычки, которым мы следуем
годами, и которые формируют нашу жизнь, можно называть навыками,
потому что они не требуют от нас волевых усилий и делаются "на
автомате".  Больше половины времени бодрствования мы проводим, следуя
таким шаблонам.
</text:p>
      <text:p text:style-name="Text_20_body">Некоторые виды обучения требуют от нас разных обстановок при
теоретическом обучении и практике.  В зависимости от конкретных
условий, занятия могут делиться на две части: теоретическая подготовка
и практическое освоение навыков.
</text:p>
      <text:h text:style-name="Heading_20_3" text:outline-level="3" text:is-list-header="false">
<text:bookmark-start text:name="OrgXref.org4f048be"/>
<text:bookmark text:name="org4f048be"/><text:span text:style-name="OrgDone">DONE</text:span> Завершение
<text:bookmark-end text:name="OrgXref.org4f048be"/></text:h>
      <text:p text:style-name="Text_20_body">В конце занятия (а это часто случается после сигнала таймера), хорошо
бы обобщить в нескольких словах, что было сделано за этот рабочий
интервал и за весь рабочий процесс.  Обязательно похвалите себя за
результат.  Эта привычка здорово помогает поднять самооценку (давление
на которую обрушивается буквально со всех сторон), а она, в свою
очередь, помогает работать эффективнее.
</text:p>
      <text:p text:style-name="Text_20_body">Если вы учитесь по несколько интервалов ежедневно, то можно выделить
последний интервал на повторение всего, что было изучено за сегодня.
Если вы учитесь всего по 2–3 интервала ежедневно, то выделять целый
интервал только на повторение будет чересчур.  В этом случае
запланируйте себе каждые 2–3 дня своеобразные "дни повторений".  В
такой день в качестве основной деятельности занимайтесь повторением
всего, что изучили ранее.
</text:p>
      <text:p text:style-name="Text_20_body">Но даже если вы устраиваете такие повторения ежедневно, хотя бы раз в
неделю выделяйте время на повторение пройденного материала.  Вы будете
удивлены, как много вы успели "забыть" всего за неделю.  Повторно
освежив в памяти материал, вы запомните гораздо больше.
</text:p>
      <text:p text:style-name="Text_20_body">Иногда стоит устраивать повторения через еще большие интервалы
времени.  Считается, что проверить долговременную память можно только
на интервалах больше трех недель.  На этом построен метод заучивания
слов иностранного языка, который называется "золотой список".
</text:p>
      <text:h text:style-name="Heading_20_3" text:outline-level="3" text:is-list-header="false">
<text:bookmark-start text:name="OrgXref.org80b3e81"/>
<text:bookmark text:name="org80b3e81"/><text:span text:style-name="OrgDone">DONE</text:span> Долгосрочное планирование
<text:bookmark-end text:name="OrgXref.org80b3e81"/></text:h>
      <text:p text:style-name="Text_20_body">Итак, мы вплотную подошли к вопросу долгосрочного планирования.
Всякая сложная деятельность (а обучение, несомненно, можно отнести к
ней) приносит серьезные результаты.  Но не сразу.  Поэтому очень важно
перед началом сделать две вещи.
</text:p>
      <text:p text:style-name="Text_20_body">Во-первых, убедиться, что эта деятельность действительно перспективна
и что на нее действительно стоит тратить ценное время в состоянии
концентрации.  Во-вторых, нужно сделать черновой план всего периода
работ.  Этот долгосрочный план позволит в каждый момент времени точно
знать, где мы находимся сейчас и как далеко до промежуточных и
окончательных целей.
</text:p>
      <text:p text:style-name="Text_20_body">Но помните, что чем на больший период рассчитан план, тем больше
вероятность изменений.  Чем дальше мы уходим в будущее от текущего
момента, тем неопределеннее оно становится.  Не стоит слишком
усердствовать в деталях отдаленного будущего, это не слишком важно.  В
отдаленном будущем важна суть результата, а не его мелкие детали.
</text:p>
      <text:p text:style-name="Text_20_body">Долгосрочное планирование полезно еще и тем, что, получив статистику
по первым этапам, вы сможете скорректировать сроки достижения
результатов по всем остальным этапам.  Мы склонны часто недооценивать
затраты времени, даже если уже делали такую работу.
</text:p>
      <text:p text:style-name="Text_20_body">В случае с обучением, долгосрочное планирование позволяет
прогнозировать достижение конкретных уровней владения навыками.  А так
же наслаивать навыки друг на друга.  Планировать достижение больших
целей, которые стоят на маленьких навыках.
</text:p>
      <text:h text:style-name="Heading_20_1" text:outline-level="1" text:is-list-header="false">
<text:bookmark-start text:name="OrgXref.orgc006401"/>
<text:bookmark text:name="orgc006401"/>Полезные заметки
<text:bookmark-end text:name="OrgXref.orgc006401"/></text:h>
      <text:h text:style-name="Heading_20_2" text:outline-level="2" text:is-list-header="false">
<text:bookmark-start text:name="OrgXref.orgcc20189"/>
<text:bookmark text:name="orgcc20189"/><text:span text:style-name="OrgDone">DONE</text:span> Умножайте время на два
<text:bookmark-end text:name="OrgXref.orgcc20189"/></text:h>
      <text:p text:style-name="Text_20_body">Студенты стали участниками любопытного эксперимента.  Сначала их
попросили оценить количество времени на написание выпускной работы.
После того, как они выполнили свою работу и захронометрировали время,
сравнили их оценки и фактические затраты.  Оказалось, что время было
недооценено у разных студентов в среднем в 1,5–2 раза.
</text:p>
      <text:p text:style-name="Text_20_body">Но эксперимент на этом не закончился.  На следующий год группе
студентов снова предложили оценить затраты времени.  При этом их
познакомили с оценками и результатами предыдущей группы.  Таким
образом, они были осведомлены о том, что время обычно недооценивают.
И они дали свои оценки.
</text:p>
      <text:p text:style-name="Text_20_body">Результат был впечатляющий.  Разброс оценок во второй группе был
меньше, но затраты времени все равно были недооценены примерно на ту
же величину.
</text:p>
      <text:p text:style-name="Text_20_body">Из этого следует вывод: несмотря на то, что мы можем знать о том, что
человеку свойственно недооценивать затраты времени на какое-то дело,
мы все равно недооцениваем затраты на (примерно) одну и ту же
величину.  Поэтому полезный совет: после оценки времени на какую-либо
деятельность, умножайте его на два.
</text:p>
      <text:p text:style-name="Text_20_body">Дело здесь не только в том, что мы можем ошибаться в оценке времени,
но и в том, что в жизни могут случаться непредвиденные события.  И
худшее, что мы можем сделать — распланировать свой график "до
упора", не оставив свободного места на эти события.  Они будут
происходить независимо от нашей воли или планов.  Верный способ
поднять себе уровень стресса — исключить из плана случайности.
</text:p>
      <text:p text:style-name="Text_20_body">Умножение времени на два может показаться прихотью или ленью.  Но на
самом деле это скорее забота об успехе в целом, чем желание показать
"наилучшие результаты" ценой чрезмерного количества усилий и нервов.
</text:p>
      <text:h text:style-name="Heading_20_2" text:outline-level="2" text:is-list-header="false">
<text:bookmark-start text:name="OrgXref.org093e2ca"/>
<text:bookmark text:name="org093e2ca"/><text:span text:style-name="OrgDone">DONE</text:span> Развивайте привычки
<text:bookmark-end text:name="OrgXref.org093e2ca"/></text:h>
      <text:p text:style-name="Text_20_body">Метод ритмичной работы позволяет повысить эффективность работы (не
всегда это продуктивность), сконцентрироваться, попасть в состояние
"потока".  Но время такой сконцентрированной работы в течение дня
ограничено всего пятью часами.  А у нас всегда будет желание сделать
больше.  И я предостерегаю от попыток сконцентрироваться дольше.
</text:p>
      <text:p text:style-name="Text_20_body">Метод ритмичной работы позволяет нам обучаться новым навыкам, и делать
это очень эффективно.  Но всякий навык способен изменить нашу жизнь
только тогда, когда он становится привычкой.  Когда мы можем день за
днем выполнять необходимые действия (например, чистить зубы по
вечерам), нам не нужно напоминать и это не вызывает у нас напряжения.
</text:p>
      <text:p text:style-name="Text_20_body">Сам метод ритмичной работы на начальном этапе требует волевых усилий.
Эти усилия нужны на борьбу со своими внутренними демонами, на
концентрацию на задаче, на то, чтобы не пропускать короткие перерывы.
Но по мере формирования привычки (что в среднем происходит через 66
дней, а не через 21), больше не требуется волевых усилий на то, чтобы
работать по таймеру.  Он становится естественной частью жизни.  Тут-то
и начинаются перемены.
</text:p>
      <text:p text:style-name="Text_20_body">Не всякую задачу можно превратить в ритмичную работу, и не всякая
задача должна иметь конечную цель в виде завершенного результата.
Есть задачи, которые требуют от нас регулярности, а не определенного
объема работы.  Например, гораздо важнее отжиматься от пола по 10 раз
каждый день в течение месяца, чем сделать 300 отжиманий за один или
два дня.  Такие задачи на первом этапе могут выполняться в ритмичном
режиме, но со временем они должны переходить в привычки.
</text:p>
      <text:p text:style-name="Text_20_body">Привычки могут сделать гораздо больше, чем нам кажется, но для этого
мы должны так формировать наши привычки, чтобы они оставались с нами
надолго, а не разваливались уже через несколько недель.  Отжиматься
один месяц — это хорошо.  Но стоит прекратить и результат исчезнет
через один–два месяца.  Гораздо лучше отжиматься каждый день на
протяжение целого года.  После этого вряд ли найдется что-то, что
сможет остановить вас.
</text:p>
      <text:h text:style-name="Heading_20_2" text:outline-level="2" text:is-list-header="false">
<text:bookmark-start text:name="OrgXref.orga25d97f"/>
<text:bookmark text:name="orga25d97f"/><text:span text:style-name="OrgDone">DONE</text:span> Постановка цели по SMART
<text:bookmark-end text:name="OrgXref.orga25d97f"/></text:h>
      <text:p text:style-name="Text_20_body">Многих целей трудно достичь не из-за их сложности, а из-за
расплывчатой формулировки.  Например, я хочу немного сбросить вес.
Пару килограммов.  Через два месяца мне это удается.  Но теперь я
думаю, что было бы неплохо сбросить еще пару килограммов.  Достиг ли я
своей цели?  Формально я достиг цели, ведь я смог сбросить вес.  Но я
подменил первую цель второй, и теперь мне может показаться, что цели я
еще не достиг.  Вместо того, чтобы отпраздновать успех и поставить
новую цель (на следующие два килограмма), я разочаровываюсь, что дело
движется так медленно.
</text:p>
      <text:p text:style-name="Text_20_body">Метод SMART представляет собой набор шагов, которые позволяют
прояснить основные компоненты цели и избежать ловушек, в которые мы
попадаем при формулировке цели.  Этот метод не позволит достичь цели,
он только позволит прояснить ее, чтобы сделать достижение легче.
</text:p>
      <text:p text:style-name="Text_20_body">Суть метода состоит в пяти компонентах:
</text:p>
      <text:list text:style-name="OrgBulletedList" text:continue-numbering="false">
        <text:list-item>
          <text:p text:style-name="Text_20_body">Specific — цель должна быть конкретной, не просто "стать
счастливее", а "сбросить вес".
</text:p>
        </text:list-item>
        <text:list-item>
          <text:p text:style-name="Text_20_body">Measurable — у цели должны быть метрики, не просто "сбросить вес",
а "сбросить два килограмма".
</text:p>
        </text:list-item>
        <text:list-item>
          <text:p text:style-name="Text_20_body">Achievable — цель должна быть достижимой, не "Сбросить двадцать
килограммов" (что очень трудно и вредно, если сбрасывать вес слишком
быстро), а "Сбросить два килограмма" (Такое мне уже удавалось в
прошлом году, теперь я хочу удержать этот результат)
</text:p>
        </text:list-item>
        <text:list-item>
          <text:p text:style-name="Text_20_body">Relevant — Цель должна быть значимой.  Не просто "Сбросить вес", а
"Сбросить вес, чтобы чувствовать себя лучше".
</text:p>
        </text:list-item>
        <text:list-item>
          <text:p text:style-name="Text_20_body">Time-bound — Определенная по времени.  Не просто "Сбросить вес", а
"Сбросить вес за два месяца".
</text:p>
        </text:list-item>
      </text:list>
      <text:p text:style-name="Text_20_body">Таким образом, мы переходим от цели "Стать счастливее" или "Сбросить
вес", к "Сбросить два килограмма за два месяца чтобы чувствовать себя
лучше".  Не правда ли, вторая цель задает нам конкретное направление
нашей деятельности?  Но не слишком его ограничивает.  Мы все еще
вольны выбирать между диетой, физическими упражнениями или проявлением
физической активности в повседневной жизни.
</text:p>
      <text:p text:style-name="Text_20_body">Такая постановка цели отлично сочетается с методом ритмичной работы,
потому что позволяет разбивать весь процесс на понятные шаги, каждый
из которых вполне вписывается в конкретное количество рабочих
интервалов.
</text:p>
      <text:h text:style-name="Heading_20_2" text:outline-level="2" text:is-list-header="false">
<text:bookmark-start text:name="OrgXref.orgdeca4f5"/>
<text:bookmark text:name="orgdeca4f5"/><text:span text:style-name="OrgDone">DONE</text:span> Цепной метод
<text:bookmark-end text:name="OrgXref.orgdeca4f5"/></text:h>
      <text:p text:style-name="Text_20_body">Разумеется, от метода ритмичной работы гораздо больше пользы, когда он
становится привычкой.  Когда он становится настолько сильной
привычкой, что "заставляет" нас использовать таймер даже когда нам
"лень".
</text:p>
      <text:p text:style-name="Text_20_body">Но как сделать этот метод привычкой?  В своей книге "<text:a xlink:type="simple" xlink:href="https://www.litres.ru/konstantin-morenko/razvit-privychku/">Развить привычку</text:a>"
я описал не слишком быстрый, но надежный метод формирования привычки.
Но есть и более простые (хотя и менее надежные) методы.  Один из них
называется "цепь".
</text:p>
      <text:p text:style-name="Text_20_body">Суть метода в том, чтобы каждый день работать по одному рабочему
интервалу.  Это будет совсем нетрудно, не потребуется перекраивать
весь свой график на новый лад.  Один рабочий интервал обычно можно
встроить почти в любое расписание.
</text:p>
      <text:p text:style-name="Text_20_body">Еще понадобится календарь.  В календаре каждый раз после завершения
интервала зачеркивайте сегодняшний день.  Посмотрите на свою
"цепочку".  Через три дня у вас уже будет страйк.  Похвалите себя за
результат.  Повесьте этот календарь на видном месте, пусть он будет
служить напоминанием ваших способностей и целей.
</text:p>
      <text:p text:style-name="Text_20_body">День за днем цепочка будет удлинняться.  И чем длиньше она будет
становиться, тем меньше будет желание ее "разрывать" — пропускать
сегодняшний рабочий интервал.  А через два месяца вы перестанете
замечать, что "нужно" выполнить один рабочий интервал.
</text:p>
      <text:p text:style-name="Text_20_body">Мнение о том, что привычка формируется за 21 день, ошибочно.
Достоверными психологическими исследованиями установлено, что этот
интервал составляет от 21 до 254 дней в зависимости от внешних
обстоятельств, вида привычки и индивидуальных особенностей человека.
Но в среднем этот период составляет 66 дней.  Короткие "21 день"
пригодны разве что для самых тривиальных привычек, которые к тому же
нам очень нравятся, что мы готовы инвестировать в них время.  Все
остальных привычки потребуют гораздо больше времени.
</text:p>
      <text:p text:style-name="Text_20_body">Смотрите на свою цепочку как на мерило эффективности процесса.  Чем
она длиннее, тем больше пользы вы можете извлечь из каждого рабочего
интервала.  Десятый в цепочке рабочий интервал гораздо эффективнее
первого.  А пятидесятый — гораздо эффективнее десятого.
</text:p>
      <text:h text:style-name="Heading_20_2" text:outline-level="2" text:is-list-header="false">
<text:bookmark-start text:name="OrgXref.org77bec2b"/>
<text:bookmark text:name="org77bec2b"/><text:span text:style-name="OrgDone">DONE</text:span> Приоритеты и задачи
<text:bookmark-end text:name="OrgXref.org77bec2b"/></text:h>
      <text:p text:style-name="Text_20_body">Когда мы беремся за метод ритмичной работы, когда полностью
погружаемся в задачу, разумно задаться вопросом: "Какой задаче следует
посвятить это время?"  Время в состоянии концентрации ограничено, не
стоит разбрасываться им "по пустякам".
</text:p>
      <text:p text:style-name="Text_20_body">У вас могут быть записаны цели и отдельные задачи, но это совсем не
то.  В каждой большой цели можно сделать очень и очень многое.  Но что
из этого нужно сделать обязательно, а что можно не делать?  Что
составляет ядро всей цели?  Эти вопросы не так просты, как могут
показаться на первый взгляд.
</text:p>
      <text:p text:style-name="Text_20_body">Так сейчас разрабатываются многие компьютерные игры: сначала создается
"ядро игры", то, что определяет процесс игры, цели и задачи в
глобальном смысле.  Персонажи могут быть прорисованы грубо, может не
хватать многих элементов, но в игру уже можно играть.  Игра попадает в
ранний доступ.  Дальнейшие разработки ориентируются на отзывы
пользователей, но все разработки будут построены на этом "ядре".
Можно сколько угодно прорисовывать персонажей, но если "ядро" будет
слабым — провал обеспечен.
</text:p>
      <text:p text:style-name="Text_20_body">Такой подход годится для любой задачи.  В любой задаче есть "ядро",
которое составляет ее суть.  И именно им нужно заниматься в первую
очередь.  Эта идея подводит нас к необходимости приоритетов.
</text:p>
      <text:p text:style-name="Text_20_body">Приоритеты могут быть как в рамках одной цели, так и между всеми
целями одно человека или организации.  Разумеется, некоторые цели
будут важнее других.  Наша задача в том, чтобы четко выяснить их
иерархию и следовать ей.
</text:p>
      <text:p text:style-name="Text_20_body">Бесполезно расставлять приоритеты, если не следовать им.  Но следовать
своей системе приоритетов — это больше привычка.  Привычка браться
за важную задачу с самого начала, потому что она стоит всех своих
усилий.  А если что-то можно не делать, то оно, может быть, сделано и
не будет.  Это уже не важно.  Важно лишь то, что важные цели получат
свою долю внимания.
</text:p>
      <text:p text:style-name="Text_20_body">Когда на нас обрушивается такой поток задач, выполнить который мы
физически не в состоянии, нам приходится жертвовать многими задачами в
пользу нескольких, чтобы обеспечить им успех.  Но выбор этих задач
целиком зависит от каждого конкретного человека.
</text:p>
      <text:h text:style-name="Heading_20_2" text:outline-level="2" text:is-list-header="false">
<text:bookmark-start text:name="OrgXref.org051ba1c"/>
<text:bookmark text:name="org051ba1c"/><text:span text:style-name="OrgDone">DONE</text:span> Порядок следования задач 1–2–3
<text:bookmark-end text:name="OrgXref.org051ba1c"/></text:h>
      <text:p text:style-name="Text_20_body">Этот метод так же известен как "1–3–5".  Но в рамках метода
ритмичной работы лучше использовать числа "1–2–3".
</text:p>
      <text:p text:style-name="Text_20_body">Метод очень похож на матрицу Эйзенхауэра.  Суть метода состоит в
следующем: вы выбираете на свой день одну очень важную задачу, две
задачи средней важности и три маловажных задачи.  И работаете над ними
именно в таком порядке.
</text:p>
      <text:p text:style-name="Text_20_body">На важную задачу вы выделяете около 1,5 часов времени (в соответствии
с длительностью ваших интервалов).  На задачи средней важности — по
одному часу и на маловажные задачи — по полчаса.  Всего в течение
дня у вас получится пять часов в режиме полной концентрации.
</text:p>
      <text:p text:style-name="Text_20_body">Такой подход преследует сразу несколько целей.  Количество задач на
день будет ограничено.  Это очень важно для метода ритмичной работы.
Но график не будет перегружен одними только задачами "на перспективу",
поздняя часть дня будет посвящена текущим вопросам (малой важности).
Более важным задачам уделяется больше времени, а само это время — в
более продуктивной утренней (или более ранней) части дня.
</text:p>
      <text:p text:style-name="Text_20_body">Кроме того, такой подход не требует составления громоздких списков и
длительной подготовки, достаточно за несколько минут набросать списки
дел по важности и можно приступать к работе.  А для этого как раз
можно использовать первый рабочий интервал в течение дня.
</text:p>
      <text:p text:style-name="Text_20_body">Если у вас уже есть большие списки дел на перспективу, которые
насчитывают десятки дел (как у меня), вам легко будет выбрать из них
несколько дел на сегодня.  А если выбрать дело оказывается трудно,
задайте себе фокусирующий вопрос: "Что я должен сделать сегодня, чтобы
все остальное стало проще или не нужно?"  Обычно, всего лишь
несколько задач сразу всплывают в памяти, за них и беритесь.
</text:p>
      <text:h text:style-name="Heading_20_2" text:outline-level="2" text:is-list-header="false">
<text:bookmark-start text:name="OrgXref.orgce9fda2"/>
<text:bookmark text:name="orgce9fda2"/><text:span text:style-name="OrgDone">DONE</text:span> Один интервал на обучение
<text:bookmark-end text:name="OrgXref.orgce9fda2"/></text:h>
      <text:p text:style-name="Text_20_body">Если вы не обучаетесь чему-то в настоящее время по несколько
интервалов ежедневно, то выделяйте на обучение по одному интервалу
каждый день.  Не обязательно утром, но обязательно каждый день.  Вы
можете не составлять на него долгосрочный план, а следовать вызовам
текущего момента.  Например, сегодня мне пришлось много раз сделать в
документе полужирный шрифт и в интервал обучения я составил список
горячих клавиш для форматирования и заучил клавишу для оформления
шрифта полужирным начертанием.
</text:p>
      <text:p text:style-name="Text_20_body">Не обязательно заниматься только работой.  Изучать можно что угодно.
Но обязательно каждый день.  Хотя бы понемногу.  Если вы начинаете
интервал обучения, а никаких идей нет, то подумайте или покопайтесь в
Интернете.  Что-то полезное обязательно найдется.  Если вы собираетесь
серьезно изучить что-то (например, тот же офисный пакет), лучше
выделить этому отдельные интервалы.  Но на первых порах можно учиться
и в таких коротких ежедневных сессиях.
</text:p>
      <text:p text:style-name="Text_20_body">Это только кажется, что "чтобы что-то выучить, нужно за это
основательно засесть".  Все зависит от подхода к обучению и от
мотивации.  От того, будете ли вы пользоваться этим знанием каждый
день или раз в год.  Но ежедневное обучение выполняет еще одну скрытую
роль, о которой часто забывают.  Не так важно то, что мы забываем то,
что изучили две недели назад, как важно то, что, постоянно обучаясь,
мозг формирует новые нейронные связи.  А это — лучшая профилактика
ригидности мышления.  Не пренебрегайте ею.
</text:p>
      <text:p text:style-name="Text_20_body">С помощью такой привычки можно "незаметно" выучить иностранный язык.
Окружающий мир меняется быстрее, чем когда-либо.  И "виноват" в этом
человек.  Учиться каждый день — значит, держаться рядом с
переменами.  Держаться рядом с будущим, а не застревать в прошлом.
</text:p>
      <text:h text:style-name="Heading_20_2" text:outline-level="2" text:is-list-header="false">
<text:bookmark-start text:name="OrgXref.org56296b7"/>
<text:bookmark text:name="org56296b7"/><text:span text:style-name="OrgDone">DONE</text:span> Достижения дня
<text:bookmark-end text:name="OrgXref.org56296b7"/></text:h>
      <text:p text:style-name="Text_20_body">В современном мире на нас обрушивается огромное количество информации
о том, как успешны окружающие нас люди.  Большая часть этой информации
нам не только не нужна, но даже вредна.  Раньше люди сравнивали себя с
другими гораздо меньше, чем теперь, а все из-за Интернета.  Вся эта
информация бьет по нашей самооценке и желание достигать чего-то
довольно быстро улетучивается.  В современной популярной психологии
даже есть отдельный полезный навык "не сравнивайте себя с другими,
сравнивайте себя со своим прошлым Я".
</text:p>
      <text:p text:style-name="Text_20_body">Один из таких полезных навыков — записывайте три дела, которые
сделали сегодня и которые считаете важными.  Не имеет значения,
планировали ли вы их или они получились спонтанными.  Важно, что это
произошло сегодня.  Вы можете "приделать" эту привычку к вечернему
обзору журнала или к вечернему планированию завтрашнего дня (если вы
им занимаетесь).  Звездочкой можете помечать то дело (или дела),
которые соответствуют вашим целям.
</text:p>
      <text:p text:style-name="Text_20_body">Через неделю пересмотрите свои записи и выберите три дела по итогам
недели.  Затем возьмитесь за месяц.  Оглядываясь назад, вы больше не
будете чувствовать давление "ничего не делал" или "жизнь проходит
мимо".  Просто иногда нужно помогать нашей памяти удерживать важные
для нас события.  Вы удивитесь, но всего на один такой год по три
записи в день вам понадобится толстая тетрадь.
</text:p>
      <text:h text:style-name="Heading_20_2" text:outline-level="2" text:is-list-header="false">
<text:bookmark-start text:name="OrgXref.org093911c"/>
<text:bookmark text:name="org093911c"/><text:span text:style-name="OrgDone">DONE</text:span> Планирование завтрашнего дня
<text:bookmark-end text:name="OrgXref.org093911c"/></text:h>
      <text:p text:style-name="Text_20_body">В Интернете и книгах очень много пишут о том, что "планировать день
нужно с вечера".  Я никогда не придавал этому большого значения, да и
не удавалось мне сделать такую привычку — планировать вечером.  Но в
вечернем планировании есть и свои плюсы.  Если завтра вам предстоит
трудное дело, вы позволите своему мозгу подготовиться к нему.
</text:p>
      <text:p text:style-name="Text_20_body">Перед тем, как практиковать вечернее планирование, научитесь
освобождать свой мозг от мыслей перед сном.  Этот навык вам очень
поможет не прокручивать в голове "важные" события завтрашнего дня.
Вечером вы можете оглядеть сегодняшний день, отметить нерешенные
задачи.  Оценить, сколько еще времени понадобится.  Планирование дня
не должно ограничиваться одним только вечером.
</text:p>
      <text:p text:style-name="Text_20_body">Разумеется, утром у вас могут появиться новые обстоятельства, которые
потребуют изменений в планах.  Они всегда будут происходить, поэтому
утром (например, после завтрака или по приходу в офис) нужно еще раз
пересмотреть свои планы, скорректировать их в соответствии с
обстоятельствами.  Если превратить эту задачу в привычку — вы
получите колоссальный эффект.
</text:p>
      <text:h text:style-name="Heading_20_1" text:outline-level="1" text:is-list-header="false">
<text:bookmark-start text:name="OrgXref.orgb95f434"/>
<text:bookmark text:name="orgb95f434"/><text:span text:style-name="OrgDone">DONE</text:span> Заключение
<text:bookmark-end text:name="OrgXref.orgb95f434"/></text:h>
      <text:p text:style-name="Text_20_body">Метод ритмичной работы не только о том, что в работе нужно делать
регулярные перерывы.  Он еще и о том, что нужно делать выбор важных
дел, сочетать напряженную работу со своим физическим, эмоциональным и
интеллектуальным состоянием.  О том, что нужно прислушиваться к себе и
достигать максимума из своих текущих возможностей.
</text:p>
      <text:p text:style-name="Text_20_body">Метод — это только направление, но окончательная дорога всегда за
вами.  Только вам решать, когда сделать перерыв, а когда приступить к
работе.  Только вы выбираете темп.  Только вы выбираете цель и
маршрут.  Ритмичная работа это путь, а не результат.
</text:p>
      <text:p text:style-name="Text_20_body">На этом пути вы можете достичь высокой эффективности.  Но не стоит
гнаться за одной только эффективностью, это еще не все.  Удовольствие
от процесса работы — очень важная составляющая успеха.  Только
работая в удовольствие можно сохранить высокий потенциал на долгое
время.  Но научиться любить задачи — это в наших силах.
</text:p>
      <text:p text:style-name="Text_20_body">Привычка делать один шаг каждый день может увести нас очень далеко.
Но для этого нужно не останавливаться и делать шаг день за днем.
Надеюсь, эта книга станет верным помощником на пути постижения своих
собственных ритмов и возможностей.
</text:p>
      <text:p text:style-name="Text_20_body">Константин Моренко
</text:p>
      <text:h text:style-name="Heading_20_1" text:outline-level="1" text:is-list-header="false">
<text:bookmark-start text:name="OrgXref.org61f4868"/>
<text:bookmark text:name="org61f4868"/><text:span text:style-name="OrgDone">DONE</text:span> История этой книги
<text:bookmark-end text:name="OrgXref.org61f4868"/></text:h>
      <text:p text:style-name="Text_20_body">История написания этой книги до банальности проста.  Я не мог
заставить себя концентрироваться на одной задаче.  Если что-то меня
увлекало, я попадал "в поток", и дальше действовать было очень легко.
Но "попадать в поток" я не умел.  Это происходило само собой и только
в некоторых видах деятельности.  Чаще всего это было программирование
и написание научных трудов.
</text:p>
      <text:p text:style-name="Text_20_body">Но в жизни мне нужно было сделать еще много чего.  У меня были
амбициозные планы, но я никак не мог приступить к их реализации.  Во
всех задачах была одна и та же проблема — они не мотивировали меня
тратить на них время.  Но тратить его было нужно.
</text:p>
      <text:p text:style-name="Text_20_body">Я несколько раз брался за метод Помидора, расписывал под него весь
свой день.  Результат был, но я быстро выгорал.  Нельзя было
находиться в состоянии концентрации так долго.  Просто "наступала
лень" и "ничего не хотелось делать".
</text:p>
      <text:p text:style-name="Text_20_body">Тогда я стал изучать планирование времени, тут уже были "В работу с
головой" и "Одна вещь".  И еще много других книг.  Но я никак не мог
соединить их воедино.  Метод Помидора сам по себе хорош, но он совсем
не помогает в целенаправленности (как методы постановки целей) и в
систематической работе (как привычки).  Он позволяет наладить ритмы
работы и отдыха.
</text:p>
      <text:p text:style-name="Text_20_body">Чтобы систематизировать все эти знания, я взялся за книгу.  В
некоторых местах она более подробная, в других — более схематичная.
Ее главная задача — дать общее представление о методе работы,
поделиться личным опытом и размышлениями и показать связь метода
ритмичной работы со всеми остальными частями нашей жизни.
</text:p>
      <text:p text:style-name="Text_20_body">Одна эта книга не заполнит все эти пробелы, но она не только объясняет
метод ритмичной работы, но и показывает его связь со всеми окружающими
его структурами: планированием, привычками и организацией рабочего
пространства.
</text:p>
      <text:p text:style-name="Text_20_body">Отдельная история с таймером.  Я не фанат механических игрушек, я
предпочитаю иметь как можно меньше вещей.  В наше время найти
программу-таймер не составляет никакого труда.  Но найти подходящую
программу-таймер — целое дело.
</text:p>
      <text:p text:style-name="Text_20_body">Я перепробовал много разных бесплатных таймеров.  И ни один из них
меня не устроил.  Во всех из них была какая-нибудь проблема.  Но
главной загвоздкой было то, что ни один из них не был настроен на
хорошее управление с клавиатуры.  Так появился мой собственный таймер
<text:a xlink:type="simple" xlink:href="https://timer.konstantin-morenko.ru">https://timer.konstantin-morenko.ru</text:a>.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
    <meta:initial-creator/>
    <dc:date>2022-09-04T10:27:50</dc:date>
    <meta:creation-date>2022-09-04T10:27:50</meta:creation-date>
    <meta:generator>Emacs 28.1 (Org mode 9.5.2)</meta:generator>
    <meta:keyword/>
    <dc:subject/>
    <dc:title>КНИГА</dc:title>
  </office:meta>
</office:document-meta>
</file>